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736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ATLAS gemv</text:p>
          </table:table-cell>
          <table:table-cell/>
          <table:table-cell table:style-name="ce2" office:value-type="string" calcext:value-type="string" table:number-columns-spanned="3" table:number-rows-spanned="1">
            <text:p>One iteration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101 Iterations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Estimated dgemv cost</text:p>
          </table:table-cell>
          <table:covered-table-cell table:number-columns-repeated="2"/>
        </table:table-row>
        <table:table-row table:style-name="ro1">
          <table:table-cell table:number-columns-repeated="9"/>
          <table:table-cell table:style-name="ce4" office:value-type="string" calcext:value-type="string">
            <text:p>&amp;A</text:p>
          </table:table-cell>
          <table:table-cell table:style-name="ce5" office:value-type="string" calcext:value-type="string" table:number-columns-spanned="3" table:number-rows-spanned="1">
            <text:p>0x2aaaad185010</text:p>
          </table:table-cell>
          <table:covered-table-cell table:number-columns-repeated="2"/>
        </table:table-row>
        <table:table-row table:style-name="ro1">
          <table:table-cell table:number-columns-repeated="9"/>
          <table:table-cell table:style-name="ce4" office:value-type="string" calcext:value-type="string">
            <text:p>&amp;b</text:p>
          </table:table-cell>
          <table:table-cell table:style-name="ce4" office:value-type="string" calcext:value-type="string">
            <text:p>0x604f30</text:p>
          </table:table-cell>
          <table:table-cell table:style-name="ce4" office:value-type="string" calcext:value-type="string">
            <text:p>0x605340</text:p>
          </table:table-cell>
          <table:table-cell table:style-name="ce4" office:value-type="string" calcext:value-type="string">
            <text:p>0x605740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&amp;c</text:p>
          </table:table-cell>
          <table:table-cell table:style-name="ce4" office:value-type="string" calcext:value-type="string">
            <text:p>0x614f40</text:p>
          </table:table-cell>
          <table:table-cell table:style-name="ce4" office:value-type="string" calcext:value-type="string">
            <text:p>0x615350</text:p>
          </table:table-cell>
          <table:table-cell table:style-name="ce4" office:value-type="string" calcext:value-type="string">
            <text:p>0x615750</text:p>
          </table:table-cell>
        </table:table-row>
        <table:table-row table:style-name="ro1">
          <table:table-cell table:style-name="ce1" office:value-type="string" calcext:value-type="string">
            <text:p>Performance counter</text:p>
          </table:table-cell>
          <table:table-cell table:style-name="ce1" office:value-type="string" calcext:value-type="string">
            <text:p>Mnemonic</text:p>
          </table:table-cell>
          <table:table-cell table:style-name="ce3" office:value-type="string" calcext:value-type="string">
            <text:p>(a)</text:p>
          </table:table-cell>
          <table:table-cell table:style-name="ce3" office:value-type="string" calcext:value-type="string">
            <text:p>(b)</text:p>
          </table:table-cell>
          <table:table-cell table:style-name="ce3" office:value-type="string" calcext:value-type="string">
            <text:p>(c)</text:p>
          </table:table-cell>
          <table:table-cell table:style-name="ce1"/>
          <table:table-cell table:style-name="ce3" office:value-type="string" calcext:value-type="string">
            <text:p>(a)</text:p>
          </table:table-cell>
          <table:table-cell table:style-name="ce3" office:value-type="string" calcext:value-type="string">
            <text:p>(b)</text:p>
          </table:table-cell>
          <table:table-cell table:style-name="ce3" office:value-type="string" calcext:value-type="string">
            <text:p>(c)</text:p>
          </table:table-cell>
          <table:table-cell/>
          <table:table-cell table:style-name="ce3" office:value-type="string" calcext:value-type="string">
            <text:p>(a)</text:p>
          </table:table-cell>
          <table:table-cell table:style-name="ce3" office:value-type="string" calcext:value-type="string">
            <text:p>(b)</text:p>
          </table:table-cell>
          <table:table-cell table:style-name="ce3" office:value-type="string" calcext:value-type="string">
            <text:p>(c)</text:p>
          </table:table-cell>
        </table:table-row>
        <table:table-row table:style-name="ro1">
          <table:table-cell office:value-type="string" calcext:value-type="string">
            <text:p>LD_BLOCKS.STORE_FORWARD</text:p>
          </table:table-cell>
          <table:table-cell office:value-type="string" calcext:value-type="string">
            <text:p>r0203:u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ROUND(([.G6]-[.C6])/99)" office:value-type="float" office:value="-0" calcext:value-type="float">
            <text:p>0</text:p>
          </table:table-cell>
          <table:table-cell table:formula="of:=ROUND(([.H6]-[.D6])/99)" office:value-type="float" office:value="0" calcext:value-type="float">
            <text:p>0</text:p>
          </table:table-cell>
          <table:table-cell table:formula="of:=ROUND(([.I6]-[.E6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_BLOCKS.NO_SR</text:p>
          </table:table-cell>
          <table:table-cell office:value-type="string" calcext:value-type="string">
            <text:p>r0803: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ROUND(([.G7]-[.C7])/99)" office:value-type="float" office:value="0" calcext:value-type="float">
            <text:p>0</text:p>
          </table:table-cell>
          <table:table-cell table:formula="of:=ROUND(([.H7]-[.D7])/99)" office:value-type="float" office:value="0" calcext:value-type="float">
            <text:p>0</text:p>
          </table:table-cell>
          <table:table-cell table:formula="of:=ROUND(([.I7]-[.E7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ALIGN_MEM_REF.LOADS</text:p>
          </table:table-cell>
          <table:table-cell office:value-type="string" calcext:value-type="string">
            <text:p>r0105:u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ROUND(([.G8]-[.C8])/99)" office:value-type="float" office:value="-0" calcext:value-type="float">
            <text:p>0</text:p>
          </table:table-cell>
          <table:table-cell table:formula="of:=ROUND(([.H8]-[.D8])/99)" office:value-type="float" office:value="0" calcext:value-type="float">
            <text:p>0</text:p>
          </table:table-cell>
          <table:table-cell table:formula="of:=ROUND(([.I8]-[.E8])/99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MISALIGN_MEM_REF.STORES</text:p>
          </table:table-cell>
          <table:table-cell office:value-type="string" calcext:value-type="string">
            <text:p>r0205:u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ROUND(([.G9]-[.C9])/99)" office:value-type="float" office:value="-0" calcext:value-type="float">
            <text:p>0</text:p>
          </table:table-cell>
          <table:table-cell table:formula="of:=ROUND(([.H9]-[.D9])/99)" office:value-type="float" office:value="0" calcext:value-type="float">
            <text:p>0</text:p>
          </table:table-cell>
          <table:table-cell table:formula="of:=ROUND(([.I9]-[.E9])/99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LD_BLOCKS_PARTIAL.ADDRESS_ALIAS</text:p>
          </table:table-cell>
          <table:table-cell office:value-type="string" calcext:value-type="string">
            <text:p>r0107:u</text:p>
          </table:table-cell>
          <table:table-cell office:value-type="float" office:value="904708" calcext:value-type="float">
            <text:p>904708</text:p>
          </table:table-cell>
          <table:table-cell office:value-type="float" office:value="903716" calcext:value-type="float">
            <text:p>903716</text:p>
          </table:table-cell>
          <table:table-cell office:value-type="float" office:value="902301" calcext:value-type="float">
            <text:p>902301</text:p>
          </table:table-cell>
          <table:table-cell/>
          <table:table-cell office:value-type="float" office:value="1251704" calcext:value-type="float">
            <text:p>1251704</text:p>
          </table:table-cell>
          <table:table-cell office:value-type="float" office:value="1201980" calcext:value-type="float">
            <text:p>1201980</text:p>
          </table:table-cell>
          <table:table-cell office:value-type="float" office:value="1232659" calcext:value-type="float">
            <text:p>1232659</text:p>
          </table:table-cell>
          <table:table-cell/>
          <table:table-cell table:formula="of:=ROUND(([.G10]-[.C10])/99)" office:value-type="float" office:value="3505" calcext:value-type="float">
            <text:p>3505</text:p>
          </table:table-cell>
          <table:table-cell table:formula="of:=ROUND(([.H10]-[.D10])/99)" office:value-type="float" office:value="3013" calcext:value-type="float">
            <text:p>3013</text:p>
          </table:table-cell>
          <table:table-cell table:formula="of:=ROUND(([.I10]-[.E10])/99)" office:value-type="float" office:value="3337" calcext:value-type="float">
            <text:p>3337</text:p>
          </table:table-cell>
        </table:table-row>
        <table:table-row table:style-name="ro1">
          <table:table-cell office:value-type="string" calcext:value-type="string">
            <text:p>DTLB_LOAD_MISSES.MISS_CAUSES_A_WALK</text:p>
          </table:table-cell>
          <table:table-cell office:value-type="string" calcext:value-type="string">
            <text:p>r0108:u</text:p>
          </table:table-cell>
          <table:table-cell office:value-type="float" office:value="96790" calcext:value-type="float">
            <text:p>96790</text:p>
          </table:table-cell>
          <table:table-cell office:value-type="float" office:value="97208" calcext:value-type="float">
            <text:p>97208</text:p>
          </table:table-cell>
          <table:table-cell office:value-type="float" office:value="98295" calcext:value-type="float">
            <text:p>98295</text:p>
          </table:table-cell>
          <table:table-cell/>
          <table:table-cell office:value-type="float" office:value="9431369" calcext:value-type="float">
            <text:p>9431369</text:p>
          </table:table-cell>
          <table:table-cell office:value-type="float" office:value="9400307" calcext:value-type="float">
            <text:p>9400307</text:p>
          </table:table-cell>
          <table:table-cell office:value-type="float" office:value="9499925" calcext:value-type="float">
            <text:p>9499925</text:p>
          </table:table-cell>
          <table:table-cell/>
          <table:table-cell table:formula="of:=ROUND(([.G11]-[.C11])/99)" office:value-type="float" office:value="94289" calcext:value-type="float">
            <text:p>94289</text:p>
          </table:table-cell>
          <table:table-cell table:formula="of:=ROUND(([.H11]-[.D11])/99)" office:value-type="float" office:value="93971" calcext:value-type="float">
            <text:p>93971</text:p>
          </table:table-cell>
          <table:table-cell table:formula="of:=ROUND(([.I11]-[.E11])/99)" office:value-type="float" office:value="94966" calcext:value-type="float">
            <text:p>94966</text:p>
          </table:table-cell>
        </table:table-row>
        <table:table-row table:style-name="ro1">
          <table:table-cell office:value-type="string" calcext:value-type="string">
            <text:p>DTLB_LOAD_MISSES.WALK_COMPLETED_4K</text:p>
          </table:table-cell>
          <table:table-cell office:value-type="string" calcext:value-type="string">
            <text:p>r0208:u</text:p>
          </table:table-cell>
          <table:table-cell office:value-type="float" office:value="96295" calcext:value-type="float">
            <text:p>96295</text:p>
          </table:table-cell>
          <table:table-cell office:value-type="float" office:value="96723" calcext:value-type="float">
            <text:p>96723</text:p>
          </table:table-cell>
          <table:table-cell office:value-type="float" office:value="97781" calcext:value-type="float">
            <text:p>97781</text:p>
          </table:table-cell>
          <table:table-cell/>
          <table:table-cell office:value-type="float" office:value="9429567" calcext:value-type="float">
            <text:p>9429567</text:p>
          </table:table-cell>
          <table:table-cell office:value-type="float" office:value="9396792" calcext:value-type="float">
            <text:p>9396792</text:p>
          </table:table-cell>
          <table:table-cell office:value-type="float" office:value="9488918" calcext:value-type="float">
            <text:p>9488918</text:p>
          </table:table-cell>
          <table:table-cell/>
          <table:table-cell table:formula="of:=ROUND(([.G12]-[.C12])/99)" office:value-type="float" office:value="94275" calcext:value-type="float">
            <text:p>94275</text:p>
          </table:table-cell>
          <table:table-cell table:formula="of:=ROUND(([.H12]-[.D12])/99)" office:value-type="float" office:value="93940" calcext:value-type="float">
            <text:p>93940</text:p>
          </table:table-cell>
          <table:table-cell table:formula="of:=ROUND(([.I12]-[.E12])/99)" office:value-type="float" office:value="94860" calcext:value-type="float">
            <text:p>94860</text:p>
          </table:table-cell>
        </table:table-row>
        <table:table-row table:style-name="ro1">
          <table:table-cell office:value-type="string" calcext:value-type="string">
            <text:p>DTLB_LOAD_MISSES.WALK_COMPLETED_2M_4M</text:p>
          </table:table-cell>
          <table:table-cell office:value-type="string" calcext:value-type="string">
            <text:p>r0408: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ROUND(([.G13]-[.C13])/99)" office:value-type="float" office:value="0" calcext:value-type="float">
            <text:p>0</text:p>
          </table:table-cell>
          <table:table-cell table:formula="of:=ROUND(([.H13]-[.D13])/99)" office:value-type="float" office:value="0" calcext:value-type="float">
            <text:p>0</text:p>
          </table:table-cell>
          <table:table-cell table:formula="of:=ROUND(([.I13]-[.E13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LOAD_MISSES.WALK_COMPLETED</text:p>
          </table:table-cell>
          <table:table-cell office:value-type="string" calcext:value-type="string">
            <text:p>r0e08:u</text:p>
          </table:table-cell>
          <table:table-cell office:value-type="float" office:value="97908" calcext:value-type="float">
            <text:p>97908</text:p>
          </table:table-cell>
          <table:table-cell office:value-type="float" office:value="96436" calcext:value-type="float">
            <text:p>96436</text:p>
          </table:table-cell>
          <table:table-cell office:value-type="float" office:value="96785" calcext:value-type="float">
            <text:p>96785</text:p>
          </table:table-cell>
          <table:table-cell/>
          <table:table-cell office:value-type="float" office:value="9376479" calcext:value-type="float">
            <text:p>9376479</text:p>
          </table:table-cell>
          <table:table-cell office:value-type="float" office:value="9373413" calcext:value-type="float">
            <text:p>9373413</text:p>
          </table:table-cell>
          <table:table-cell office:value-type="float" office:value="9457290" calcext:value-type="float">
            <text:p>9457290</text:p>
          </table:table-cell>
          <table:table-cell/>
          <table:table-cell table:formula="of:=ROUND(([.G14]-[.C14])/99)" office:value-type="float" office:value="93723" calcext:value-type="float">
            <text:p>93723</text:p>
          </table:table-cell>
          <table:table-cell table:formula="of:=ROUND(([.H14]-[.D14])/99)" office:value-type="float" office:value="93707" calcext:value-type="float">
            <text:p>93707</text:p>
          </table:table-cell>
          <table:table-cell table:formula="of:=ROUND(([.I14]-[.E14])/99)" office:value-type="float" office:value="94551" calcext:value-type="float">
            <text:p>94551</text:p>
          </table:table-cell>
        </table:table-row>
        <table:table-row table:style-name="ro1">
          <table:table-cell office:value-type="string" calcext:value-type="string">
            <text:p>DTLB_LOAD_MISSES.WALK_DURATION</text:p>
          </table:table-cell>
          <table:table-cell office:value-type="string" calcext:value-type="string">
            <text:p>r1008:u</text:p>
          </table:table-cell>
          <table:table-cell office:value-type="float" office:value="3764850" calcext:value-type="float">
            <text:p>3764850</text:p>
          </table:table-cell>
          <table:table-cell office:value-type="float" office:value="3444343" calcext:value-type="float">
            <text:p>3444343</text:p>
          </table:table-cell>
          <table:table-cell office:value-type="float" office:value="3551614" calcext:value-type="float">
            <text:p>3551614</text:p>
          </table:table-cell>
          <table:table-cell/>
          <table:table-cell office:value-type="float" office:value="311836327" calcext:value-type="float">
            <text:p>311836327</text:p>
          </table:table-cell>
          <table:table-cell office:value-type="float" office:value="349468169" calcext:value-type="float">
            <text:p>349468169</text:p>
          </table:table-cell>
          <table:table-cell office:value-type="float" office:value="363999077" calcext:value-type="float">
            <text:p>363999077</text:p>
          </table:table-cell>
          <table:table-cell/>
          <table:table-cell table:formula="of:=ROUND(([.G15]-[.C15])/99)" office:value-type="float" office:value="3111833" calcext:value-type="float">
            <text:p>3111833</text:p>
          </table:table-cell>
          <table:table-cell table:formula="of:=ROUND(([.H15]-[.D15])/99)" office:value-type="float" office:value="3495190" calcext:value-type="float">
            <text:p>3495190</text:p>
          </table:table-cell>
          <table:table-cell table:formula="of:=ROUND(([.I15]-[.E15])/99)" office:value-type="float" office:value="3640883" calcext:value-type="float">
            <text:p>3640883</text:p>
          </table:table-cell>
        </table:table-row>
        <table:table-row table:style-name="ro1">
          <table:table-cell office:value-type="string" calcext:value-type="string">
            <text:p>DTLB_LOAD_MISSES.STLB_HIT_4K</text:p>
          </table:table-cell>
          <table:table-cell office:value-type="string" calcext:value-type="string">
            <text:p>r2008:u</text:p>
          </table:table-cell>
          <table:table-cell office:value-type="float" office:value="177507" calcext:value-type="float">
            <text:p>177507</text:p>
          </table:table-cell>
          <table:table-cell office:value-type="float" office:value="183177" calcext:value-type="float">
            <text:p>183177</text:p>
          </table:table-cell>
          <table:table-cell office:value-type="float" office:value="179228" calcext:value-type="float">
            <text:p>179228</text:p>
          </table:table-cell>
          <table:table-cell/>
          <table:table-cell office:value-type="float" office:value="16616713" calcext:value-type="float">
            <text:p>16616713</text:p>
          </table:table-cell>
          <table:table-cell office:value-type="float" office:value="17103331" calcext:value-type="float">
            <text:p>17103331</text:p>
          </table:table-cell>
          <table:table-cell office:value-type="float" office:value="17118825" calcext:value-type="float">
            <text:p>17118825</text:p>
          </table:table-cell>
          <table:table-cell/>
          <table:table-cell table:formula="of:=ROUND(([.G16]-[.C16])/99)" office:value-type="float" office:value="166053" calcext:value-type="float">
            <text:p>166053</text:p>
          </table:table-cell>
          <table:table-cell table:formula="of:=ROUND(([.H16]-[.D16])/99)" office:value-type="float" office:value="170911" calcext:value-type="float">
            <text:p>170911</text:p>
          </table:table-cell>
          <table:table-cell table:formula="of:=ROUND(([.I16]-[.E16])/99)" office:value-type="float" office:value="171107" calcext:value-type="float">
            <text:p>171107</text:p>
          </table:table-cell>
        </table:table-row>
        <table:table-row table:style-name="ro1">
          <table:table-cell office:value-type="string" calcext:value-type="string">
            <text:p>DTLB_LOAD_MISSES.STLB_HIT_2M</text:p>
          </table:table-cell>
          <table:table-cell office:value-type="string" calcext:value-type="string">
            <text:p>r4008: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ROUND(([.G17]-[.C17])/99)" office:value-type="float" office:value="0" calcext:value-type="float">
            <text:p>0</text:p>
          </table:table-cell>
          <table:table-cell table:formula="of:=ROUND(([.H17]-[.D17])/99)" office:value-type="float" office:value="0" calcext:value-type="float">
            <text:p>0</text:p>
          </table:table-cell>
          <table:table-cell table:formula="of:=ROUND(([.I17]-[.E17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LOAD_MISSES.STLB_HIT</text:p>
          </table:table-cell>
          <table:table-cell office:value-type="string" calcext:value-type="string">
            <text:p>r6008:u</text:p>
          </table:table-cell>
          <table:table-cell office:value-type="float" office:value="175051" calcext:value-type="float">
            <text:p>175051</text:p>
          </table:table-cell>
          <table:table-cell office:value-type="float" office:value="181337" calcext:value-type="float">
            <text:p>181337</text:p>
          </table:table-cell>
          <table:table-cell office:value-type="float" office:value="179579" calcext:value-type="float">
            <text:p>179579</text:p>
          </table:table-cell>
          <table:table-cell/>
          <table:table-cell office:value-type="float" office:value="16415119" calcext:value-type="float">
            <text:p>16415119</text:p>
          </table:table-cell>
          <table:table-cell office:value-type="float" office:value="17122658" calcext:value-type="float">
            <text:p>17122658</text:p>
          </table:table-cell>
          <table:table-cell office:value-type="float" office:value="17124088" calcext:value-type="float">
            <text:p>17124088</text:p>
          </table:table-cell>
          <table:table-cell/>
          <table:table-cell table:formula="of:=ROUND(([.G18]-[.C18])/99)" office:value-type="float" office:value="164041" calcext:value-type="float">
            <text:p>164041</text:p>
          </table:table-cell>
          <table:table-cell table:formula="of:=ROUND(([.H18]-[.D18])/99)" office:value-type="float" office:value="171124" calcext:value-type="float">
            <text:p>171124</text:p>
          </table:table-cell>
          <table:table-cell table:formula="of:=ROUND(([.I18]-[.E18])/99)" office:value-type="float" office:value="171157" calcext:value-type="float">
            <text:p>171157</text:p>
          </table:table-cell>
        </table:table-row>
        <table:table-row table:style-name="ro1">
          <table:table-cell office:value-type="string" calcext:value-type="string">
            <text:p>DTLB_LOAD_MISSES.PDE_CACHE_MISS</text:p>
          </table:table-cell>
          <table:table-cell office:value-type="string" calcext:value-type="string">
            <text:p>r8008:u</text:p>
          </table:table-cell>
          <table:table-cell office:value-type="float" office:value="2757" calcext:value-type="float">
            <text:p>2757</text:p>
          </table:table-cell>
          <table:table-cell office:value-type="float" office:value="2488" calcext:value-type="float">
            <text:p>2488</text:p>
          </table:table-cell>
          <table:table-cell office:value-type="float" office:value="2638" calcext:value-type="float">
            <text:p>2638</text:p>
          </table:table-cell>
          <table:table-cell/>
          <table:table-cell office:value-type="float" office:value="109586" calcext:value-type="float">
            <text:p>109586</text:p>
          </table:table-cell>
          <table:table-cell office:value-type="float" office:value="111385" calcext:value-type="float">
            <text:p>111385</text:p>
          </table:table-cell>
          <table:table-cell office:value-type="float" office:value="109028" calcext:value-type="float">
            <text:p>109028</text:p>
          </table:table-cell>
          <table:table-cell/>
          <table:table-cell table:formula="of:=ROUND(([.G19]-[.C19])/99)" office:value-type="float" office:value="1079" calcext:value-type="float">
            <text:p>1079</text:p>
          </table:table-cell>
          <table:table-cell table:formula="of:=ROUND(([.H19]-[.D19])/99)" office:value-type="float" office:value="1100" calcext:value-type="float">
            <text:p>1100</text:p>
          </table:table-cell>
          <table:table-cell table:formula="of:=ROUND(([.I19]-[.E19])/99)"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INT_MISC.RECOVERY_CYCLES</text:p>
          </table:table-cell>
          <table:table-cell office:value-type="string" calcext:value-type="string">
            <text:p>r030d:u</text:p>
          </table:table-cell>
          <table:table-cell office:value-type="float" office:value="18825393" calcext:value-type="float">
            <text:p>18825393</text:p>
          </table:table-cell>
          <table:table-cell office:value-type="float" office:value="18752196" calcext:value-type="float">
            <text:p>18752196</text:p>
          </table:table-cell>
          <table:table-cell office:value-type="float" office:value="18771017" calcext:value-type="float">
            <text:p>18771017</text:p>
          </table:table-cell>
          <table:table-cell/>
          <table:table-cell office:value-type="float" office:value="28712185" calcext:value-type="float">
            <text:p>28712185</text:p>
          </table:table-cell>
          <table:table-cell office:value-type="float" office:value="32163357" calcext:value-type="float">
            <text:p>32163357</text:p>
          </table:table-cell>
          <table:table-cell office:value-type="float" office:value="31083232" calcext:value-type="float">
            <text:p>31083232</text:p>
          </table:table-cell>
          <table:table-cell/>
          <table:table-cell table:formula="of:=ROUND(([.G20]-[.C20])/99)" office:value-type="float" office:value="99867" calcext:value-type="float">
            <text:p>99867</text:p>
          </table:table-cell>
          <table:table-cell table:formula="of:=ROUND(([.H20]-[.D20])/99)" office:value-type="float" office:value="135466" calcext:value-type="float">
            <text:p>135466</text:p>
          </table:table-cell>
          <table:table-cell table:formula="of:=ROUND(([.I20]-[.E20])/99)" office:value-type="float" office:value="124366" calcext:value-type="float">
            <text:p>124366</text:p>
          </table:table-cell>
        </table:table-row>
        <table:table-row table:style-name="ro1">
          <table:table-cell office:value-type="string" calcext:value-type="string">
            <text:p>UOPS_ISSUED.ANY</text:p>
          </table:table-cell>
          <table:table-cell office:value-type="string" calcext:value-type="string">
            <text:p>r010e:u</text:p>
          </table:table-cell>
          <table:table-cell office:value-type="float" office:value="5477472019" calcext:value-type="float">
            <text:p>5477472019</text:p>
          </table:table-cell>
          <table:table-cell office:value-type="float" office:value="5476286229" calcext:value-type="float">
            <text:p>5476286229</text:p>
          </table:table-cell>
          <table:table-cell office:value-type="float" office:value="5476708877" calcext:value-type="float">
            <text:p>5476708877</text:p>
          </table:table-cell>
          <table:table-cell/>
          <table:table-cell office:value-type="float" office:value="32130066305" calcext:value-type="float">
            <text:p>32130066305</text:p>
          </table:table-cell>
          <table:table-cell office:value-type="float" office:value="32195257640" calcext:value-type="float">
            <text:p>32195257640</text:p>
          </table:table-cell>
          <table:table-cell office:value-type="float" office:value="32189047921" calcext:value-type="float">
            <text:p>32189047921</text:p>
          </table:table-cell>
          <table:table-cell/>
          <table:table-cell table:formula="of:=ROUND(([.G21]-[.C21])/99)" office:value-type="float" office:value="269218124" calcext:value-type="float">
            <text:p>269218124</text:p>
          </table:table-cell>
          <table:table-cell table:formula="of:=ROUND(([.H21]-[.D21])/99)" office:value-type="float" office:value="269888600" calcext:value-type="float">
            <text:p>269888600</text:p>
          </table:table-cell>
          <table:table-cell table:formula="of:=ROUND(([.I21]-[.E21])/99)" office:value-type="float" office:value="269821607" calcext:value-type="float">
            <text:p>269821607</text:p>
          </table:table-cell>
        </table:table-row>
        <table:table-row table:style-name="ro1">
          <table:table-cell office:value-type="string" calcext:value-type="string">
            <text:p>UOPS_ISSUED.FLAGS_MERGE</text:p>
          </table:table-cell>
          <table:table-cell office:value-type="string" calcext:value-type="string">
            <text:p>r100e:u</text:p>
          </table:table-cell>
          <table:table-cell office:value-type="float" office:value="67605267" calcext:value-type="float">
            <text:p>67605267</text:p>
          </table:table-cell>
          <table:table-cell office:value-type="float" office:value="67601774" calcext:value-type="float">
            <text:p>67601774</text:p>
          </table:table-cell>
          <table:table-cell office:value-type="float" office:value="67596337" calcext:value-type="float">
            <text:p>67596337</text:p>
          </table:table-cell>
          <table:table-cell/>
          <table:table-cell office:value-type="float" office:value="67600590" calcext:value-type="float">
            <text:p>67600590</text:p>
          </table:table-cell>
          <table:table-cell office:value-type="float" office:value="67601430" calcext:value-type="float">
            <text:p>67601430</text:p>
          </table:table-cell>
          <table:table-cell office:value-type="float" office:value="67602622" calcext:value-type="float">
            <text:p>67602622</text:p>
          </table:table-cell>
          <table:table-cell/>
          <table:table-cell table:formula="of:=ROUND(([.G22]-[.C22])/99)" office:value-type="float" office:value="-47" calcext:value-type="float">
            <text:p>-47</text:p>
          </table:table-cell>
          <table:table-cell table:formula="of:=ROUND(([.H22]-[.D22])/99)" office:value-type="float" office:value="-3" calcext:value-type="float">
            <text:p>-3</text:p>
          </table:table-cell>
          <table:table-cell table:formula="of:=ROUND(([.I22]-[.E22])/99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OPS_ISSUED.SLOW_LEA</text:p>
          </table:table-cell>
          <table:table-cell office:value-type="string" calcext:value-type="string">
            <text:p>r200e:u</text:p>
          </table:table-cell>
          <table:table-cell office:value-type="float" office:value="68286251" calcext:value-type="float">
            <text:p>68286251</text:p>
          </table:table-cell>
          <table:table-cell office:value-type="float" office:value="68281236" calcext:value-type="float">
            <text:p>68281236</text:p>
          </table:table-cell>
          <table:table-cell office:value-type="float" office:value="68269522" calcext:value-type="float">
            <text:p>68269522</text:p>
          </table:table-cell>
          <table:table-cell/>
          <table:table-cell office:value-type="float" office:value="68278609" calcext:value-type="float">
            <text:p>68278609</text:p>
          </table:table-cell>
          <table:table-cell office:value-type="float" office:value="68284062" calcext:value-type="float">
            <text:p>68284062</text:p>
          </table:table-cell>
          <table:table-cell office:value-type="float" office:value="68284708" calcext:value-type="float">
            <text:p>68284708</text:p>
          </table:table-cell>
          <table:table-cell/>
          <table:table-cell table:formula="of:=ROUND(([.G23]-[.C23])/99)" office:value-type="float" office:value="-77" calcext:value-type="float">
            <text:p>-77</text:p>
          </table:table-cell>
          <table:table-cell table:formula="of:=ROUND(([.H23]-[.D23])/99)" office:value-type="float" office:value="29" calcext:value-type="float">
            <text:p>29</text:p>
          </table:table-cell>
          <table:table-cell table:formula="of:=ROUND(([.I23]-[.E23])/99)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UOPS_ISSUED.SiNGLE_MUL</text:p>
          </table:table-cell>
          <table:table-cell office:value-type="string" calcext:value-type="string">
            <text:p>r400e: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ROUND(([.G24]-[.C24])/99)" office:value-type="float" office:value="0" calcext:value-type="float">
            <text:p>0</text:p>
          </table:table-cell>
          <table:table-cell table:formula="of:=ROUND(([.H24]-[.D24])/99)" office:value-type="float" office:value="0" calcext:value-type="float">
            <text:p>0</text:p>
          </table:table-cell>
          <table:table-cell table:formula="of:=ROUND(([.I24]-[.E24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_RQSTS.DEMAND_DATA_RD_MISS</text:p>
          </table:table-cell>
          <table:table-cell office:value-type="string" calcext:value-type="string">
            <text:p>r2124:u</text:p>
          </table:table-cell>
          <table:table-cell office:value-type="float" office:value="1833328" calcext:value-type="float">
            <text:p>1833328</text:p>
          </table:table-cell>
          <table:table-cell office:value-type="float" office:value="1875578" calcext:value-type="float">
            <text:p>1875578</text:p>
          </table:table-cell>
          <table:table-cell office:value-type="float" office:value="1886277" calcext:value-type="float">
            <text:p>1886277</text:p>
          </table:table-cell>
          <table:table-cell/>
          <table:table-cell office:value-type="float" office:value="182599899" calcext:value-type="float">
            <text:p>182599899</text:p>
          </table:table-cell>
          <table:table-cell office:value-type="float" office:value="180387372" calcext:value-type="float">
            <text:p>180387372</text:p>
          </table:table-cell>
          <table:table-cell office:value-type="float" office:value="175156538" calcext:value-type="float">
            <text:p>175156538</text:p>
          </table:table-cell>
          <table:table-cell/>
          <table:table-cell table:formula="of:=ROUND(([.G25]-[.C25])/99)" office:value-type="float" office:value="1825925" calcext:value-type="float">
            <text:p>1825925</text:p>
          </table:table-cell>
          <table:table-cell table:formula="of:=ROUND(([.H25]-[.D25])/99)" office:value-type="float" office:value="1803149" calcext:value-type="float">
            <text:p>1803149</text:p>
          </table:table-cell>
          <table:table-cell table:formula="of:=ROUND(([.I25]-[.E25])/99)" office:value-type="float" office:value="1750205" calcext:value-type="float">
            <text:p>1750205</text:p>
          </table:table-cell>
        </table:table-row>
        <table:table-row table:style-name="ro1">
          <table:table-cell office:value-type="string" calcext:value-type="string">
            <text:p>L2_RQSTS.DEMAND_DATA_RD_HIT</text:p>
          </table:table-cell>
          <table:table-cell office:value-type="string" calcext:value-type="string">
            <text:p>r4124:u</text:p>
          </table:table-cell>
          <table:table-cell office:value-type="float" office:value="2085214" calcext:value-type="float">
            <text:p>2085214</text:p>
          </table:table-cell>
          <table:table-cell office:value-type="float" office:value="2028720" calcext:value-type="float">
            <text:p>2028720</text:p>
          </table:table-cell>
          <table:table-cell office:value-type="float" office:value="2028797" calcext:value-type="float">
            <text:p>2028797</text:p>
          </table:table-cell>
          <table:table-cell/>
          <table:table-cell office:value-type="float" office:value="205842384" calcext:value-type="float">
            <text:p>205842384</text:p>
          </table:table-cell>
          <table:table-cell office:value-type="float" office:value="189952134" calcext:value-type="float">
            <text:p>189952134</text:p>
          </table:table-cell>
          <table:table-cell office:value-type="float" office:value="186123219" calcext:value-type="float">
            <text:p>186123219</text:p>
          </table:table-cell>
          <table:table-cell/>
          <table:table-cell table:formula="of:=ROUND(([.G26]-[.C26])/99)" office:value-type="float" office:value="2058153" calcext:value-type="float">
            <text:p>2058153</text:p>
          </table:table-cell>
          <table:table-cell table:formula="of:=ROUND(([.H26]-[.D26])/99)" office:value-type="float" office:value="1898216" calcext:value-type="float">
            <text:p>1898216</text:p>
          </table:table-cell>
          <table:table-cell table:formula="of:=ROUND(([.I26]-[.E26])/99)" office:value-type="float" office:value="1859540" calcext:value-type="float">
            <text:p>1859540</text:p>
          </table:table-cell>
        </table:table-row>
        <table:table-row table:style-name="ro1">
          <table:table-cell office:value-type="string" calcext:value-type="string">
            <text:p>L2_RQSTS.ALL_DEMAND_DATA_RD</text:p>
          </table:table-cell>
          <table:table-cell office:value-type="string" calcext:value-type="string">
            <text:p>re124:u</text:p>
          </table:table-cell>
          <table:table-cell office:value-type="float" office:value="5541591" calcext:value-type="float">
            <text:p>5541591</text:p>
          </table:table-cell>
          <table:table-cell office:value-type="float" office:value="3991450" calcext:value-type="float">
            <text:p>3991450</text:p>
          </table:table-cell>
          <table:table-cell office:value-type="float" office:value="3980997" calcext:value-type="float">
            <text:p>3980997</text:p>
          </table:table-cell>
          <table:table-cell/>
          <table:table-cell office:value-type="float" office:value="549462913" calcext:value-type="float">
            <text:p>549462913</text:p>
          </table:table-cell>
          <table:table-cell office:value-type="float" office:value="376679361" calcext:value-type="float">
            <text:p>376679361</text:p>
          </table:table-cell>
          <table:table-cell office:value-type="float" office:value="371375291" calcext:value-type="float">
            <text:p>371375291</text:p>
          </table:table-cell>
          <table:table-cell/>
          <table:table-cell table:formula="of:=ROUND(([.G27]-[.C27])/99)" office:value-type="float" office:value="5494155" calcext:value-type="float">
            <text:p>5494155</text:p>
          </table:table-cell>
          <table:table-cell table:formula="of:=ROUND(([.H27]-[.D27])/99)" office:value-type="float" office:value="3764524" calcext:value-type="float">
            <text:p>3764524</text:p>
          </table:table-cell>
          <table:table-cell table:formula="of:=ROUND(([.I27]-[.E27])/99)" office:value-type="float" office:value="3711053" calcext:value-type="float">
            <text:p>3711053</text:p>
          </table:table-cell>
        </table:table-row>
        <table:table-row table:style-name="ro1">
          <table:table-cell office:value-type="string" calcext:value-type="string">
            <text:p>L2_RQSTS.RFO_HIT</text:p>
          </table:table-cell>
          <table:table-cell office:value-type="string" calcext:value-type="string">
            <text:p>r4224:u</text:p>
          </table:table-cell>
          <table:table-cell office:value-type="float" office:value="1374" calcext:value-type="float">
            <text:p>1374</text:p>
          </table:table-cell>
          <table:table-cell office:value-type="float" office:value="2522" calcext:value-type="float">
            <text:p>2522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float" office:value="34216" calcext:value-type="float">
            <text:p>34216</text:p>
          </table:table-cell>
          <table:table-cell office:value-type="float" office:value="16511" calcext:value-type="float">
            <text:p>16511</text:p>
          </table:table-cell>
          <table:table-cell office:value-type="float" office:value="6035" calcext:value-type="float">
            <text:p>6035</text:p>
          </table:table-cell>
          <table:table-cell/>
          <table:table-cell table:formula="of:=ROUND(([.G28]-[.C28])/99)" office:value-type="float" office:value="332" calcext:value-type="float">
            <text:p>332</text:p>
          </table:table-cell>
          <table:table-cell table:formula="of:=ROUND(([.H28]-[.D28])/99)" office:value-type="float" office:value="141" calcext:value-type="float">
            <text:p>141</text:p>
          </table:table-cell>
          <table:table-cell table:formula="of:=ROUND(([.I28]-[.E28])/99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2_RQSTS.RFO_MISS</text:p>
          </table:table-cell>
          <table:table-cell office:value-type="string" calcext:value-type="string">
            <text:p>r2224:u</text:p>
          </table:table-cell>
          <table:table-cell office:value-type="float" office:value="12243" calcext:value-type="float">
            <text:p>12243</text:p>
          </table:table-cell>
          <table:table-cell office:value-type="float" office:value="7760" calcext:value-type="float">
            <text:p>7760</text:p>
          </table:table-cell>
          <table:table-cell office:value-type="float" office:value="9202" calcext:value-type="float">
            <text:p>9202</text:p>
          </table:table-cell>
          <table:table-cell/>
          <table:table-cell office:value-type="float" office:value="41402" calcext:value-type="float">
            <text:p>41402</text:p>
          </table:table-cell>
          <table:table-cell office:value-type="float" office:value="103445" calcext:value-type="float">
            <text:p>103445</text:p>
          </table:table-cell>
          <table:table-cell office:value-type="float" office:value="64051" calcext:value-type="float">
            <text:p>64051</text:p>
          </table:table-cell>
          <table:table-cell/>
          <table:table-cell table:formula="of:=ROUND(([.G29]-[.C29])/99)" office:value-type="float" office:value="295" calcext:value-type="float">
            <text:p>295</text:p>
          </table:table-cell>
          <table:table-cell table:formula="of:=ROUND(([.H29]-[.D29])/99)" office:value-type="float" office:value="967" calcext:value-type="float">
            <text:p>967</text:p>
          </table:table-cell>
          <table:table-cell table:formula="of:=ROUND(([.I29]-[.E29])/99)"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L2_RQSTS.ALL_RFO</text:p>
          </table:table-cell>
          <table:table-cell office:value-type="string" calcext:value-type="string">
            <text:p>re224:u</text:p>
          </table:table-cell>
          <table:table-cell office:value-type="float" office:value="13530" calcext:value-type="float">
            <text:p>13530</text:p>
          </table:table-cell>
          <table:table-cell office:value-type="float" office:value="14161" calcext:value-type="float">
            <text:p>14161</text:p>
          </table:table-cell>
          <table:table-cell office:value-type="float" office:value="13415" calcext:value-type="float">
            <text:p>13415</text:p>
          </table:table-cell>
          <table:table-cell/>
          <table:table-cell office:value-type="float" office:value="92008" calcext:value-type="float">
            <text:p>92008</text:p>
          </table:table-cell>
          <table:table-cell office:value-type="float" office:value="82823" calcext:value-type="float">
            <text:p>82823</text:p>
          </table:table-cell>
          <table:table-cell office:value-type="float" office:value="74416" calcext:value-type="float">
            <text:p>74416</text:p>
          </table:table-cell>
          <table:table-cell/>
          <table:table-cell table:formula="of:=ROUND(([.G30]-[.C30])/99)" office:value-type="float" office:value="793" calcext:value-type="float">
            <text:p>793</text:p>
          </table:table-cell>
          <table:table-cell table:formula="of:=ROUND(([.H30]-[.D30])/99)" office:value-type="float" office:value="694" calcext:value-type="float">
            <text:p>694</text:p>
          </table:table-cell>
          <table:table-cell table:formula="of:=ROUND(([.I30]-[.E30])/99)"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L2_RQSTS.CODE_RD_HIT</text:p>
          </table:table-cell>
          <table:table-cell office:value-type="string" calcext:value-type="string">
            <text:p>r4424:u</text:p>
          </table:table-cell>
          <table:table-cell office:value-type="float" office:value="2944" calcext:value-type="float">
            <text:p>2944</text:p>
          </table:table-cell>
          <table:table-cell office:value-type="float" office:value="3936" calcext:value-type="float">
            <text:p>3936</text:p>
          </table:table-cell>
          <table:table-cell office:value-type="float" office:value="3788" calcext:value-type="float">
            <text:p>3788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2932" calcext:value-type="float">
            <text:p>2932</text:p>
          </table:table-cell>
          <table:table-cell office:value-type="float" office:value="3793" calcext:value-type="float">
            <text:p>3793</text:p>
          </table:table-cell>
          <table:table-cell/>
          <table:table-cell table:formula="of:=ROUND(([.G31]-[.C31])/99)" office:value-type="float" office:value="10" calcext:value-type="float">
            <text:p>10</text:p>
          </table:table-cell>
          <table:table-cell table:formula="of:=ROUND(([.H31]-[.D31])/99)" office:value-type="float" office:value="-10" calcext:value-type="float">
            <text:p>-10</text:p>
          </table:table-cell>
          <table:table-cell table:formula="of:=ROUND(([.I31]-[.E31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_RQSTS.CODE_RD_MISS</text:p>
          </table:table-cell>
          <table:table-cell office:value-type="string" calcext:value-type="string">
            <text:p>r2424:u</text:p>
          </table:table-cell>
          <table:table-cell office:value-type="float" office:value="4022" calcext:value-type="float">
            <text:p>4022</text:p>
          </table:table-cell>
          <table:table-cell office:value-type="float" office:value="4804" calcext:value-type="float">
            <text:p>4804</text:p>
          </table:table-cell>
          <table:table-cell office:value-type="float" office:value="4689" calcext:value-type="float">
            <text:p>4689</text:p>
          </table:table-cell>
          <table:table-cell/>
          <table:table-cell office:value-type="float" office:value="23744" calcext:value-type="float">
            <text:p>23744</text:p>
          </table:table-cell>
          <table:table-cell office:value-type="float" office:value="22351" calcext:value-type="float">
            <text:p>22351</text:p>
          </table:table-cell>
          <table:table-cell office:value-type="float" office:value="23808" calcext:value-type="float">
            <text:p>23808</text:p>
          </table:table-cell>
          <table:table-cell/>
          <table:table-cell table:formula="of:=ROUND(([.G32]-[.C32])/99)" office:value-type="float" office:value="199" calcext:value-type="float">
            <text:p>199</text:p>
          </table:table-cell>
          <table:table-cell table:formula="of:=ROUND(([.H32]-[.D32])/99)" office:value-type="float" office:value="177" calcext:value-type="float">
            <text:p>177</text:p>
          </table:table-cell>
          <table:table-cell table:formula="of:=ROUND(([.I32]-[.E32])/99)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L2_RQSTS.ALL_DEMAND_MISS</text:p>
          </table:table-cell>
          <table:table-cell office:value-type="string" calcext:value-type="string">
            <text:p>r2724:u</text:p>
          </table:table-cell>
          <table:table-cell office:value-type="float" office:value="1849336" calcext:value-type="float">
            <text:p>1849336</text:p>
          </table:table-cell>
          <table:table-cell office:value-type="float" office:value="1878013" calcext:value-type="float">
            <text:p>1878013</text:p>
          </table:table-cell>
          <table:table-cell office:value-type="float" office:value="1887242" calcext:value-type="float">
            <text:p>1887242</text:p>
          </table:table-cell>
          <table:table-cell/>
          <table:table-cell office:value-type="float" office:value="182747906" calcext:value-type="float">
            <text:p>182747906</text:p>
          </table:table-cell>
          <table:table-cell office:value-type="float" office:value="175637248" calcext:value-type="float">
            <text:p>175637248</text:p>
          </table:table-cell>
          <table:table-cell office:value-type="float" office:value="173894141" calcext:value-type="float">
            <text:p>173894141</text:p>
          </table:table-cell>
          <table:table-cell/>
          <table:table-cell table:formula="of:=ROUND(([.G33]-[.C33])/99)" office:value-type="float" office:value="1827258" calcext:value-type="float">
            <text:p>1827258</text:p>
          </table:table-cell>
          <table:table-cell table:formula="of:=ROUND(([.H33]-[.D33])/99)" office:value-type="float" office:value="1755144" calcext:value-type="float">
            <text:p>1755144</text:p>
          </table:table-cell>
          <table:table-cell table:formula="of:=ROUND(([.I33]-[.E33])/99)" office:value-type="float" office:value="1737443" calcext:value-type="float">
            <text:p>1737443</text:p>
          </table:table-cell>
        </table:table-row>
        <table:table-row table:style-name="ro1">
          <table:table-cell office:value-type="string" calcext:value-type="string">
            <text:p>L2_RQSTS.ALL_DEMAND_REFERENCES</text:p>
          </table:table-cell>
          <table:table-cell office:value-type="string" calcext:value-type="string">
            <text:p>re724:u</text:p>
          </table:table-cell>
          <table:table-cell office:value-type="float" office:value="5551609" calcext:value-type="float">
            <text:p>5551609</text:p>
          </table:table-cell>
          <table:table-cell office:value-type="float" office:value="4020302" calcext:value-type="float">
            <text:p>4020302</text:p>
          </table:table-cell>
          <table:table-cell office:value-type="float" office:value="4026000" calcext:value-type="float">
            <text:p>4026000</text:p>
          </table:table-cell>
          <table:table-cell/>
          <table:table-cell office:value-type="float" office:value="548025562" calcext:value-type="float">
            <text:p>548025562</text:p>
          </table:table-cell>
          <table:table-cell office:value-type="float" office:value="373976503" calcext:value-type="float">
            <text:p>373976503</text:p>
          </table:table-cell>
          <table:table-cell office:value-type="float" office:value="371385981" calcext:value-type="float">
            <text:p>371385981</text:p>
          </table:table-cell>
          <table:table-cell/>
          <table:table-cell table:formula="of:=ROUND(([.G34]-[.C34])/99)" office:value-type="float" office:value="5479535" calcext:value-type="float">
            <text:p>5479535</text:p>
          </table:table-cell>
          <table:table-cell table:formula="of:=ROUND(([.H34]-[.D34])/99)" office:value-type="float" office:value="3736931" calcext:value-type="float">
            <text:p>3736931</text:p>
          </table:table-cell>
          <table:table-cell table:formula="of:=ROUND(([.I34]-[.E34])/99)" office:value-type="float" office:value="3710707" calcext:value-type="float">
            <text:p>3710707</text:p>
          </table:table-cell>
        </table:table-row>
        <table:table-row table:style-name="ro1">
          <table:table-cell office:value-type="string" calcext:value-type="string">
            <text:p>L2_RQSTS.ALL_CODE_RD</text:p>
          </table:table-cell>
          <table:table-cell office:value-type="string" calcext:value-type="string">
            <text:p>re424:u</text:p>
          </table:table-cell>
          <table:table-cell office:value-type="float" office:value="8737" calcext:value-type="float">
            <text:p>8737</text:p>
          </table:table-cell>
          <table:table-cell office:value-type="float" office:value="7013" calcext:value-type="float">
            <text:p>7013</text:p>
          </table:table-cell>
          <table:table-cell office:value-type="float" office:value="8453" calcext:value-type="float">
            <text:p>8453</text:p>
          </table:table-cell>
          <table:table-cell/>
          <table:table-cell office:value-type="float" office:value="25259" calcext:value-type="float">
            <text:p>25259</text:p>
          </table:table-cell>
          <table:table-cell office:value-type="float" office:value="24729" calcext:value-type="float">
            <text:p>24729</text:p>
          </table:table-cell>
          <table:table-cell office:value-type="float" office:value="27606" calcext:value-type="float">
            <text:p>27606</text:p>
          </table:table-cell>
          <table:table-cell/>
          <table:table-cell table:formula="of:=ROUND(([.G35]-[.C35])/99)" office:value-type="float" office:value="167" calcext:value-type="float">
            <text:p>167</text:p>
          </table:table-cell>
          <table:table-cell table:formula="of:=ROUND(([.H35]-[.D35])/99)" office:value-type="float" office:value="179" calcext:value-type="float">
            <text:p>179</text:p>
          </table:table-cell>
          <table:table-cell table:formula="of:=ROUND(([.I35]-[.E35])/99)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L2_RQSTS.L2_PF_HIT</text:p>
          </table:table-cell>
          <table:table-cell office:value-type="string" calcext:value-type="string">
            <text:p>r5024:u</text:p>
          </table:table-cell>
          <table:table-cell office:value-type="float" office:value="1507599" calcext:value-type="float">
            <text:p>1507599</text:p>
          </table:table-cell>
          <table:table-cell office:value-type="float" office:value="1480536" calcext:value-type="float">
            <text:p>1480536</text:p>
          </table:table-cell>
          <table:table-cell office:value-type="float" office:value="1494987" calcext:value-type="float">
            <text:p>1494987</text:p>
          </table:table-cell>
          <table:table-cell/>
          <table:table-cell office:value-type="float" office:value="150135825" calcext:value-type="float">
            <text:p>150135825</text:p>
          </table:table-cell>
          <table:table-cell office:value-type="float" office:value="153317659" calcext:value-type="float">
            <text:p>153317659</text:p>
          </table:table-cell>
          <table:table-cell office:value-type="float" office:value="154033310" calcext:value-type="float">
            <text:p>154033310</text:p>
          </table:table-cell>
          <table:table-cell/>
          <table:table-cell table:formula="of:=ROUND(([.G36]-[.C36])/99)" office:value-type="float" office:value="1501295" calcext:value-type="float">
            <text:p>1501295</text:p>
          </table:table-cell>
          <table:table-cell table:formula="of:=ROUND(([.H36]-[.D36])/99)" office:value-type="float" office:value="1533708" calcext:value-type="float">
            <text:p>1533708</text:p>
          </table:table-cell>
          <table:table-cell table:formula="of:=ROUND(([.I36]-[.E36])/99)" office:value-type="float" office:value="1540791" calcext:value-type="float">
            <text:p>1540791</text:p>
          </table:table-cell>
        </table:table-row>
        <table:table-row table:style-name="ro1">
          <table:table-cell office:value-type="string" calcext:value-type="string">
            <text:p>L2_RQSTS.L2_PF_MISS</text:p>
          </table:table-cell>
          <table:table-cell office:value-type="string" calcext:value-type="string">
            <text:p>r3024:u</text:p>
          </table:table-cell>
          <table:table-cell office:value-type="float" office:value="9583230" calcext:value-type="float">
            <text:p>9583230</text:p>
          </table:table-cell>
          <table:table-cell office:value-type="float" office:value="9616498" calcext:value-type="float">
            <text:p>9616498</text:p>
          </table:table-cell>
          <table:table-cell office:value-type="float" office:value="9589029" calcext:value-type="float">
            <text:p>9589029</text:p>
          </table:table-cell>
          <table:table-cell/>
          <table:table-cell office:value-type="float" office:value="957732561" calcext:value-type="float">
            <text:p>957732561</text:p>
          </table:table-cell>
          <table:table-cell office:value-type="float" office:value="960000110" calcext:value-type="float">
            <text:p>960000110</text:p>
          </table:table-cell>
          <table:table-cell office:value-type="float" office:value="958384786" calcext:value-type="float">
            <text:p>958384786</text:p>
          </table:table-cell>
          <table:table-cell/>
          <table:table-cell table:formula="of:=ROUND(([.G37]-[.C37])/99)" office:value-type="float" office:value="9577266" calcext:value-type="float">
            <text:p>9577266</text:p>
          </table:table-cell>
          <table:table-cell table:formula="of:=ROUND(([.H37]-[.D37])/99)" office:value-type="float" office:value="9599834" calcext:value-type="float">
            <text:p>9599834</text:p>
          </table:table-cell>
          <table:table-cell table:formula="of:=ROUND(([.I37]-[.E37])/99)" office:value-type="float" office:value="9583796" calcext:value-type="float">
            <text:p>9583796</text:p>
          </table:table-cell>
        </table:table-row>
        <table:table-row table:style-name="ro1">
          <table:table-cell office:value-type="string" calcext:value-type="string">
            <text:p>L2_RQSTS.ALL_PF</text:p>
          </table:table-cell>
          <table:table-cell office:value-type="string" calcext:value-type="string">
            <text:p>rf824:u</text:p>
          </table:table-cell>
          <table:table-cell office:value-type="float" office:value="17385429" calcext:value-type="float">
            <text:p>17385429</text:p>
          </table:table-cell>
          <table:table-cell office:value-type="float" office:value="19823781" calcext:value-type="float">
            <text:p>19823781</text:p>
          </table:table-cell>
          <table:table-cell office:value-type="float" office:value="19644414" calcext:value-type="float">
            <text:p>19644414</text:p>
          </table:table-cell>
          <table:table-cell/>
          <table:table-cell office:value-type="float" office:value="1764838306" calcext:value-type="float">
            <text:p>1764838306</text:p>
          </table:table-cell>
          <table:table-cell office:value-type="float" office:value="1988393720" calcext:value-type="float">
            <text:p>1988393720</text:p>
          </table:table-cell>
          <table:table-cell office:value-type="float" office:value="2013471482" calcext:value-type="float">
            <text:p>2013471482</text:p>
          </table:table-cell>
          <table:table-cell/>
          <table:table-cell table:formula="of:=ROUND(([.G38]-[.C38])/99)" office:value-type="float" office:value="17651039" calcext:value-type="float">
            <text:p>17651039</text:p>
          </table:table-cell>
          <table:table-cell table:formula="of:=ROUND(([.H38]-[.D38])/99)" office:value-type="float" office:value="19884545" calcext:value-type="float">
            <text:p>19884545</text:p>
          </table:table-cell>
          <table:table-cell table:formula="of:=ROUND(([.I38]-[.E38])/99)" office:value-type="float" office:value="20139667" calcext:value-type="float">
            <text:p>20139667</text:p>
          </table:table-cell>
        </table:table-row>
        <table:table-row table:style-name="ro1">
          <table:table-cell office:value-type="string" calcext:value-type="string">
            <text:p>L2_RQSTS.MISS</text:p>
          </table:table-cell>
          <table:table-cell office:value-type="string" calcext:value-type="string">
            <text:p>r3f24:u</text:p>
          </table:table-cell>
          <table:table-cell office:value-type="float" office:value="13228791" calcext:value-type="float">
            <text:p>13228791</text:p>
          </table:table-cell>
          <table:table-cell office:value-type="float" office:value="13273873" calcext:value-type="float">
            <text:p>13273873</text:p>
          </table:table-cell>
          <table:table-cell office:value-type="float" office:value="13282282" calcext:value-type="float">
            <text:p>13282282</text:p>
          </table:table-cell>
          <table:table-cell/>
          <table:table-cell office:value-type="float" office:value="1318551455" calcext:value-type="float">
            <text:p>1318551455</text:p>
          </table:table-cell>
          <table:table-cell office:value-type="float" office:value="1322096016" calcext:value-type="float">
            <text:p>1322096016</text:p>
          </table:table-cell>
          <table:table-cell office:value-type="float" office:value="1329107659" calcext:value-type="float">
            <text:p>1329107659</text:p>
          </table:table-cell>
          <table:table-cell/>
          <table:table-cell table:formula="of:=ROUND(([.G39]-[.C39])/99)" office:value-type="float" office:value="13185077" calcext:value-type="float">
            <text:p>13185077</text:p>
          </table:table-cell>
          <table:table-cell table:formula="of:=ROUND(([.H39]-[.D39])/99)" office:value-type="float" office:value="13220426" calcext:value-type="float">
            <text:p>13220426</text:p>
          </table:table-cell>
          <table:table-cell table:formula="of:=ROUND(([.I39]-[.E39])/99)" office:value-type="float" office:value="13291165" calcext:value-type="float">
            <text:p>13291165</text:p>
          </table:table-cell>
        </table:table-row>
        <table:table-row table:style-name="ro1">
          <table:table-cell office:value-type="string" calcext:value-type="string">
            <text:p>L2_RQSTS.REFERENCES</text:p>
          </table:table-cell>
          <table:table-cell office:value-type="string" calcext:value-type="string">
            <text:p>rff24:u</text:p>
          </table:table-cell>
          <table:table-cell office:value-type="float" office:value="22965868" calcext:value-type="float">
            <text:p>22965868</text:p>
          </table:table-cell>
          <table:table-cell office:value-type="float" office:value="23838457" calcext:value-type="float">
            <text:p>23838457</text:p>
          </table:table-cell>
          <table:table-cell office:value-type="float" office:value="23639267" calcext:value-type="float">
            <text:p>23639267</text:p>
          </table:table-cell>
          <table:table-cell/>
          <table:table-cell office:value-type="float" office:value="2305427977" calcext:value-type="float">
            <text:p>2305427977</text:p>
          </table:table-cell>
          <table:table-cell office:value-type="float" office:value="2360427016" calcext:value-type="float">
            <text:p>2360427016</text:p>
          </table:table-cell>
          <table:table-cell office:value-type="float" office:value="2384906213" calcext:value-type="float">
            <text:p>2384906213</text:p>
          </table:table-cell>
          <table:table-cell/>
          <table:table-cell table:formula="of:=ROUND(([.G40]-[.C40])/99)" office:value-type="float" office:value="23055173" calcext:value-type="float">
            <text:p>23055173</text:p>
          </table:table-cell>
          <table:table-cell table:formula="of:=ROUND(([.H40]-[.D40])/99)" office:value-type="float" office:value="23601905" calcext:value-type="float">
            <text:p>23601905</text:p>
          </table:table-cell>
          <table:table-cell table:formula="of:=ROUND(([.I40]-[.E40])/99)" office:value-type="float" office:value="23851181" calcext:value-type="float">
            <text:p>23851181</text:p>
          </table:table-cell>
        </table:table-row>
        <table:table-row table:style-name="ro1">
          <table:table-cell office:value-type="string" calcext:value-type="string">
            <text:p>L2_DEMAND_RQSTS.WB_HIT</text:p>
          </table:table-cell>
          <table:table-cell office:value-type="string" calcext:value-type="string">
            <text:p>r5027:u</text:p>
          </table:table-cell>
          <table:table-cell office:value-type="float" office:value="13435" calcext:value-type="float">
            <text:p>13435</text:p>
          </table:table-cell>
          <table:table-cell office:value-type="float" office:value="39474" calcext:value-type="float">
            <text:p>39474</text:p>
          </table:table-cell>
          <table:table-cell office:value-type="float" office:value="33531" calcext:value-type="float">
            <text:p>33531</text:p>
          </table:table-cell>
          <table:table-cell/>
          <table:table-cell office:value-type="float" office:value="1035330" calcext:value-type="float">
            <text:p>1035330</text:p>
          </table:table-cell>
          <table:table-cell office:value-type="float" office:value="2545830" calcext:value-type="float">
            <text:p>2545830</text:p>
          </table:table-cell>
          <table:table-cell office:value-type="float" office:value="3183688" calcext:value-type="float">
            <text:p>3183688</text:p>
          </table:table-cell>
          <table:table-cell/>
          <table:table-cell table:formula="of:=ROUND(([.G41]-[.C41])/99)" office:value-type="float" office:value="10322" calcext:value-type="float">
            <text:p>10322</text:p>
          </table:table-cell>
          <table:table-cell table:formula="of:=ROUND(([.H41]-[.D41])/99)" office:value-type="float" office:value="25317" calcext:value-type="float">
            <text:p>25317</text:p>
          </table:table-cell>
          <table:table-cell table:formula="of:=ROUND(([.I41]-[.E41])/99)" office:value-type="float" office:value="31820" calcext:value-type="float">
            <text:p>31820</text:p>
          </table:table-cell>
        </table:table-row>
        <table:table-row table:style-name="ro1">
          <table:table-cell office:value-type="string" calcext:value-type="string">
            <text:p>LONGEST_LAT_CACHE.REFERENCE</text:p>
          </table:table-cell>
          <table:table-cell office:value-type="string" calcext:value-type="string">
            <text:p>cache-references:u</text:p>
          </table:table-cell>
          <table:table-cell office:value-type="float" office:value="4093862" calcext:value-type="float">
            <text:p>4093862</text:p>
          </table:table-cell>
          <table:table-cell office:value-type="float" office:value="4152692" calcext:value-type="float">
            <text:p>4152692</text:p>
          </table:table-cell>
          <table:table-cell office:value-type="float" office:value="4167424" calcext:value-type="float">
            <text:p>4167424</text:p>
          </table:table-cell>
          <table:table-cell/>
          <table:table-cell office:value-type="float" office:value="409060833" calcext:value-type="float">
            <text:p>409060833</text:p>
          </table:table-cell>
          <table:table-cell office:value-type="float" office:value="420374587" calcext:value-type="float">
            <text:p>420374587</text:p>
          </table:table-cell>
          <table:table-cell office:value-type="float" office:value="419996539" calcext:value-type="float">
            <text:p>419996539</text:p>
          </table:table-cell>
          <table:table-cell/>
          <table:table-cell table:formula="of:=ROUND(([.G42]-[.C42])/99)" office:value-type="float" office:value="4090575" calcext:value-type="float">
            <text:p>4090575</text:p>
          </table:table-cell>
          <table:table-cell table:formula="of:=ROUND(([.H42]-[.D42])/99)" office:value-type="float" office:value="4204262" calcext:value-type="float">
            <text:p>4204262</text:p>
          </table:table-cell>
          <table:table-cell table:formula="of:=ROUND(([.I42]-[.E42])/99)" office:value-type="float" office:value="4200294" calcext:value-type="float">
            <text:p>4200294</text:p>
          </table:table-cell>
        </table:table-row>
        <table:table-row table:style-name="ro1">
          <table:table-cell office:value-type="string" calcext:value-type="string">
            <text:p>LONGEST_LAT_CACHE.MISS</text:p>
          </table:table-cell>
          <table:table-cell office:value-type="string" calcext:value-type="string">
            <text:p>cache-misses:u</text:p>
          </table:table-cell>
          <table:table-cell office:value-type="float" office:value="671233" calcext:value-type="float">
            <text:p>671233</text:p>
          </table:table-cell>
          <table:table-cell office:value-type="float" office:value="704455" calcext:value-type="float">
            <text:p>704455</text:p>
          </table:table-cell>
          <table:table-cell office:value-type="float" office:value="701238" calcext:value-type="float">
            <text:p>701238</text:p>
          </table:table-cell>
          <table:table-cell/>
          <table:table-cell office:value-type="float" office:value="68303865" calcext:value-type="float">
            <text:p>68303865</text:p>
          </table:table-cell>
          <table:table-cell office:value-type="float" office:value="78275702" calcext:value-type="float">
            <text:p>78275702</text:p>
          </table:table-cell>
          <table:table-cell office:value-type="float" office:value="77969893" calcext:value-type="float">
            <text:p>77969893</text:p>
          </table:table-cell>
          <table:table-cell/>
          <table:table-cell table:formula="of:=ROUND(([.G43]-[.C43])/99)" office:value-type="float" office:value="683158" calcext:value-type="float">
            <text:p>683158</text:p>
          </table:table-cell>
          <table:table-cell table:formula="of:=ROUND(([.H43]-[.D43])/99)" office:value-type="float" office:value="783548" calcext:value-type="float">
            <text:p>783548</text:p>
          </table:table-cell>
          <table:table-cell table:formula="of:=ROUND(([.I43]-[.E43])/99)" office:value-type="float" office:value="780491" calcext:value-type="float">
            <text:p>780491</text:p>
          </table:table-cell>
        </table:table-row>
        <table:table-row table:style-name="ro1">
          <table:table-cell office:value-type="string" calcext:value-type="string">
            <text:p>CPU_CLK_UNHALTED.THREAD_P</text:p>
          </table:table-cell>
          <table:table-cell office:value-type="string" calcext:value-type="string">
            <text:p>cycles:u</text:p>
          </table:table-cell>
          <table:table-cell office:value-type="float" office:value="2102895963" calcext:value-type="float">
            <text:p>2102895963</text:p>
          </table:table-cell>
          <table:table-cell office:value-type="float" office:value="2101722568" calcext:value-type="float">
            <text:p>2101722568</text:p>
          </table:table-cell>
          <table:table-cell office:value-type="float" office:value="2102865610" calcext:value-type="float">
            <text:p>2102865610</text:p>
          </table:table-cell>
          <table:table-cell/>
          <table:table-cell office:value-type="float" office:value="15525346003" calcext:value-type="float">
            <text:p>15525346003</text:p>
          </table:table-cell>
          <table:table-cell office:value-type="float" office:value="16157733386" calcext:value-type="float">
            <text:p>16157733386</text:p>
          </table:table-cell>
          <table:table-cell office:value-type="float" office:value="16309355166" calcext:value-type="float">
            <text:p>16309355166</text:p>
          </table:table-cell>
          <table:table-cell/>
          <table:table-cell table:formula="of:=ROUND(([.G44]-[.C44])/99)" office:value-type="float" office:value="135580303" calcext:value-type="float">
            <text:p>135580303</text:p>
          </table:table-cell>
          <table:table-cell table:formula="of:=ROUND(([.H44]-[.D44])/99)" office:value-type="float" office:value="141979907" calcext:value-type="float">
            <text:p>141979907</text:p>
          </table:table-cell>
          <table:table-cell table:formula="of:=ROUND(([.I44]-[.E44])/99)" office:value-type="float" office:value="143499895" calcext:value-type="float">
            <text:p>143499895</text:p>
          </table:table-cell>
        </table:table-row>
        <table:table-row table:style-name="ro1">
          <table:table-cell office:value-type="string" calcext:value-type="string">
            <text:p>CPU_CLK_THREAD_UNHALTED.REF_XCLK</text:p>
          </table:table-cell>
          <table:table-cell office:value-type="string" calcext:value-type="string">
            <text:p>bus-cycles:u</text:p>
          </table:table-cell>
          <table:table-cell office:value-type="float" office:value="54067124" calcext:value-type="float">
            <text:p>54067124</text:p>
          </table:table-cell>
          <table:table-cell office:value-type="float" office:value="54041498" calcext:value-type="float">
            <text:p>54041498</text:p>
          </table:table-cell>
          <table:table-cell office:value-type="float" office:value="54123851" calcext:value-type="float">
            <text:p>54123851</text:p>
          </table:table-cell>
          <table:table-cell/>
          <table:table-cell office:value-type="float" office:value="400514120" calcext:value-type="float">
            <text:p>400514120</text:p>
          </table:table-cell>
          <table:table-cell office:value-type="float" office:value="416770629" calcext:value-type="float">
            <text:p>416770629</text:p>
          </table:table-cell>
          <table:table-cell office:value-type="float" office:value="419807534" calcext:value-type="float">
            <text:p>419807534</text:p>
          </table:table-cell>
          <table:table-cell/>
          <table:table-cell table:formula="of:=ROUND(([.G45]-[.C45])/99)" office:value-type="float" office:value="3499465" calcext:value-type="float">
            <text:p>3499465</text:p>
          </table:table-cell>
          <table:table-cell table:formula="of:=ROUND(([.H45]-[.D45])/99)" office:value-type="float" office:value="3663931" calcext:value-type="float">
            <text:p>3663931</text:p>
          </table:table-cell>
          <table:table-cell table:formula="of:=ROUND(([.I45]-[.E45])/99)" office:value-type="float" office:value="3693775" calcext:value-type="float">
            <text:p>3693775</text:p>
          </table:table-cell>
        </table:table-row>
        <table:table-row table:style-name="ro1">
          <table:table-cell office:value-type="string" calcext:value-type="string">
            <text:p>L1D_PEND_MISS.PENDING</text:p>
          </table:table-cell>
          <table:table-cell office:value-type="string" calcext:value-type="string">
            <text:p>r0148:u</text:p>
          </table:table-cell>
          <table:table-cell office:value-type="float" office:value="226866163" calcext:value-type="float">
            <text:p>226866163</text:p>
          </table:table-cell>
          <table:table-cell office:value-type="float" office:value="220811844" calcext:value-type="float">
            <text:p>220811844</text:p>
          </table:table-cell>
          <table:table-cell office:value-type="float" office:value="220338297" calcext:value-type="float">
            <text:p>220338297</text:p>
          </table:table-cell>
          <table:table-cell/>
          <table:table-cell office:value-type="float" office:value="22775027515" calcext:value-type="float">
            <text:p>22775027515</text:p>
          </table:table-cell>
          <table:table-cell office:value-type="float" office:value="21631115379" calcext:value-type="float">
            <text:p>21631115379</text:p>
          </table:table-cell>
          <table:table-cell office:value-type="float" office:value="21447572691" calcext:value-type="float">
            <text:p>21447572691</text:p>
          </table:table-cell>
          <table:table-cell/>
          <table:table-cell table:formula="of:=ROUND(([.G46]-[.C46])/99)" office:value-type="float" office:value="227759206" calcext:value-type="float">
            <text:p>227759206</text:p>
          </table:table-cell>
          <table:table-cell table:formula="of:=ROUND(([.H46]-[.D46])/99)" office:value-type="float" office:value="216265692" calcext:value-type="float">
            <text:p>216265692</text:p>
          </table:table-cell>
          <table:table-cell table:formula="of:=ROUND(([.I46]-[.E46])/99)" office:value-type="float" office:value="214416509" calcext:value-type="float">
            <text:p>214416509</text:p>
          </table:table-cell>
        </table:table-row>
        <table:table-row table:style-name="ro1">
          <table:table-cell office:value-type="string" calcext:value-type="string">
            <text:p>DTLB_STORE_MISSES.MISS_CAUSES_A_WALK</text:p>
          </table:table-cell>
          <table:table-cell office:value-type="string" calcext:value-type="string">
            <text:p>r0149:u</text:p>
          </table:table-cell>
          <table:table-cell office:value-type="float" office:value="405013" calcext:value-type="float">
            <text:p>405013</text:p>
          </table:table-cell>
          <table:table-cell office:value-type="float" office:value="406512" calcext:value-type="float">
            <text:p>406512</text:p>
          </table:table-cell>
          <table:table-cell office:value-type="float" office:value="406665" calcext:value-type="float">
            <text:p>406665</text:p>
          </table:table-cell>
          <table:table-cell/>
          <table:table-cell office:value-type="float" office:value="408567" calcext:value-type="float">
            <text:p>408567</text:p>
          </table:table-cell>
          <table:table-cell office:value-type="float" office:value="409508" calcext:value-type="float">
            <text:p>409508</text:p>
          </table:table-cell>
          <table:table-cell office:value-type="float" office:value="409119" calcext:value-type="float">
            <text:p>409119</text:p>
          </table:table-cell>
          <table:table-cell/>
          <table:table-cell table:formula="of:=ROUND(([.G47]-[.C47])/99)" office:value-type="float" office:value="36" calcext:value-type="float">
            <text:p>36</text:p>
          </table:table-cell>
          <table:table-cell table:formula="of:=ROUND(([.H47]-[.D47])/99)" office:value-type="float" office:value="30" calcext:value-type="float">
            <text:p>30</text:p>
          </table:table-cell>
          <table:table-cell table:formula="of:=ROUND(([.I47]-[.E47])/99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TLB_STORE_MISSES.WALK_COMPLETED_4K</text:p>
          </table:table-cell>
          <table:table-cell office:value-type="string" calcext:value-type="string">
            <text:p>r0249:u</text:p>
          </table:table-cell>
          <table:table-cell office:value-type="float" office:value="396515" calcext:value-type="float">
            <text:p>396515</text:p>
          </table:table-cell>
          <table:table-cell office:value-type="float" office:value="397186" calcext:value-type="float">
            <text:p>397186</text:p>
          </table:table-cell>
          <table:table-cell office:value-type="float" office:value="397352" calcext:value-type="float">
            <text:p>397352</text:p>
          </table:table-cell>
          <table:table-cell/>
          <table:table-cell office:value-type="float" office:value="400077" calcext:value-type="float">
            <text:p>400077</text:p>
          </table:table-cell>
          <table:table-cell office:value-type="float" office:value="400325" calcext:value-type="float">
            <text:p>400325</text:p>
          </table:table-cell>
          <table:table-cell office:value-type="float" office:value="399799" calcext:value-type="float">
            <text:p>399799</text:p>
          </table:table-cell>
          <table:table-cell/>
          <table:table-cell table:formula="of:=ROUND(([.G48]-[.C48])/99)" office:value-type="float" office:value="36" calcext:value-type="float">
            <text:p>36</text:p>
          </table:table-cell>
          <table:table-cell table:formula="of:=ROUND(([.H48]-[.D48])/99)" office:value-type="float" office:value="32" calcext:value-type="float">
            <text:p>32</text:p>
          </table:table-cell>
          <table:table-cell table:formula="of:=ROUND(([.I48]-[.E48])/99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TLB_STORE_MISSES.WALK_COMPLETED_2M_4M</text:p>
          </table:table-cell>
          <table:table-cell office:value-type="string" calcext:value-type="string">
            <text:p>r0449: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ROUND(([.G49]-[.C49])/99)" office:value-type="float" office:value="0" calcext:value-type="float">
            <text:p>0</text:p>
          </table:table-cell>
          <table:table-cell table:formula="of:=ROUND(([.H49]-[.D49])/99)" office:value-type="float" office:value="0" calcext:value-type="float">
            <text:p>0</text:p>
          </table:table-cell>
          <table:table-cell table:formula="of:=ROUND(([.I49]-[.E49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STORE_MISSES.WALK_COMPLETED</text:p>
          </table:table-cell>
          <table:table-cell office:value-type="string" calcext:value-type="string">
            <text:p>r0e49:u</text:p>
          </table:table-cell>
          <table:table-cell office:value-type="float" office:value="396774" calcext:value-type="float">
            <text:p>396774</text:p>
          </table:table-cell>
          <table:table-cell office:value-type="float" office:value="396841" calcext:value-type="float">
            <text:p>396841</text:p>
          </table:table-cell>
          <table:table-cell office:value-type="float" office:value="397140" calcext:value-type="float">
            <text:p>397140</text:p>
          </table:table-cell>
          <table:table-cell/>
          <table:table-cell office:value-type="float" office:value="399505" calcext:value-type="float">
            <text:p>399505</text:p>
          </table:table-cell>
          <table:table-cell office:value-type="float" office:value="398149" calcext:value-type="float">
            <text:p>398149</text:p>
          </table:table-cell>
          <table:table-cell office:value-type="float" office:value="399478" calcext:value-type="float">
            <text:p>399478</text:p>
          </table:table-cell>
          <table:table-cell/>
          <table:table-cell table:formula="of:=ROUND(([.G50]-[.C50])/99)" office:value-type="float" office:value="28" calcext:value-type="float">
            <text:p>28</text:p>
          </table:table-cell>
          <table:table-cell table:formula="of:=ROUND(([.H50]-[.D50])/99)" office:value-type="float" office:value="13" calcext:value-type="float">
            <text:p>13</text:p>
          </table:table-cell>
          <table:table-cell table:formula="of:=ROUND(([.I50]-[.E50])/99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TLB_STORE_MISSES.WALK_DURATION</text:p>
          </table:table-cell>
          <table:table-cell office:value-type="string" calcext:value-type="string">
            <text:p>r1049:u</text:p>
          </table:table-cell>
          <table:table-cell office:value-type="float" office:value="8011139" calcext:value-type="float">
            <text:p>8011139</text:p>
          </table:table-cell>
          <table:table-cell office:value-type="float" office:value="8237507" calcext:value-type="float">
            <text:p>8237507</text:p>
          </table:table-cell>
          <table:table-cell office:value-type="float" office:value="8119490" calcext:value-type="float">
            <text:p>8119490</text:p>
          </table:table-cell>
          <table:table-cell/>
          <table:table-cell office:value-type="float" office:value="8104854" calcext:value-type="float">
            <text:p>8104854</text:p>
          </table:table-cell>
          <table:table-cell office:value-type="float" office:value="8276070" calcext:value-type="float">
            <text:p>8276070</text:p>
          </table:table-cell>
          <table:table-cell office:value-type="float" office:value="8279477" calcext:value-type="float">
            <text:p>8279477</text:p>
          </table:table-cell>
          <table:table-cell/>
          <table:table-cell table:formula="of:=ROUND(([.G51]-[.C51])/99)" office:value-type="float" office:value="947" calcext:value-type="float">
            <text:p>947</text:p>
          </table:table-cell>
          <table:table-cell table:formula="of:=ROUND(([.H51]-[.D51])/99)" office:value-type="float" office:value="390" calcext:value-type="float">
            <text:p>390</text:p>
          </table:table-cell>
          <table:table-cell table:formula="of:=ROUND(([.I51]-[.E51])/99)"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DTLB_STORE_MISSES.STLB_HIT_4K</text:p>
          </table:table-cell>
          <table:table-cell office:value-type="string" calcext:value-type="string">
            <text:p>r2049:u</text:p>
          </table:table-cell>
          <table:table-cell office:value-type="float" office:value="273345" calcext:value-type="float">
            <text:p>273345</text:p>
          </table:table-cell>
          <table:table-cell office:value-type="float" office:value="272721" calcext:value-type="float">
            <text:p>272721</text:p>
          </table:table-cell>
          <table:table-cell office:value-type="float" office:value="277055" calcext:value-type="float">
            <text:p>277055</text:p>
          </table:table-cell>
          <table:table-cell/>
          <table:table-cell office:value-type="float" office:value="305913" calcext:value-type="float">
            <text:p>305913</text:p>
          </table:table-cell>
          <table:table-cell office:value-type="float" office:value="276031" calcext:value-type="float">
            <text:p>276031</text:p>
          </table:table-cell>
          <table:table-cell office:value-type="float" office:value="276960" calcext:value-type="float">
            <text:p>276960</text:p>
          </table:table-cell>
          <table:table-cell/>
          <table:table-cell table:formula="of:=ROUND(([.G52]-[.C52])/99)" office:value-type="float" office:value="329" calcext:value-type="float">
            <text:p>329</text:p>
          </table:table-cell>
          <table:table-cell table:formula="of:=ROUND(([.H52]-[.D52])/99)" office:value-type="float" office:value="33" calcext:value-type="float">
            <text:p>33</text:p>
          </table:table-cell>
          <table:table-cell table:formula="of:=ROUND(([.I52]-[.E52])/99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TLB_STORE_MISSES.STLB_HIT_2M</text:p>
          </table:table-cell>
          <table:table-cell office:value-type="string" calcext:value-type="string">
            <text:p>r4049: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ROUND(([.G53]-[.C53])/99)" office:value-type="float" office:value="0" calcext:value-type="float">
            <text:p>0</text:p>
          </table:table-cell>
          <table:table-cell table:formula="of:=ROUND(([.H53]-[.D53])/99)" office:value-type="float" office:value="0" calcext:value-type="float">
            <text:p>0</text:p>
          </table:table-cell>
          <table:table-cell table:formula="of:=ROUND(([.I53]-[.E53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STORE_MISSES.STLB_HIT</text:p>
          </table:table-cell>
          <table:table-cell office:value-type="string" calcext:value-type="string">
            <text:p>r6049:u</text:p>
          </table:table-cell>
          <table:table-cell office:value-type="float" office:value="278123" calcext:value-type="float">
            <text:p>278123</text:p>
          </table:table-cell>
          <table:table-cell office:value-type="float" office:value="276758" calcext:value-type="float">
            <text:p>276758</text:p>
          </table:table-cell>
          <table:table-cell office:value-type="float" office:value="273038" calcext:value-type="float">
            <text:p>273038</text:p>
          </table:table-cell>
          <table:table-cell/>
          <table:table-cell office:value-type="float" office:value="297313" calcext:value-type="float">
            <text:p>297313</text:p>
          </table:table-cell>
          <table:table-cell office:value-type="float" office:value="279677" calcext:value-type="float">
            <text:p>279677</text:p>
          </table:table-cell>
          <table:table-cell office:value-type="float" office:value="277412" calcext:value-type="float">
            <text:p>277412</text:p>
          </table:table-cell>
          <table:table-cell/>
          <table:table-cell table:formula="of:=ROUND(([.G54]-[.C54])/99)" office:value-type="float" office:value="194" calcext:value-type="float">
            <text:p>194</text:p>
          </table:table-cell>
          <table:table-cell table:formula="of:=ROUND(([.H54]-[.D54])/99)" office:value-type="float" office:value="29" calcext:value-type="float">
            <text:p>29</text:p>
          </table:table-cell>
          <table:table-cell table:formula="of:=ROUND(([.I54]-[.E54])/99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DTLB_STORE_MISSES.PDE_CACHE_MISS</text:p>
          </table:table-cell>
          <table:table-cell office:value-type="string" calcext:value-type="string">
            <text:p>r8049:u</text:p>
          </table:table-cell>
          <table:table-cell office:value-type="float" office:value="132191" calcext:value-type="float">
            <text:p>132191</text:p>
          </table:table-cell>
          <table:table-cell office:value-type="float" office:value="132392" calcext:value-type="float">
            <text:p>132392</text:p>
          </table:table-cell>
          <table:table-cell office:value-type="float" office:value="132187" calcext:value-type="float">
            <text:p>132187</text:p>
          </table:table-cell>
          <table:table-cell/>
          <table:table-cell office:value-type="float" office:value="132854" calcext:value-type="float">
            <text:p>132854</text:p>
          </table:table-cell>
          <table:table-cell office:value-type="float" office:value="132369" calcext:value-type="float">
            <text:p>132369</text:p>
          </table:table-cell>
          <table:table-cell office:value-type="float" office:value="132966" calcext:value-type="float">
            <text:p>132966</text:p>
          </table:table-cell>
          <table:table-cell/>
          <table:table-cell table:formula="of:=ROUND(([.G55]-[.C55])/99)" office:value-type="float" office:value="7" calcext:value-type="float">
            <text:p>7</text:p>
          </table:table-cell>
          <table:table-cell table:formula="of:=ROUND(([.H55]-[.D55])/99)" office:value-type="float" office:value="-0" calcext:value-type="float">
            <text:p>0</text:p>
          </table:table-cell>
          <table:table-cell table:formula="of:=ROUND(([.I55]-[.E55])/99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AD_HIT_PRE.SW_PF</text:p>
          </table:table-cell>
          <table:table-cell office:value-type="string" calcext:value-type="string">
            <text:p>r014c:u</text:p>
          </table:table-cell>
          <table:table-cell office:value-type="float" office:value="93977" calcext:value-type="float">
            <text:p>93977</text:p>
          </table:table-cell>
          <table:table-cell office:value-type="float" office:value="79644" calcext:value-type="float">
            <text:p>79644</text:p>
          </table:table-cell>
          <table:table-cell office:value-type="float" office:value="77507" calcext:value-type="float">
            <text:p>77507</text:p>
          </table:table-cell>
          <table:table-cell/>
          <table:table-cell office:value-type="float" office:value="9782082" calcext:value-type="float">
            <text:p>9782082</text:p>
          </table:table-cell>
          <table:table-cell office:value-type="float" office:value="7692355" calcext:value-type="float">
            <text:p>7692355</text:p>
          </table:table-cell>
          <table:table-cell office:value-type="float" office:value="7920196" calcext:value-type="float">
            <text:p>7920196</text:p>
          </table:table-cell>
          <table:table-cell/>
          <table:table-cell table:formula="of:=ROUND(([.G56]-[.C56])/99)" office:value-type="float" office:value="97860" calcext:value-type="float">
            <text:p>97860</text:p>
          </table:table-cell>
          <table:table-cell table:formula="of:=ROUND(([.H56]-[.D56])/99)" office:value-type="float" office:value="76896" calcext:value-type="float">
            <text:p>76896</text:p>
          </table:table-cell>
          <table:table-cell table:formula="of:=ROUND(([.I56]-[.E56])/99)" office:value-type="float" office:value="79219" calcext:value-type="float">
            <text:p>79219</text:p>
          </table:table-cell>
        </table:table-row>
        <table:table-row table:style-name="ro1">
          <table:table-cell office:value-type="string" calcext:value-type="string">
            <text:p>LOAD_HIT_PRE.HW_PF</text:p>
          </table:table-cell>
          <table:table-cell office:value-type="string" calcext:value-type="string">
            <text:p>r024c:u</text:p>
          </table:table-cell>
          <table:table-cell office:value-type="float" office:value="17513136" calcext:value-type="float">
            <text:p>17513136</text:p>
          </table:table-cell>
          <table:table-cell office:value-type="float" office:value="21032668" calcext:value-type="float">
            <text:p>21032668</text:p>
          </table:table-cell>
          <table:table-cell office:value-type="float" office:value="20568110" calcext:value-type="float">
            <text:p>20568110</text:p>
          </table:table-cell>
          <table:table-cell/>
          <table:table-cell office:value-type="float" office:value="1883664490" calcext:value-type="float">
            <text:p>1883664490</text:p>
          </table:table-cell>
          <table:table-cell office:value-type="float" office:value="2472210822" calcext:value-type="float">
            <text:p>2472210822</text:p>
          </table:table-cell>
          <table:table-cell office:value-type="float" office:value="2497017074" calcext:value-type="float">
            <text:p>2497017074</text:p>
          </table:table-cell>
          <table:table-cell/>
          <table:table-cell table:formula="of:=ROUND(([.G57]-[.C57])/99)" office:value-type="float" office:value="18850014" calcext:value-type="float">
            <text:p>18850014</text:p>
          </table:table-cell>
          <table:table-cell table:formula="of:=ROUND(([.H57]-[.D57])/99)" office:value-type="float" office:value="24759375" calcext:value-type="float">
            <text:p>24759375</text:p>
          </table:table-cell>
          <table:table-cell table:formula="of:=ROUND(([.I57]-[.E57])/99)" office:value-type="float" office:value="25014636" calcext:value-type="float">
            <text:p>25014636</text:p>
          </table:table-cell>
        </table:table-row>
        <table:table-row table:style-name="ro1">
          <table:table-cell office:value-type="string" calcext:value-type="string">
            <text:p>L1D.REPLACEMENT</text:p>
          </table:table-cell>
          <table:table-cell office:value-type="string" calcext:value-type="string">
            <text:p>r0151:u</text:p>
          </table:table-cell>
          <table:table-cell office:value-type="float" office:value="12447393" calcext:value-type="float">
            <text:p>12447393</text:p>
          </table:table-cell>
          <table:table-cell office:value-type="float" office:value="12448866" calcext:value-type="float">
            <text:p>12448866</text:p>
          </table:table-cell>
          <table:table-cell office:value-type="float" office:value="12478513" calcext:value-type="float">
            <text:p>12478513</text:p>
          </table:table-cell>
          <table:table-cell/>
          <table:table-cell office:value-type="float" office:value="1241715743" calcext:value-type="float">
            <text:p>1241715743</text:p>
          </table:table-cell>
          <table:table-cell office:value-type="float" office:value="1240879339" calcext:value-type="float">
            <text:p>1240879339</text:p>
          </table:table-cell>
          <table:table-cell office:value-type="float" office:value="1239424060" calcext:value-type="float">
            <text:p>1239424060</text:p>
          </table:table-cell>
          <table:table-cell/>
          <table:table-cell table:formula="of:=ROUND(([.G58]-[.C58])/99)" office:value-type="float" office:value="12416852" calcext:value-type="float">
            <text:p>12416852</text:p>
          </table:table-cell>
          <table:table-cell table:formula="of:=ROUND(([.H58]-[.D58])/99)" office:value-type="float" office:value="12408389" calcext:value-type="float">
            <text:p>12408389</text:p>
          </table:table-cell>
          <table:table-cell table:formula="of:=ROUND(([.I58]-[.E58])/99)" office:value-type="float" office:value="12393389" calcext:value-type="float">
            <text:p>12393389</text:p>
          </table:table-cell>
        </table:table-row>
        <table:table-row table:style-name="ro1">
          <table:table-cell office:value-type="string" calcext:value-type="string">
            <text:p>MOVE_ELIMINATION.INT_NOT_ELIMINATED</text:p>
          </table:table-cell>
          <table:table-cell office:value-type="string" calcext:value-type="string">
            <text:p>r0458:u</text:p>
          </table:table-cell>
          <table:table-cell office:value-type="float" office:value="306243" calcext:value-type="float">
            <text:p>306243</text:p>
          </table:table-cell>
          <table:table-cell office:value-type="float" office:value="306231" calcext:value-type="float">
            <text:p>306231</text:p>
          </table:table-cell>
          <table:table-cell office:value-type="float" office:value="306425" calcext:value-type="float">
            <text:p>306425</text:p>
          </table:table-cell>
          <table:table-cell/>
          <table:table-cell office:value-type="float" office:value="307838" calcext:value-type="float">
            <text:p>307838</text:p>
          </table:table-cell>
          <table:table-cell office:value-type="float" office:value="307606" calcext:value-type="float">
            <text:p>307606</text:p>
          </table:table-cell>
          <table:table-cell office:value-type="float" office:value="306477" calcext:value-type="float">
            <text:p>306477</text:p>
          </table:table-cell>
          <table:table-cell/>
          <table:table-cell table:formula="of:=ROUND(([.G59]-[.C59])/99)" office:value-type="float" office:value="16" calcext:value-type="float">
            <text:p>16</text:p>
          </table:table-cell>
          <table:table-cell table:formula="of:=ROUND(([.H59]-[.D59])/99)" office:value-type="float" office:value="14" calcext:value-type="float">
            <text:p>14</text:p>
          </table:table-cell>
          <table:table-cell table:formula="of:=ROUND(([.I59]-[.E59])/99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E_ELIMINATION.SIMD_NOT_ELIMINATED</text:p>
          </table:table-cell>
          <table:table-cell office:value-type="string" calcext:value-type="string">
            <text:p>r0858:u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formula="of:=ROUND(([.G60]-[.C60])/99)" office:value-type="float" office:value="2" calcext:value-type="float">
            <text:p>2</text:p>
          </table:table-cell>
          <table:table-cell table:formula="of:=ROUND(([.H60]-[.D60])/99)" office:value-type="float" office:value="0" calcext:value-type="float">
            <text:p>0</text:p>
          </table:table-cell>
          <table:table-cell table:formula="of:=ROUND(([.I60]-[.E60])/99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MOVE_ELIMINATION.INT_ELIMINATED</text:p>
          </table:table-cell>
          <table:table-cell office:value-type="string" calcext:value-type="string">
            <text:p>r0158:u</text:p>
          </table:table-cell>
          <table:table-cell office:value-type="float" office:value="2068452" calcext:value-type="float">
            <text:p>2068452</text:p>
          </table:table-cell>
          <table:table-cell office:value-type="float" office:value="2068661" calcext:value-type="float">
            <text:p>2068661</text:p>
          </table:table-cell>
          <table:table-cell office:value-type="float" office:value="2067961" calcext:value-type="float">
            <text:p>2067961</text:p>
          </table:table-cell>
          <table:table-cell/>
          <table:table-cell office:value-type="float" office:value="2072262" calcext:value-type="float">
            <text:p>2072262</text:p>
          </table:table-cell>
          <table:table-cell office:value-type="float" office:value="2074462" calcext:value-type="float">
            <text:p>2074462</text:p>
          </table:table-cell>
          <table:table-cell office:value-type="float" office:value="2073839" calcext:value-type="float">
            <text:p>2073839</text:p>
          </table:table-cell>
          <table:table-cell/>
          <table:table-cell table:formula="of:=ROUND(([.G61]-[.C61])/99)" office:value-type="float" office:value="38" calcext:value-type="float">
            <text:p>38</text:p>
          </table:table-cell>
          <table:table-cell table:formula="of:=ROUND(([.H61]-[.D61])/99)" office:value-type="float" office:value="59" calcext:value-type="float">
            <text:p>59</text:p>
          </table:table-cell>
          <table:table-cell table:formula="of:=ROUND(([.I61]-[.E61])/99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OVE_ELIMINATION.SIMD_ELIMINATED</text:p>
          </table:table-cell>
          <table:table-cell office:value-type="string" calcext:value-type="string">
            <text:p>r0258:u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87" calcext:value-type="float">
            <text:p>187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ROUND(([.G62]-[.C62])/99)" office:value-type="float" office:value="0" calcext:value-type="float">
            <text:p>0</text:p>
          </table:table-cell>
          <table:table-cell table:formula="of:=ROUND(([.H62]-[.D62])/99)" office:value-type="float" office:value="1" calcext:value-type="float">
            <text:p>1</text:p>
          </table:table-cell>
          <table:table-cell table:formula="of:=ROUND(([.I62]-[.E62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L_CYCLES.RING0</text:p>
          </table:table-cell>
          <table:table-cell office:value-type="string" calcext:value-type="string">
            <text:p>r015c:u</text:p>
          </table:table-cell>
          <table:table-cell office:value-type="float" office:value="132035" calcext:value-type="float">
            <text:p>132035</text:p>
          </table:table-cell>
          <table:table-cell office:value-type="float" office:value="131881" calcext:value-type="float">
            <text:p>131881</text:p>
          </table:table-cell>
          <table:table-cell office:value-type="float" office:value="131901" calcext:value-type="float">
            <text:p>131901</text:p>
          </table:table-cell>
          <table:table-cell/>
          <table:table-cell office:value-type="float" office:value="132798" calcext:value-type="float">
            <text:p>132798</text:p>
          </table:table-cell>
          <table:table-cell office:value-type="float" office:value="132939" calcext:value-type="float">
            <text:p>132939</text:p>
          </table:table-cell>
          <table:table-cell office:value-type="float" office:value="133647" calcext:value-type="float">
            <text:p>133647</text:p>
          </table:table-cell>
          <table:table-cell/>
          <table:table-cell table:formula="of:=ROUND(([.G63]-[.C63])/99)" office:value-type="float" office:value="8" calcext:value-type="float">
            <text:p>8</text:p>
          </table:table-cell>
          <table:table-cell table:formula="of:=ROUND(([.H63]-[.D63])/99)" office:value-type="float" office:value="11" calcext:value-type="float">
            <text:p>11</text:p>
          </table:table-cell>
          <table:table-cell table:formula="of:=ROUND(([.I63]-[.E63])/99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PL_CYCLES.RING123</text:p>
          </table:table-cell>
          <table:table-cell office:value-type="string" calcext:value-type="string">
            <text:p>r025c:u</text:p>
          </table:table-cell>
          <table:table-cell office:value-type="float" office:value="2101001753" calcext:value-type="float">
            <text:p>2101001753</text:p>
          </table:table-cell>
          <table:table-cell office:value-type="float" office:value="2100400498" calcext:value-type="float">
            <text:p>2100400498</text:p>
          </table:table-cell>
          <table:table-cell office:value-type="float" office:value="2099875165" calcext:value-type="float">
            <text:p>2099875165</text:p>
          </table:table-cell>
          <table:table-cell/>
          <table:table-cell office:value-type="float" office:value="15698240975" calcext:value-type="float">
            <text:p>15698240975</text:p>
          </table:table-cell>
          <table:table-cell office:value-type="float" office:value="16224661536" calcext:value-type="float">
            <text:p>16224661536</text:p>
          </table:table-cell>
          <table:table-cell office:value-type="float" office:value="15186290030" calcext:value-type="float">
            <text:p>15186290030</text:p>
          </table:table-cell>
          <table:table-cell/>
          <table:table-cell table:formula="of:=ROUND(([.G64]-[.C64])/99)" office:value-type="float" office:value="137345851" calcext:value-type="float">
            <text:p>137345851</text:p>
          </table:table-cell>
          <table:table-cell table:formula="of:=ROUND(([.H64]-[.D64])/99)" office:value-type="float" office:value="142669303" calcext:value-type="float">
            <text:p>142669303</text:p>
          </table:table-cell>
          <table:table-cell table:formula="of:=ROUND(([.I64]-[.E64])/99)" office:value-type="float" office:value="132186009" calcext:value-type="float">
            <text:p>132186009</text:p>
          </table:table-cell>
        </table:table-row>
        <table:table-row table:style-name="ro1">
          <table:table-cell office:value-type="string" calcext:value-type="string">
            <text:p>RS_EVENTS.EMPTY_CYCLES</text:p>
          </table:table-cell>
          <table:table-cell office:value-type="string" calcext:value-type="string">
            <text:p>r015e:u</text:p>
          </table:table-cell>
          <table:table-cell office:value-type="float" office:value="69050644" calcext:value-type="float">
            <text:p>69050644</text:p>
          </table:table-cell>
          <table:table-cell office:value-type="float" office:value="69207405" calcext:value-type="float">
            <text:p>69207405</text:p>
          </table:table-cell>
          <table:table-cell office:value-type="float" office:value="69080537" calcext:value-type="float">
            <text:p>69080537</text:p>
          </table:table-cell>
          <table:table-cell/>
          <table:table-cell office:value-type="float" office:value="169045517" calcext:value-type="float">
            <text:p>169045517</text:p>
          </table:table-cell>
          <table:table-cell office:value-type="float" office:value="225901167" calcext:value-type="float">
            <text:p>225901167</text:p>
          </table:table-cell>
          <table:table-cell office:value-type="float" office:value="119311071" calcext:value-type="float">
            <text:p>119311071</text:p>
          </table:table-cell>
          <table:table-cell/>
          <table:table-cell table:formula="of:=ROUND(([.G65]-[.C65])/99)" office:value-type="float" office:value="1010049" calcext:value-type="float">
            <text:p>1010049</text:p>
          </table:table-cell>
          <table:table-cell table:formula="of:=ROUND(([.H65]-[.D65])/99)" office:value-type="float" office:value="1582765" calcext:value-type="float">
            <text:p>1582765</text:p>
          </table:table-cell>
          <table:table-cell table:formula="of:=ROUND(([.I65]-[.E65])/99)" office:value-type="float" office:value="507379" calcext:value-type="float">
            <text:p>507379</text:p>
          </table:table-cell>
        </table:table-row>
        <table:table-row table:style-name="ro1">
          <table:table-cell office:value-type="string" calcext:value-type="string">
            <text:p>OFFCORE_REQUESTS_OUTSTANDING.DEMAND_DATA_RD</text:p>
          </table:table-cell>
          <table:table-cell office:value-type="string" calcext:value-type="string">
            <text:p>r0160:u</text:p>
          </table:table-cell>
          <table:table-cell office:value-type="float" office:value="2426992486" calcext:value-type="float">
            <text:p>2426992486</text:p>
          </table:table-cell>
          <table:table-cell office:value-type="float" office:value="2718968384" calcext:value-type="float">
            <text:p>2718968384</text:p>
          </table:table-cell>
          <table:table-cell office:value-type="float" office:value="1316487892" calcext:value-type="float">
            <text:p>1316487892</text:p>
          </table:table-cell>
          <table:table-cell/>
          <table:table-cell office:value-type="float" office:value="120173514025" calcext:value-type="float">
            <text:p>120173514025</text:p>
          </table:table-cell>
          <table:table-cell office:value-type="float" office:value="111273708466" calcext:value-type="float">
            <text:p>111273708466</text:p>
          </table:table-cell>
          <table:table-cell office:value-type="float" office:value="119488438130" calcext:value-type="float">
            <text:p>119488438130</text:p>
          </table:table-cell>
          <table:table-cell/>
          <table:table-cell table:formula="of:=ROUND(([.G66]-[.C66])/99)" office:value-type="float" office:value="1189358803" calcext:value-type="float">
            <text:p>1189358803</text:p>
          </table:table-cell>
          <table:table-cell table:formula="of:=ROUND(([.H66]-[.D66])/99)" office:value-type="float" office:value="1096512526" calcext:value-type="float">
            <text:p>1096512526</text:p>
          </table:table-cell>
          <table:table-cell table:formula="of:=ROUND(([.I66]-[.E66])/99)" office:value-type="float" office:value="1193656063" calcext:value-type="float">
            <text:p>1193656063</text:p>
          </table:table-cell>
        </table:table-row>
        <table:table-row table:style-name="ro1">
          <table:table-cell office:value-type="string" calcext:value-type="string">
            <text:p>OFFCORE_REQUESTS_OUTSTANDING.DEMAND_CODE_RD</text:p>
          </table:table-cell>
          <table:table-cell office:value-type="string" calcext:value-type="string">
            <text:p>r0260:u</text:p>
          </table:table-cell>
          <table:table-cell office:value-type="float" office:value="17620853520" calcext:value-type="float">
            <text:p>17620853520</text:p>
          </table:table-cell>
          <table:table-cell office:value-type="float" office:value="12129510452" calcext:value-type="float">
            <text:p>12129510452</text:p>
          </table:table-cell>
          <table:table-cell office:value-type="float" office:value="17567421556" calcext:value-type="float">
            <text:p>17567421556</text:p>
          </table:table-cell>
          <table:table-cell/>
          <table:table-cell office:value-type="float" office:value="18435478246" calcext:value-type="float">
            <text:p>18435478246</text:p>
          </table:table-cell>
          <table:table-cell office:value-type="float" office:value="18639827852" calcext:value-type="float">
            <text:p>18639827852</text:p>
          </table:table-cell>
          <table:table-cell office:value-type="float" office:value="1541233043" calcext:value-type="float">
            <text:p>1541233043</text:p>
          </table:table-cell>
          <table:table-cell/>
          <table:table-cell table:formula="of:=ROUND(([.G67]-[.C67])/99)" office:value-type="float" office:value="8228533" calcext:value-type="float">
            <text:p>8228533</text:p>
          </table:table-cell>
          <table:table-cell table:formula="of:=ROUND(([.H67]-[.D67])/99)" office:value-type="float" office:value="65760782" calcext:value-type="float">
            <text:p>65760782</text:p>
          </table:table-cell>
          <table:table-cell table:formula="of:=ROUND(([.I67]-[.E67])/99)" office:value-type="float" office:value="-161880692" calcext:value-type="float">
            <text:p>-161880692</text:p>
          </table:table-cell>
        </table:table-row>
        <table:table-row table:style-name="ro1">
          <table:table-cell office:value-type="string" calcext:value-type="string">
            <text:p>OFFCORE_REQUESTS_OUTSTANDING.DEMAND_RFO</text:p>
          </table:table-cell>
          <table:table-cell office:value-type="string" calcext:value-type="string">
            <text:p>r0460:u</text:p>
          </table:table-cell>
          <table:table-cell office:value-type="float" office:value="17470557" calcext:value-type="float">
            <text:p>17470557</text:p>
          </table:table-cell>
          <table:table-cell office:value-type="float" office:value="343695225" calcext:value-type="float">
            <text:p>343695225</text:p>
          </table:table-cell>
          <table:table-cell office:value-type="float" office:value="59442949" calcext:value-type="float">
            <text:p>59442949</text:p>
          </table:table-cell>
          <table:table-cell/>
          <table:table-cell office:value-type="float" office:value="888308710" calcext:value-type="float">
            <text:p>888308710</text:p>
          </table:table-cell>
          <table:table-cell office:value-type="float" office:value="900630396" calcext:value-type="float">
            <text:p>900630396</text:p>
          </table:table-cell>
          <table:table-cell office:value-type="float" office:value="919191694" calcext:value-type="float">
            <text:p>919191694</text:p>
          </table:table-cell>
          <table:table-cell/>
          <table:table-cell table:formula="of:=ROUND(([.G68]-[.C68])/99)" office:value-type="float" office:value="8796345" calcext:value-type="float">
            <text:p>8796345</text:p>
          </table:table-cell>
          <table:table-cell table:formula="of:=ROUND(([.H68]-[.D68])/99)" office:value-type="float" office:value="5625608" calcext:value-type="float">
            <text:p>5625608</text:p>
          </table:table-cell>
          <table:table-cell table:formula="of:=ROUND(([.I68]-[.E68])/99)" office:value-type="float" office:value="8684331" calcext:value-type="float">
            <text:p>8684331</text:p>
          </table:table-cell>
        </table:table-row>
        <table:table-row table:style-name="ro1">
          <table:table-cell office:value-type="string" calcext:value-type="string">
            <text:p>OFFCORE_REQUESTS_OUTSTANDING.ALL_DATA_RD</text:p>
          </table:table-cell>
          <table:table-cell office:value-type="string" calcext:value-type="string">
            <text:p>r0860:u</text:p>
          </table:table-cell>
          <table:table-cell office:value-type="float" office:value="2477819674" calcext:value-type="float">
            <text:p>2477819674</text:p>
          </table:table-cell>
          <table:table-cell office:value-type="float" office:value="2487621981" calcext:value-type="float">
            <text:p>2487621981</text:p>
          </table:table-cell>
          <table:table-cell office:value-type="float" office:value="1427534654" calcext:value-type="float">
            <text:p>1427534654</text:p>
          </table:table-cell>
          <table:table-cell/>
          <table:table-cell office:value-type="float" office:value="144067765636" calcext:value-type="float">
            <text:p>144067765636</text:p>
          </table:table-cell>
          <table:table-cell office:value-type="float" office:value="137836173216" calcext:value-type="float">
            <text:p>137836173216</text:p>
          </table:table-cell>
          <table:table-cell office:value-type="float" office:value="139072730340" calcext:value-type="float">
            <text:p>139072730340</text:p>
          </table:table-cell>
          <table:table-cell/>
          <table:table-cell table:formula="of:=ROUND(([.G69]-[.C69])/99)" office:value-type="float" office:value="1430201474" calcext:value-type="float">
            <text:p>1430201474</text:p>
          </table:table-cell>
          <table:table-cell table:formula="of:=ROUND(([.H69]-[.D69])/99)" office:value-type="float" office:value="1367157083" calcext:value-type="float">
            <text:p>1367157083</text:p>
          </table:table-cell>
          <table:table-cell table:formula="of:=ROUND(([.I69]-[.E69])/99)" office:value-type="float" office:value="1390355512" calcext:value-type="float">
            <text:p>1390355512</text:p>
          </table:table-cell>
        </table:table-row>
        <table:table-row table:style-name="ro1">
          <table:table-cell office:value-type="string" calcext:value-type="string">
            <text:p>LOCK_CYCLES.SPLIT_LOCK_UC_LOCK_DURATION</text:p>
          </table:table-cell>
          <table:table-cell office:value-type="string" calcext:value-type="string">
            <text:p>r0163: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ROUND(([.G70]-[.C70])/99)" office:value-type="float" office:value="0" calcext:value-type="float">
            <text:p>0</text:p>
          </table:table-cell>
          <table:table-cell table:formula="of:=ROUND(([.H70]-[.D70])/99)" office:value-type="float" office:value="0" calcext:value-type="float">
            <text:p>0</text:p>
          </table:table-cell>
          <table:table-cell table:formula="of:=ROUND(([.I70]-[.E70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_CYCLES.CACHE_LOCK_DURATION</text:p>
          </table:table-cell>
          <table:table-cell office:value-type="string" calcext:value-type="string">
            <text:p>r0263:u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211" calcext:value-type="float">
            <text:p>211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31" calcext:value-type="float">
            <text:p>231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ROUND(([.G71]-[.C71])/99)" office:value-type="float" office:value="-0" calcext:value-type="float">
            <text:p>0</text:p>
          </table:table-cell>
          <table:table-cell table:formula="of:=ROUND(([.H71]-[.D71])/99)" office:value-type="float" office:value="0" calcext:value-type="float">
            <text:p>0</text:p>
          </table:table-cell>
          <table:table-cell table:formula="of:=ROUND(([.I71]-[.E71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Q.EMPTY</text:p>
          </table:table-cell>
          <table:table-cell office:value-type="string" calcext:value-type="string">
            <text:p>r0279:u</text:p>
          </table:table-cell>
          <table:table-cell office:value-type="float" office:value="234187039" calcext:value-type="float">
            <text:p>234187039</text:p>
          </table:table-cell>
          <table:table-cell office:value-type="float" office:value="234003742" calcext:value-type="float">
            <text:p>234003742</text:p>
          </table:table-cell>
          <table:table-cell office:value-type="float" office:value="234241380" calcext:value-type="float">
            <text:p>234241380</text:p>
          </table:table-cell>
          <table:table-cell/>
          <table:table-cell office:value-type="float" office:value="356900211" calcext:value-type="float">
            <text:p>356900211</text:p>
          </table:table-cell>
          <table:table-cell office:value-type="float" office:value="360375980" calcext:value-type="float">
            <text:p>360375980</text:p>
          </table:table-cell>
          <table:table-cell office:value-type="float" office:value="408221642" calcext:value-type="float">
            <text:p>408221642</text:p>
          </table:table-cell>
          <table:table-cell/>
          <table:table-cell table:formula="of:=ROUND(([.G72]-[.C72])/99)" office:value-type="float" office:value="1239527" calcext:value-type="float">
            <text:p>1239527</text:p>
          </table:table-cell>
          <table:table-cell table:formula="of:=ROUND(([.H72]-[.D72])/99)" office:value-type="float" office:value="1276487" calcext:value-type="float">
            <text:p>1276487</text:p>
          </table:table-cell>
          <table:table-cell table:formula="of:=ROUND(([.I72]-[.E72])/99)" office:value-type="float" office:value="1757376" calcext:value-type="float">
            <text:p>1757376</text:p>
          </table:table-cell>
        </table:table-row>
        <table:table-row table:style-name="ro1">
          <table:table-cell office:value-type="string" calcext:value-type="string">
            <text:p>IDQ.MITE_UOPS</text:p>
          </table:table-cell>
          <table:table-cell office:value-type="string" calcext:value-type="string">
            <text:p>r0479:u</text:p>
          </table:table-cell>
          <table:table-cell office:value-type="float" office:value="4983395" calcext:value-type="float">
            <text:p>4983395</text:p>
          </table:table-cell>
          <table:table-cell office:value-type="float" office:value="5061329" calcext:value-type="float">
            <text:p>5061329</text:p>
          </table:table-cell>
          <table:table-cell office:value-type="float" office:value="5867733" calcext:value-type="float">
            <text:p>5867733</text:p>
          </table:table-cell>
          <table:table-cell/>
          <table:table-cell office:value-type="float" office:value="29547152" calcext:value-type="float">
            <text:p>29547152</text:p>
          </table:table-cell>
          <table:table-cell office:value-type="float" office:value="29480228" calcext:value-type="float">
            <text:p>29480228</text:p>
          </table:table-cell>
          <table:table-cell office:value-type="float" office:value="38062393" calcext:value-type="float">
            <text:p>38062393</text:p>
          </table:table-cell>
          <table:table-cell/>
          <table:table-cell table:formula="of:=ROUND(([.G73]-[.C73])/99)" office:value-type="float" office:value="248119" calcext:value-type="float">
            <text:p>248119</text:p>
          </table:table-cell>
          <table:table-cell table:formula="of:=ROUND(([.H73]-[.D73])/99)" office:value-type="float" office:value="246656" calcext:value-type="float">
            <text:p>246656</text:p>
          </table:table-cell>
          <table:table-cell table:formula="of:=ROUND(([.I73]-[.E73])/99)" office:value-type="float" office:value="325199" calcext:value-type="float">
            <text:p>325199</text:p>
          </table:table-cell>
        </table:table-row>
        <table:table-row table:style-name="ro1">
          <table:table-cell office:value-type="string" calcext:value-type="string">
            <text:p>IDQ.DSB_UOPS</text:p>
          </table:table-cell>
          <table:table-cell office:value-type="string" calcext:value-type="string">
            <text:p>r0879:u</text:p>
          </table:table-cell>
          <table:table-cell office:value-type="float" office:value="4916592171" calcext:value-type="float">
            <text:p>4916592171</text:p>
          </table:table-cell>
          <table:table-cell office:value-type="float" office:value="4916149109" calcext:value-type="float">
            <text:p>4916149109</text:p>
          </table:table-cell>
          <table:table-cell office:value-type="float" office:value="4917085527" calcext:value-type="float">
            <text:p>4917085527</text:p>
          </table:table-cell>
          <table:table-cell/>
          <table:table-cell office:value-type="float" office:value="5538278009" calcext:value-type="float">
            <text:p>5538278009</text:p>
          </table:table-cell>
          <table:table-cell office:value-type="float" office:value="5771326283" calcext:value-type="float">
            <text:p>5771326283</text:p>
          </table:table-cell>
          <table:table-cell office:value-type="float" office:value="6346400822" calcext:value-type="float">
            <text:p>6346400822</text:p>
          </table:table-cell>
          <table:table-cell/>
          <table:table-cell table:formula="of:=ROUND(([.G74]-[.C74])/99)" office:value-type="float" office:value="6279655" calcext:value-type="float">
            <text:p>6279655</text:p>
          </table:table-cell>
          <table:table-cell table:formula="of:=ROUND(([.H74]-[.D74])/99)" office:value-type="float" office:value="8638153" calcext:value-type="float">
            <text:p>8638153</text:p>
          </table:table-cell>
          <table:table-cell table:formula="of:=ROUND(([.I74]-[.E74])/99)" office:value-type="float" office:value="14437528" calcext:value-type="float">
            <text:p>14437528</text:p>
          </table:table-cell>
        </table:table-row>
        <table:table-row table:style-name="ro1">
          <table:table-cell office:value-type="string" calcext:value-type="string">
            <text:p>IDQ.MS_DSB_UOPS</text:p>
          </table:table-cell>
          <table:table-cell office:value-type="string" calcext:value-type="string">
            <text:p>r1079:u</text:p>
          </table:table-cell>
          <table:table-cell office:value-type="float" office:value="74285495" calcext:value-type="float">
            <text:p>74285495</text:p>
          </table:table-cell>
          <table:table-cell office:value-type="float" office:value="74243314" calcext:value-type="float">
            <text:p>74243314</text:p>
          </table:table-cell>
          <table:table-cell office:value-type="float" office:value="74251538" calcext:value-type="float">
            <text:p>74251538</text:p>
          </table:table-cell>
          <table:table-cell/>
          <table:table-cell office:value-type="float" office:value="74333739" calcext:value-type="float">
            <text:p>74333739</text:p>
          </table:table-cell>
          <table:table-cell office:value-type="float" office:value="74078696" calcext:value-type="float">
            <text:p>74078696</text:p>
          </table:table-cell>
          <table:table-cell office:value-type="float" office:value="74191285" calcext:value-type="float">
            <text:p>74191285</text:p>
          </table:table-cell>
          <table:table-cell/>
          <table:table-cell table:formula="of:=ROUND(([.G75]-[.C75])/99)" office:value-type="float" office:value="487" calcext:value-type="float">
            <text:p>487</text:p>
          </table:table-cell>
          <table:table-cell table:formula="of:=ROUND(([.H75]-[.D75])/99)" office:value-type="float" office:value="-1663" calcext:value-type="float">
            <text:p>-1663</text:p>
          </table:table-cell>
          <table:table-cell table:formula="of:=ROUND(([.I75]-[.E75])/99)" office:value-type="float" office:value="-609" calcext:value-type="float">
            <text:p>-609</text:p>
          </table:table-cell>
        </table:table-row>
        <table:table-row table:style-name="ro1">
          <table:table-cell office:value-type="string" calcext:value-type="string">
            <text:p>IDQ.MS_MITE_UOPS</text:p>
          </table:table-cell>
          <table:table-cell office:value-type="string" calcext:value-type="string">
            <text:p>r2079:u</text:p>
          </table:table-cell>
          <table:table-cell office:value-type="float" office:value="61685030" calcext:value-type="float">
            <text:p>61685030</text:p>
          </table:table-cell>
          <table:table-cell office:value-type="float" office:value="61666567" calcext:value-type="float">
            <text:p>61666567</text:p>
          </table:table-cell>
          <table:table-cell office:value-type="float" office:value="61750508" calcext:value-type="float">
            <text:p>61750508</text:p>
          </table:table-cell>
          <table:table-cell/>
          <table:table-cell office:value-type="float" office:value="84887880" calcext:value-type="float">
            <text:p>84887880</text:p>
          </table:table-cell>
          <table:table-cell office:value-type="float" office:value="84592693" calcext:value-type="float">
            <text:p>84592693</text:p>
          </table:table-cell>
          <table:table-cell office:value-type="float" office:value="93193059" calcext:value-type="float">
            <text:p>93193059</text:p>
          </table:table-cell>
          <table:table-cell/>
          <table:table-cell table:formula="of:=ROUND(([.G76]-[.C76])/99)" office:value-type="float" office:value="234372" calcext:value-type="float">
            <text:p>234372</text:p>
          </table:table-cell>
          <table:table-cell table:formula="of:=ROUND(([.H76]-[.D76])/99)" office:value-type="float" office:value="231577" calcext:value-type="float">
            <text:p>231577</text:p>
          </table:table-cell>
          <table:table-cell table:formula="of:=ROUND(([.I76]-[.E76])/99)" office:value-type="float" office:value="317602" calcext:value-type="float">
            <text:p>317602</text:p>
          </table:table-cell>
        </table:table-row>
        <table:table-row table:style-name="ro1">
          <table:table-cell office:value-type="string" calcext:value-type="string">
            <text:p>IDQ.MS_UOPS</text:p>
          </table:table-cell>
          <table:table-cell office:value-type="string" calcext:value-type="string">
            <text:p>r3079:u</text:p>
          </table:table-cell>
          <table:table-cell office:value-type="float" office:value="135970525" calcext:value-type="float">
            <text:p>135970525</text:p>
          </table:table-cell>
          <table:table-cell office:value-type="float" office:value="135909881" calcext:value-type="float">
            <text:p>135909881</text:p>
          </table:table-cell>
          <table:table-cell office:value-type="float" office:value="136002046" calcext:value-type="float">
            <text:p>136002046</text:p>
          </table:table-cell>
          <table:table-cell/>
          <table:table-cell office:value-type="float" office:value="159221619" calcext:value-type="float">
            <text:p>159221619</text:p>
          </table:table-cell>
          <table:table-cell office:value-type="float" office:value="158671389" calcext:value-type="float">
            <text:p>158671389</text:p>
          </table:table-cell>
          <table:table-cell office:value-type="float" office:value="167384344" calcext:value-type="float">
            <text:p>167384344</text:p>
          </table:table-cell>
          <table:table-cell/>
          <table:table-cell table:formula="of:=ROUND(([.G77]-[.C77])/99)" office:value-type="float" office:value="234860" calcext:value-type="float">
            <text:p>234860</text:p>
          </table:table-cell>
          <table:table-cell table:formula="of:=ROUND(([.H77]-[.D77])/99)" office:value-type="float" office:value="229914" calcext:value-type="float">
            <text:p>229914</text:p>
          </table:table-cell>
          <table:table-cell table:formula="of:=ROUND(([.I77]-[.E77])/99)" office:value-type="float" office:value="316993" calcext:value-type="float">
            <text:p>316993</text:p>
          </table:table-cell>
        </table:table-row>
        <table:table-row table:style-name="ro1">
          <table:table-cell office:value-type="string" calcext:value-type="string">
            <text:p>IDQ.ALL_DSB_CYCLES_ANY_UOPS</text:p>
          </table:table-cell>
          <table:table-cell office:value-type="string" calcext:value-type="string">
            <text:p>r01001879:u</text:p>
          </table:table-cell>
          <table:table-cell office:value-type="float" office:value="1593895338" calcext:value-type="float">
            <text:p>1593895338</text:p>
          </table:table-cell>
          <table:table-cell office:value-type="float" office:value="1594104649" calcext:value-type="float">
            <text:p>1594104649</text:p>
          </table:table-cell>
          <table:table-cell office:value-type="float" office:value="1593960799" calcext:value-type="float">
            <text:p>1593960799</text:p>
          </table:table-cell>
          <table:table-cell/>
          <table:table-cell office:value-type="float" office:value="1805082298" calcext:value-type="float">
            <text:p>1805082298</text:p>
          </table:table-cell>
          <table:table-cell office:value-type="float" office:value="1739869601" calcext:value-type="float">
            <text:p>1739869601</text:p>
          </table:table-cell>
          <table:table-cell office:value-type="float" office:value="1941202248" calcext:value-type="float">
            <text:p>1941202248</text:p>
          </table:table-cell>
          <table:table-cell/>
          <table:table-cell table:formula="of:=ROUND(([.G78]-[.C78])/99)" office:value-type="float" office:value="2133202" calcext:value-type="float">
            <text:p>2133202</text:p>
          </table:table-cell>
          <table:table-cell table:formula="of:=ROUND(([.H78]-[.D78])/99)" office:value-type="float" office:value="1472373" calcext:value-type="float">
            <text:p>1472373</text:p>
          </table:table-cell>
          <table:table-cell table:formula="of:=ROUND(([.I78]-[.E78])/99)" office:value-type="float" office:value="3507489" calcext:value-type="float">
            <text:p>3507489</text:p>
          </table:table-cell>
        </table:table-row>
        <table:table-row table:style-name="ro1">
          <table:table-cell office:value-type="string" calcext:value-type="string">
            <text:p>IDQ.ALL_DSB_CYCLES_4_UOPS</text:p>
          </table:table-cell>
          <table:table-cell office:value-type="string" calcext:value-type="string">
            <text:p>r04001879:u</text:p>
          </table:table-cell>
          <table:table-cell office:value-type="float" office:value="828467509" calcext:value-type="float">
            <text:p>828467509</text:p>
          </table:table-cell>
          <table:table-cell office:value-type="float" office:value="828574366" calcext:value-type="float">
            <text:p>828574366</text:p>
          </table:table-cell>
          <table:table-cell office:value-type="float" office:value="828595313" calcext:value-type="float">
            <text:p>828595313</text:p>
          </table:table-cell>
          <table:table-cell/>
          <table:table-cell office:value-type="float" office:value="877092437" calcext:value-type="float">
            <text:p>877092437</text:p>
          </table:table-cell>
          <table:table-cell office:value-type="float" office:value="872051774" calcext:value-type="float">
            <text:p>872051774</text:p>
          </table:table-cell>
          <table:table-cell office:value-type="float" office:value="902557941" calcext:value-type="float">
            <text:p>902557941</text:p>
          </table:table-cell>
          <table:table-cell/>
          <table:table-cell table:formula="of:=ROUND(([.G79]-[.C79])/99)" office:value-type="float" office:value="491161" calcext:value-type="float">
            <text:p>491161</text:p>
          </table:table-cell>
          <table:table-cell table:formula="of:=ROUND(([.H79]-[.D79])/99)" office:value-type="float" office:value="439166" calcext:value-type="float">
            <text:p>439166</text:p>
          </table:table-cell>
          <table:table-cell table:formula="of:=ROUND(([.I79]-[.E79])/99)" office:value-type="float" office:value="747097" calcext:value-type="float">
            <text:p>747097</text:p>
          </table:table-cell>
        </table:table-row>
        <table:table-row table:style-name="ro1">
          <table:table-cell office:value-type="string" calcext:value-type="string">
            <text:p>IDQ.ALL_MITE_CYCLES_ANY_UOPS</text:p>
          </table:table-cell>
          <table:table-cell office:value-type="string" calcext:value-type="string">
            <text:p>r01002479:u</text:p>
          </table:table-cell>
          <table:table-cell office:value-type="float" office:value="37121099" calcext:value-type="float">
            <text:p>37121099</text:p>
          </table:table-cell>
          <table:table-cell office:value-type="float" office:value="37210459" calcext:value-type="float">
            <text:p>37210459</text:p>
          </table:table-cell>
          <table:table-cell office:value-type="float" office:value="37521382" calcext:value-type="float">
            <text:p>37521382</text:p>
          </table:table-cell>
          <table:table-cell/>
          <table:table-cell office:value-type="float" office:value="55175608" calcext:value-type="float">
            <text:p>55175608</text:p>
          </table:table-cell>
          <table:table-cell office:value-type="float" office:value="51076446" calcext:value-type="float">
            <text:p>51076446</text:p>
          </table:table-cell>
          <table:table-cell office:value-type="float" office:value="64822518" calcext:value-type="float">
            <text:p>64822518</text:p>
          </table:table-cell>
          <table:table-cell/>
          <table:table-cell table:formula="of:=ROUND(([.G80]-[.C80])/99)" office:value-type="float" office:value="182369" calcext:value-type="float">
            <text:p>182369</text:p>
          </table:table-cell>
          <table:table-cell table:formula="of:=ROUND(([.H80]-[.D80])/99)" office:value-type="float" office:value="140060" calcext:value-type="float">
            <text:p>140060</text:p>
          </table:table-cell>
          <table:table-cell table:formula="of:=ROUND(([.I80]-[.E80])/99)" office:value-type="float" office:value="275769" calcext:value-type="float">
            <text:p>275769</text:p>
          </table:table-cell>
        </table:table-row>
        <table:table-row table:style-name="ro1">
          <table:table-cell office:value-type="string" calcext:value-type="string">
            <text:p>IDQ.ALL_MITE_CYCLES_4_UOPS</text:p>
          </table:table-cell>
          <table:table-cell office:value-type="string" calcext:value-type="string">
            <text:p>r04002479:u</text:p>
          </table:table-cell>
          <table:table-cell office:value-type="float" office:value="7062026" calcext:value-type="float">
            <text:p>7062026</text:p>
          </table:table-cell>
          <table:table-cell office:value-type="float" office:value="7083488" calcext:value-type="float">
            <text:p>7083488</text:p>
          </table:table-cell>
          <table:table-cell office:value-type="float" office:value="7206358" calcext:value-type="float">
            <text:p>7206358</text:p>
          </table:table-cell>
          <table:table-cell/>
          <table:table-cell office:value-type="float" office:value="9729965" calcext:value-type="float">
            <text:p>9729965</text:p>
          </table:table-cell>
          <table:table-cell office:value-type="float" office:value="9715885" calcext:value-type="float">
            <text:p>9715885</text:p>
          </table:table-cell>
          <table:table-cell office:value-type="float" office:value="9916436" calcext:value-type="float">
            <text:p>9916436</text:p>
          </table:table-cell>
          <table:table-cell/>
          <table:table-cell table:formula="of:=ROUND(([.G81]-[.C81])/99)" office:value-type="float" office:value="26949" calcext:value-type="float">
            <text:p>26949</text:p>
          </table:table-cell>
          <table:table-cell table:formula="of:=ROUND(([.H81]-[.D81])/99)" office:value-type="float" office:value="26590" calcext:value-type="float">
            <text:p>26590</text:p>
          </table:table-cell>
          <table:table-cell table:formula="of:=ROUND(([.I81]-[.E81])/99)" office:value-type="float" office:value="27375" calcext:value-type="float">
            <text:p>27375</text:p>
          </table:table-cell>
        </table:table-row>
        <table:table-row table:style-name="ro1">
          <table:table-cell office:value-type="string" calcext:value-type="string">
            <text:p>IDQ.MITE_ALL_UOPS</text:p>
          </table:table-cell>
          <table:table-cell office:value-type="string" calcext:value-type="string">
            <text:p>r3c79:u</text:p>
          </table:table-cell>
          <table:table-cell office:value-type="float" office:value="5057783011" calcext:value-type="float">
            <text:p>5057783011</text:p>
          </table:table-cell>
          <table:table-cell office:value-type="float" office:value="5057703132" calcext:value-type="float">
            <text:p>5057703132</text:p>
          </table:table-cell>
          <table:table-cell office:value-type="float" office:value="5057788551" calcext:value-type="float">
            <text:p>5057788551</text:p>
          </table:table-cell>
          <table:table-cell/>
          <table:table-cell office:value-type="float" office:value="5427082579" calcext:value-type="float">
            <text:p>5427082579</text:p>
          </table:table-cell>
          <table:table-cell office:value-type="float" office:value="5896672586" calcext:value-type="float">
            <text:p>5896672586</text:p>
          </table:table-cell>
          <table:table-cell office:value-type="float" office:value="6086451057" calcext:value-type="float">
            <text:p>6086451057</text:p>
          </table:table-cell>
          <table:table-cell/>
          <table:table-cell table:formula="of:=ROUND(([.G82]-[.C82])/99)" office:value-type="float" office:value="3730299" calcext:value-type="float">
            <text:p>3730299</text:p>
          </table:table-cell>
          <table:table-cell table:formula="of:=ROUND(([.H82]-[.D82])/99)" office:value-type="float" office:value="8474439" calcext:value-type="float">
            <text:p>8474439</text:p>
          </table:table-cell>
          <table:table-cell table:formula="of:=ROUND(([.I82]-[.E82])/99)" office:value-type="float" office:value="10390530" calcext:value-type="float">
            <text:p>10390530</text:p>
          </table:table-cell>
        </table:table-row>
        <table:table-row table:style-name="ro1">
          <table:table-cell office:value-type="string" calcext:value-type="string">
            <text:p>ICACHE.MISSES</text:p>
          </table:table-cell>
          <table:table-cell office:value-type="string" calcext:value-type="string">
            <text:p>r0280:u</text:p>
          </table:table-cell>
          <table:table-cell office:value-type="float" office:value="4680" calcext:value-type="float">
            <text:p>4680</text:p>
          </table:table-cell>
          <table:table-cell office:value-type="float" office:value="4602" calcext:value-type="float">
            <text:p>4602</text:p>
          </table:table-cell>
          <table:table-cell office:value-type="float" office:value="4102" calcext:value-type="float">
            <text:p>4102</text:p>
          </table:table-cell>
          <table:table-cell/>
          <table:table-cell office:value-type="float" office:value="22857" calcext:value-type="float">
            <text:p>22857</text:p>
          </table:table-cell>
          <table:table-cell office:value-type="float" office:value="21123" calcext:value-type="float">
            <text:p>21123</text:p>
          </table:table-cell>
          <table:table-cell office:value-type="float" office:value="20022" calcext:value-type="float">
            <text:p>20022</text:p>
          </table:table-cell>
          <table:table-cell/>
          <table:table-cell table:formula="of:=ROUND(([.G83]-[.C83])/99)" office:value-type="float" office:value="184" calcext:value-type="float">
            <text:p>184</text:p>
          </table:table-cell>
          <table:table-cell table:formula="of:=ROUND(([.H83]-[.D83])/99)" office:value-type="float" office:value="167" calcext:value-type="float">
            <text:p>167</text:p>
          </table:table-cell>
          <table:table-cell table:formula="of:=ROUND(([.I83]-[.E83])/99)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ITLB_MISSES.MISS_CAUSES_A_WALK</text:p>
          </table:table-cell>
          <table:table-cell office:value-type="string" calcext:value-type="string">
            <text:p>r0185:u</text:p>
          </table:table-cell>
          <table:table-cell office:value-type="float" office:value="1224" calcext:value-type="float">
            <text:p>1224</text:p>
          </table:table-cell>
          <table:table-cell office:value-type="float" office:value="1227" calcext:value-type="float">
            <text:p>1227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39" calcext:value-type="float">
            <text:p>939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ROUND(([.G84]-[.C84])/99)" office:value-type="float" office:value="37" calcext:value-type="float">
            <text:p>37</text:p>
          </table:table-cell>
          <table:table-cell table:formula="of:=ROUND(([.H84]-[.D84])/99)" office:value-type="float" office:value="-3" calcext:value-type="float">
            <text:p>-3</text:p>
          </table:table-cell>
          <table:table-cell table:formula="of:=ROUND(([.I84]-[.E84])/99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TLB_MISSES.WALK_COMPLETED_4K</text:p>
          </table:table-cell>
          <table:table-cell office:value-type="string" calcext:value-type="string">
            <text:p>r0285:u</text:p>
          </table:table-cell>
          <table:table-cell office:value-type="float" office:value="829" calcext:value-type="float">
            <text:p>829</text:p>
          </table:table-cell>
          <table:table-cell office:value-type="float" office:value="824" calcext:value-type="float">
            <text:p>824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float" office:value="3392" calcext:value-type="float">
            <text:p>3392</text:p>
          </table:table-cell>
          <table:table-cell office:value-type="float" office:value="580" calcext:value-type="float">
            <text:p>580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ROUND(([.G85]-[.C85])/99)" office:value-type="float" office:value="26" calcext:value-type="float">
            <text:p>26</text:p>
          </table:table-cell>
          <table:table-cell table:formula="of:=ROUND(([.H85]-[.D85])/99)" office:value-type="float" office:value="-2" calcext:value-type="float">
            <text:p>-2</text:p>
          </table:table-cell>
          <table:table-cell table:formula="of:=ROUND(([.I85]-[.E85])/99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TLB_MISSES.WALK_COMPLETED_2M_4M</text:p>
          </table:table-cell>
          <table:table-cell office:value-type="string" calcext:value-type="string">
            <text:p>r0485: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ROUND(([.G86]-[.C86])/99)" office:value-type="float" office:value="0" calcext:value-type="float">
            <text:p>0</text:p>
          </table:table-cell>
          <table:table-cell table:formula="of:=ROUND(([.H86]-[.D86])/99)" office:value-type="float" office:value="0" calcext:value-type="float">
            <text:p>0</text:p>
          </table:table-cell>
          <table:table-cell table:formula="of:=ROUND(([.I86]-[.E86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LB_MISSES.WALK_COMPLETED</text:p>
          </table:table-cell>
          <table:table-cell office:value-type="string" calcext:value-type="string">
            <text:p>r0e85:u</text:p>
          </table:table-cell>
          <table:table-cell office:value-type="float" office:value="472" calcext:value-type="float">
            <text:p>472</text:p>
          </table:table-cell>
          <table:table-cell office:value-type="float" office:value="487" calcext:value-type="float">
            <text:p>487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3412" calcext:value-type="float">
            <text:p>3412</text:p>
          </table:table-cell>
          <table:table-cell office:value-type="float" office:value="3238" calcext:value-type="float">
            <text:p>3238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ROUND(([.G87]-[.C87])/99)" office:value-type="float" office:value="30" calcext:value-type="float">
            <text:p>30</text:p>
          </table:table-cell>
          <table:table-cell table:formula="of:=ROUND(([.H87]-[.D87])/99)" office:value-type="float" office:value="28" calcext:value-type="float">
            <text:p>28</text:p>
          </table:table-cell>
          <table:table-cell table:formula="of:=ROUND(([.I87]-[.E87])/99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TLB_MISSES.WALK_DURATION</text:p>
          </table:table-cell>
          <table:table-cell office:value-type="string" calcext:value-type="string">
            <text:p>r1085:u</text:p>
          </table:table-cell>
          <table:table-cell office:value-type="float" office:value="24000" calcext:value-type="float">
            <text:p>24000</text:p>
          </table:table-cell>
          <table:table-cell office:value-type="float" office:value="24249" calcext:value-type="float">
            <text:p>24249</text:p>
          </table:table-cell>
          <table:table-cell office:value-type="float" office:value="24268" calcext:value-type="float">
            <text:p>24268</text:p>
          </table:table-cell>
          <table:table-cell/>
          <table:table-cell office:value-type="float" office:value="804579" calcext:value-type="float">
            <text:p>804579</text:p>
          </table:table-cell>
          <table:table-cell office:value-type="float" office:value="824242" calcext:value-type="float">
            <text:p>824242</text:p>
          </table:table-cell>
          <table:table-cell office:value-type="float" office:value="498799" calcext:value-type="float">
            <text:p>498799</text:p>
          </table:table-cell>
          <table:table-cell/>
          <table:table-cell table:formula="of:=ROUND(([.G88]-[.C88])/99)" office:value-type="float" office:value="7885" calcext:value-type="float">
            <text:p>7885</text:p>
          </table:table-cell>
          <table:table-cell table:formula="of:=ROUND(([.H88]-[.D88])/99)" office:value-type="float" office:value="8081" calcext:value-type="float">
            <text:p>8081</text:p>
          </table:table-cell>
          <table:table-cell table:formula="of:=ROUND(([.I88]-[.E88])/99)" office:value-type="float" office:value="4793" calcext:value-type="float">
            <text:p>4793</text:p>
          </table:table-cell>
        </table:table-row>
        <table:table-row table:style-name="ro1">
          <table:table-cell office:value-type="string" calcext:value-type="string">
            <text:p>ITLB_MISSES.STLB_HIT_4K</text:p>
          </table:table-cell>
          <table:table-cell office:value-type="string" calcext:value-type="string">
            <text:p>r2085:u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ROUND(([.G89]-[.C89])/99)" office:value-type="float" office:value="0" calcext:value-type="float">
            <text:p>0</text:p>
          </table:table-cell>
          <table:table-cell table:formula="of:=ROUND(([.H89]-[.D89])/99)" office:value-type="float" office:value="-0" calcext:value-type="float">
            <text:p>0</text:p>
          </table:table-cell>
          <table:table-cell table:formula="of:=ROUND(([.I89]-[.E89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LB_MISSES.STLB_HIT_2M</text:p>
          </table:table-cell>
          <table:table-cell office:value-type="string" calcext:value-type="string">
            <text:p>r4085: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ROUND(([.G90]-[.C90])/99)" office:value-type="float" office:value="0" calcext:value-type="float">
            <text:p>0</text:p>
          </table:table-cell>
          <table:table-cell table:formula="of:=ROUND(([.H90]-[.D90])/99)" office:value-type="float" office:value="0" calcext:value-type="float">
            <text:p>0</text:p>
          </table:table-cell>
          <table:table-cell table:formula="of:=ROUND(([.I90]-[.E90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LB_MISSES.STLB_HIT</text:p>
          </table:table-cell>
          <table:table-cell office:value-type="string" calcext:value-type="string">
            <text:p>r6085:u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ROUND(([.G91]-[.C91])/99)" office:value-type="float" office:value="0" calcext:value-type="float">
            <text:p>0</text:p>
          </table:table-cell>
          <table:table-cell table:formula="of:=ROUND(([.H91]-[.D91])/99)" office:value-type="float" office:value="-0" calcext:value-type="float">
            <text:p>0</text:p>
          </table:table-cell>
          <table:table-cell table:formula="of:=ROUND(([.I91]-[.E91])/99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ILD_STALL.LCP</text:p>
          </table:table-cell>
          <table:table-cell office:value-type="string" calcext:value-type="string">
            <text:p>r0187:u</text:p>
          </table:table-cell>
          <table:table-cell office:value-type="float" office:value="142" calcext:value-type="float">
            <text:p>142</text:p>
          </table:table-cell>
          <table:table-cell office:value-type="float" office:value="161" calcext:value-type="float">
            <text:p>16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ROUND(([.G92]-[.C92])/99)" office:value-type="float" office:value="-0" calcext:value-type="float">
            <text:p>0</text:p>
          </table:table-cell>
          <table:table-cell table:formula="of:=ROUND(([.H92]-[.D92])/99)" office:value-type="float" office:value="-1" calcext:value-type="float">
            <text:p>-1</text:p>
          </table:table-cell>
          <table:table-cell table:formula="of:=ROUND(([.I92]-[.E92])/99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LD_STALL.IQ_FULL</text:p>
          </table:table-cell>
          <table:table-cell office:value-type="string" calcext:value-type="string">
            <text:p>r0487:u</text:p>
          </table:table-cell>
          <table:table-cell office:value-type="float" office:value="641167" calcext:value-type="float">
            <text:p>641167</text:p>
          </table:table-cell>
          <table:table-cell office:value-type="float" office:value="662427" calcext:value-type="float">
            <text:p>662427</text:p>
          </table:table-cell>
          <table:table-cell office:value-type="float" office:value="682291" calcext:value-type="float">
            <text:p>682291</text:p>
          </table:table-cell>
          <table:table-cell/>
          <table:table-cell office:value-type="float" office:value="1215716" calcext:value-type="float">
            <text:p>1215716</text:p>
          </table:table-cell>
          <table:table-cell office:value-type="float" office:value="1620806" calcext:value-type="float">
            <text:p>1620806</text:p>
          </table:table-cell>
          <table:table-cell office:value-type="float" office:value="1043459" calcext:value-type="float">
            <text:p>1043459</text:p>
          </table:table-cell>
          <table:table-cell/>
          <table:table-cell table:formula="of:=ROUND(([.G93]-[.C93])/99)" office:value-type="float" office:value="5804" calcext:value-type="float">
            <text:p>5804</text:p>
          </table:table-cell>
          <table:table-cell table:formula="of:=ROUND(([.H93]-[.D93])/99)" office:value-type="float" office:value="9681" calcext:value-type="float">
            <text:p>9681</text:p>
          </table:table-cell>
          <table:table-cell table:formula="of:=ROUND(([.I93]-[.E93])/99)" office:value-type="float" office:value="3648" calcext:value-type="float">
            <text:p>3648</text:p>
          </table:table-cell>
        </table:table-row>
        <table:table-row table:style-name="ro1">
          <table:table-cell office:value-type="string" calcext:value-type="string">
            <text:p>BR_INST_EXEC.COND.NOTAKEN</text:p>
          </table:table-cell>
          <table:table-cell office:value-type="string" calcext:value-type="string">
            <text:p>r4188:u</text:p>
          </table:table-cell>
          <table:table-cell office:value-type="float" office:value="303956593" calcext:value-type="float">
            <text:p>303956593</text:p>
          </table:table-cell>
          <table:table-cell office:value-type="float" office:value="304104273" calcext:value-type="float">
            <text:p>304104273</text:p>
          </table:table-cell>
          <table:table-cell office:value-type="float" office:value="303987616" calcext:value-type="float">
            <text:p>303987616</text:p>
          </table:table-cell>
          <table:table-cell/>
          <table:table-cell office:value-type="float" office:value="306685969" calcext:value-type="float">
            <text:p>306685969</text:p>
          </table:table-cell>
          <table:table-cell office:value-type="float" office:value="306484043" calcext:value-type="float">
            <text:p>306484043</text:p>
          </table:table-cell>
          <table:table-cell office:value-type="float" office:value="306432625" calcext:value-type="float">
            <text:p>306432625</text:p>
          </table:table-cell>
          <table:table-cell/>
          <table:table-cell table:formula="of:=ROUND(([.G94]-[.C94])/99)" office:value-type="float" office:value="27569" calcext:value-type="float">
            <text:p>27569</text:p>
          </table:table-cell>
          <table:table-cell table:formula="of:=ROUND(([.H94]-[.D94])/99)" office:value-type="float" office:value="24038" calcext:value-type="float">
            <text:p>24038</text:p>
          </table:table-cell>
          <table:table-cell table:formula="of:=ROUND(([.I94]-[.E94])/99)" office:value-type="float" office:value="24697" calcext:value-type="float">
            <text:p>24697</text:p>
          </table:table-cell>
        </table:table-row>
        <table:table-row table:style-name="ro1">
          <table:table-cell office:value-type="string" calcext:value-type="string">
            <text:p>BR_INST_EXEC.COND.TAKEN</text:p>
          </table:table-cell>
          <table:table-cell office:value-type="string" calcext:value-type="string">
            <text:p>r8188:u</text:p>
          </table:table-cell>
          <table:table-cell office:value-type="float" office:value="238662803" calcext:value-type="float">
            <text:p>238662803</text:p>
          </table:table-cell>
          <table:table-cell office:value-type="float" office:value="238655756" calcext:value-type="float">
            <text:p>238655756</text:p>
          </table:table-cell>
          <table:table-cell office:value-type="float" office:value="238654491" calcext:value-type="float">
            <text:p>238654491</text:p>
          </table:table-cell>
          <table:table-cell/>
          <table:table-cell office:value-type="float" office:value="3603478185" calcext:value-type="float">
            <text:p>3603478185</text:p>
          </table:table-cell>
          <table:table-cell office:value-type="float" office:value="3651181952" calcext:value-type="float">
            <text:p>3651181952</text:p>
          </table:table-cell>
          <table:table-cell office:value-type="float" office:value="3586053378" calcext:value-type="float">
            <text:p>3586053378</text:p>
          </table:table-cell>
          <table:table-cell/>
          <table:table-cell table:formula="of:=ROUND(([.G95]-[.C95])/99)" office:value-type="float" office:value="33988034" calcext:value-type="float">
            <text:p>33988034</text:p>
          </table:table-cell>
          <table:table-cell table:formula="of:=ROUND(([.H95]-[.D95])/99)" office:value-type="float" office:value="34469962" calcext:value-type="float">
            <text:p>34469962</text:p>
          </table:table-cell>
          <table:table-cell table:formula="of:=ROUND(([.I95]-[.E95])/99)" office:value-type="float" office:value="33812110" calcext:value-type="float">
            <text:p>33812110</text:p>
          </table:table-cell>
        </table:table-row>
        <table:table-row table:style-name="ro1">
          <table:table-cell office:value-type="string" calcext:value-type="string">
            <text:p>BR_INST_EXEC.DIRECT_JMP.TAKEN</text:p>
          </table:table-cell>
          <table:table-cell office:value-type="string" calcext:value-type="string">
            <text:p>r8288:u</text:p>
          </table:table-cell>
          <table:table-cell office:value-type="float" office:value="69916" calcext:value-type="float">
            <text:p>69916</text:p>
          </table:table-cell>
          <table:table-cell office:value-type="float" office:value="69864" calcext:value-type="float">
            <text:p>69864</text:p>
          </table:table-cell>
          <table:table-cell office:value-type="float" office:value="69746" calcext:value-type="float">
            <text:p>69746</text:p>
          </table:table-cell>
          <table:table-cell/>
          <table:table-cell office:value-type="float" office:value="71164" calcext:value-type="float">
            <text:p>71164</text:p>
          </table:table-cell>
          <table:table-cell office:value-type="float" office:value="71729" calcext:value-type="float">
            <text:p>71729</text:p>
          </table:table-cell>
          <table:table-cell office:value-type="float" office:value="71966" calcext:value-type="float">
            <text:p>71966</text:p>
          </table:table-cell>
          <table:table-cell/>
          <table:table-cell table:formula="of:=ROUND(([.G96]-[.C96])/99)" office:value-type="float" office:value="13" calcext:value-type="float">
            <text:p>13</text:p>
          </table:table-cell>
          <table:table-cell table:formula="of:=ROUND(([.H96]-[.D96])/99)" office:value-type="float" office:value="19" calcext:value-type="float">
            <text:p>19</text:p>
          </table:table-cell>
          <table:table-cell table:formula="of:=ROUND(([.I96]-[.E96])/99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R_INST_EXEC.INDIRECT_JMP_NON_CALL_RET.TAKEN</text:p>
          </table:table-cell>
          <table:table-cell office:value-type="string" calcext:value-type="string">
            <text:p>r8488:u</text:p>
          </table:table-cell>
          <table:table-cell office:value-type="float" office:value="67626017" calcext:value-type="float">
            <text:p>67626017</text:p>
          </table:table-cell>
          <table:table-cell office:value-type="float" office:value="67628431" calcext:value-type="float">
            <text:p>67628431</text:p>
          </table:table-cell>
          <table:table-cell office:value-type="float" office:value="67625882" calcext:value-type="float">
            <text:p>67625882</text:p>
          </table:table-cell>
          <table:table-cell/>
          <table:table-cell office:value-type="float" office:value="67631953" calcext:value-type="float">
            <text:p>67631953</text:p>
          </table:table-cell>
          <table:table-cell office:value-type="float" office:value="67623826" calcext:value-type="float">
            <text:p>67623826</text:p>
          </table:table-cell>
          <table:table-cell office:value-type="float" office:value="67627287" calcext:value-type="float">
            <text:p>67627287</text:p>
          </table:table-cell>
          <table:table-cell/>
          <table:table-cell table:formula="of:=ROUND(([.G97]-[.C97])/99)" office:value-type="float" office:value="60" calcext:value-type="float">
            <text:p>60</text:p>
          </table:table-cell>
          <table:table-cell table:formula="of:=ROUND(([.H97]-[.D97])/99)" office:value-type="float" office:value="-47" calcext:value-type="float">
            <text:p>-47</text:p>
          </table:table-cell>
          <table:table-cell table:formula="of:=ROUND(([.I97]-[.E97])/99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_INST_EXEC.RETURN_NEAR.TAKEN</text:p>
          </table:table-cell>
          <table:table-cell office:value-type="string" calcext:value-type="string">
            <text:p>r8888:u</text:p>
          </table:table-cell>
          <table:table-cell office:value-type="float" office:value="202411442" calcext:value-type="float">
            <text:p>202411442</text:p>
          </table:table-cell>
          <table:table-cell office:value-type="float" office:value="202424368" calcext:value-type="float">
            <text:p>202424368</text:p>
          </table:table-cell>
          <table:table-cell office:value-type="float" office:value="202414458" calcext:value-type="float">
            <text:p>202414458</text:p>
          </table:table-cell>
          <table:table-cell/>
          <table:table-cell office:value-type="float" office:value="202420209" calcext:value-type="float">
            <text:p>202420209</text:p>
          </table:table-cell>
          <table:table-cell office:value-type="float" office:value="202417356" calcext:value-type="float">
            <text:p>202417356</text:p>
          </table:table-cell>
          <table:table-cell office:value-type="float" office:value="202413937" calcext:value-type="float">
            <text:p>202413937</text:p>
          </table:table-cell>
          <table:table-cell/>
          <table:table-cell table:formula="of:=ROUND(([.G98]-[.C98])/99)" office:value-type="float" office:value="89" calcext:value-type="float">
            <text:p>89</text:p>
          </table:table-cell>
          <table:table-cell table:formula="of:=ROUND(([.H98]-[.D98])/99)" office:value-type="float" office:value="-71" calcext:value-type="float">
            <text:p>-71</text:p>
          </table:table-cell>
          <table:table-cell table:formula="of:=ROUND(([.I98]-[.E98])/99)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BR_INST_EXEC.DIRECT_NEAR_CALL.TAKEN</text:p>
          </table:table-cell>
          <table:table-cell office:value-type="string" calcext:value-type="string">
            <text:p>r9088:u</text:p>
          </table:table-cell>
          <table:table-cell office:value-type="float" office:value="202826150" calcext:value-type="float">
            <text:p>202826150</text:p>
          </table:table-cell>
          <table:table-cell office:value-type="float" office:value="202844478" calcext:value-type="float">
            <text:p>202844478</text:p>
          </table:table-cell>
          <table:table-cell office:value-type="float" office:value="202818908" calcext:value-type="float">
            <text:p>202818908</text:p>
          </table:table-cell>
          <table:table-cell/>
          <table:table-cell office:value-type="float" office:value="202835904" calcext:value-type="float">
            <text:p>202835904</text:p>
          </table:table-cell>
          <table:table-cell office:value-type="float" office:value="202825360" calcext:value-type="float">
            <text:p>202825360</text:p>
          </table:table-cell>
          <table:table-cell office:value-type="float" office:value="202824600" calcext:value-type="float">
            <text:p>202824600</text:p>
          </table:table-cell>
          <table:table-cell/>
          <table:table-cell table:formula="of:=ROUND(([.G99]-[.C99])/99)" office:value-type="float" office:value="99" calcext:value-type="float">
            <text:p>99</text:p>
          </table:table-cell>
          <table:table-cell table:formula="of:=ROUND(([.H99]-[.D99])/99)" office:value-type="float" office:value="-193" calcext:value-type="float">
            <text:p>-193</text:p>
          </table:table-cell>
          <table:table-cell table:formula="of:=ROUND(([.I99]-[.E99])/99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R_INST_EXEC.INDIRECT_NEAR_CALL.TAKEN</text:p>
          </table:table-cell>
          <table:table-cell office:value-type="string" calcext:value-type="string">
            <text:p>ra088:u</text:p>
          </table:table-cell>
          <table:table-cell office:value-type="float" office:value="331" calcext:value-type="float">
            <text:p>331</text:p>
          </table:table-cell>
          <table:table-cell office:value-type="float" office:value="321" calcext:value-type="float">
            <text:p>321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06" calcext:value-type="float">
            <text:p>606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ROUND(([.G100]-[.C100])/99)" office:value-type="float" office:value="3" calcext:value-type="float">
            <text:p>3</text:p>
          </table:table-cell>
          <table:table-cell table:formula="of:=ROUND(([.H100]-[.D100])/99)" office:value-type="float" office:value="3" calcext:value-type="float">
            <text:p>3</text:p>
          </table:table-cell>
          <table:table-cell table:formula="of:=ROUND(([.I100]-[.E100])/99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_INST_EXEC.ALL_BRANCHES</text:p>
          </table:table-cell>
          <table:table-cell office:value-type="string" calcext:value-type="string">
            <text:p>rff88:u</text:p>
          </table:table-cell>
          <table:table-cell office:value-type="float" office:value="1015542655" calcext:value-type="float">
            <text:p>1015542655</text:p>
          </table:table-cell>
          <table:table-cell office:value-type="float" office:value="1015918942" calcext:value-type="float">
            <text:p>1015918942</text:p>
          </table:table-cell>
          <table:table-cell office:value-type="float" office:value="1015592154" calcext:value-type="float">
            <text:p>1015592154</text:p>
          </table:table-cell>
          <table:table-cell/>
          <table:table-cell office:value-type="float" office:value="4398027487" calcext:value-type="float">
            <text:p>4398027487</text:p>
          </table:table-cell>
          <table:table-cell office:value-type="float" office:value="4346816880" calcext:value-type="float">
            <text:p>4346816880</text:p>
          </table:table-cell>
          <table:table-cell office:value-type="float" office:value="4349319499" calcext:value-type="float">
            <text:p>4349319499</text:p>
          </table:table-cell>
          <table:table-cell/>
          <table:table-cell table:formula="of:=ROUND(([.G101]-[.C101])/99)" office:value-type="float" office:value="34166513" calcext:value-type="float">
            <text:p>34166513</text:p>
          </table:table-cell>
          <table:table-cell table:formula="of:=ROUND(([.H101]-[.D101])/99)" office:value-type="float" office:value="33645434" calcext:value-type="float">
            <text:p>33645434</text:p>
          </table:table-cell>
          <table:table-cell table:formula="of:=ROUND(([.I101]-[.E101])/99)" office:value-type="float" office:value="33674014" calcext:value-type="float">
            <text:p>33674014</text:p>
          </table:table-cell>
        </table:table-row>
        <table:table-row table:style-name="ro1">
          <table:table-cell office:value-type="string" calcext:value-type="string">
            <text:p>BR_MISP_EXEC.COND.NOTAKEN</text:p>
          </table:table-cell>
          <table:table-cell office:value-type="string" calcext:value-type="string">
            <text:p>r4189:u</text:p>
          </table:table-cell>
          <table:table-cell office:value-type="float" office:value="18283" calcext:value-type="float">
            <text:p>18283</text:p>
          </table:table-cell>
          <table:table-cell office:value-type="float" office:value="18240" calcext:value-type="float">
            <text:p>18240</text:p>
          </table:table-cell>
          <table:table-cell office:value-type="float" office:value="18309" calcext:value-type="float">
            <text:p>18309</text:p>
          </table:table-cell>
          <table:table-cell/>
          <table:table-cell office:value-type="float" office:value="1249317" calcext:value-type="float">
            <text:p>1249317</text:p>
          </table:table-cell>
          <table:table-cell office:value-type="float" office:value="1280141" calcext:value-type="float">
            <text:p>1280141</text:p>
          </table:table-cell>
          <table:table-cell office:value-type="float" office:value="1272022" calcext:value-type="float">
            <text:p>1272022</text:p>
          </table:table-cell>
          <table:table-cell/>
          <table:table-cell table:formula="of:=ROUND(([.G102]-[.C102])/99)" office:value-type="float" office:value="12435" calcext:value-type="float">
            <text:p>12435</text:p>
          </table:table-cell>
          <table:table-cell table:formula="of:=ROUND(([.H102]-[.D102])/99)" office:value-type="float" office:value="12746" calcext:value-type="float">
            <text:p>12746</text:p>
          </table:table-cell>
          <table:table-cell table:formula="of:=ROUND(([.I102]-[.E102])/99)" office:value-type="float" office:value="12664" calcext:value-type="float">
            <text:p>12664</text:p>
          </table:table-cell>
        </table:table-row>
        <table:table-row table:style-name="ro1">
          <table:table-cell office:value-type="string" calcext:value-type="string">
            <text:p>BR_MISP_EXEC.COND.TAKEN</text:p>
          </table:table-cell>
          <table:table-cell office:value-type="string" calcext:value-type="string">
            <text:p>r8189:u</text:p>
          </table:table-cell>
          <table:table-cell office:value-type="float" office:value="2175550" calcext:value-type="float">
            <text:p>2175550</text:p>
          </table:table-cell>
          <table:table-cell office:value-type="float" office:value="2175728" calcext:value-type="float">
            <text:p>2175728</text:p>
          </table:table-cell>
          <table:table-cell office:value-type="float" office:value="2175592" calcext:value-type="float">
            <text:p>2175592</text:p>
          </table:table-cell>
          <table:table-cell/>
          <table:table-cell office:value-type="float" office:value="2178514" calcext:value-type="float">
            <text:p>2178514</text:p>
          </table:table-cell>
          <table:table-cell office:value-type="float" office:value="2180726" calcext:value-type="float">
            <text:p>2180726</text:p>
          </table:table-cell>
          <table:table-cell office:value-type="float" office:value="2182590" calcext:value-type="float">
            <text:p>2182590</text:p>
          </table:table-cell>
          <table:table-cell/>
          <table:table-cell table:formula="of:=ROUND(([.G103]-[.C103])/99)" office:value-type="float" office:value="30" calcext:value-type="float">
            <text:p>30</text:p>
          </table:table-cell>
          <table:table-cell table:formula="of:=ROUND(([.H103]-[.D103])/99)" office:value-type="float" office:value="50" calcext:value-type="float">
            <text:p>50</text:p>
          </table:table-cell>
          <table:table-cell table:formula="of:=ROUND(([.I103]-[.E103])/99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BR_MISP_EXEC.INDIRECT_JMP_NON_CALL_RET.TAKEN</text:p>
          </table:table-cell>
          <table:table-cell office:value-type="string" calcext:value-type="string">
            <text:p>r8489:u</text:p>
          </table:table-cell>
          <table:table-cell office:value-type="float" office:value="845" calcext:value-type="float">
            <text:p>845</text:p>
          </table:table-cell>
          <table:table-cell office:value-type="float" office:value="824" calcext:value-type="float">
            <text:p>824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038" calcext:value-type="float">
            <text:p>1038</text:p>
          </table:table-cell>
          <table:table-cell office:value-type="float" office:value="954" calcext:value-type="float">
            <text:p>954</text:p>
          </table:table-cell>
          <table:table-cell/>
          <table:table-cell table:formula="of:=ROUND(([.G104]-[.C104])/99)" office:value-type="float" office:value="2" calcext:value-type="float">
            <text:p>2</text:p>
          </table:table-cell>
          <table:table-cell table:formula="of:=ROUND(([.H104]-[.D104])/99)" office:value-type="float" office:value="2" calcext:value-type="float">
            <text:p>2</text:p>
          </table:table-cell>
          <table:table-cell table:formula="of:=ROUND(([.I104]-[.E104])/99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_MISP_EXEC.RETURN_NEAR.TAKEN</text:p>
          </table:table-cell>
          <table:table-cell office:value-type="string" calcext:value-type="string">
            <text:p>r8889:u</text:p>
          </table:table-cell>
          <table:table-cell office:value-type="float" office:value="142" calcext:value-type="float">
            <text:p>142</text:p>
          </table:table-cell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482" calcext:value-type="float">
            <text:p>482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ROUND(([.G105]-[.C105])/99)" office:value-type="float" office:value="6" calcext:value-type="float">
            <text:p>6</text:p>
          </table:table-cell>
          <table:table-cell table:formula="of:=ROUND(([.H105]-[.D105])/99)" office:value-type="float" office:value="2" calcext:value-type="float">
            <text:p>2</text:p>
          </table:table-cell>
          <table:table-cell table:formula="of:=ROUND(([.I105]-[.E105])/99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_MISP_EXEC.DIRECT_NEAR_CALL.TAKEN</text:p>
          </table:table-cell>
          <table:table-cell office:value-type="string" calcext:value-type="string">
            <text:p>r9089: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ROUND(([.G106]-[.C106])/99)" office:value-type="float" office:value="0" calcext:value-type="float">
            <text:p>0</text:p>
          </table:table-cell>
          <table:table-cell table:formula="of:=ROUND(([.H106]-[.D106])/99)" office:value-type="float" office:value="0" calcext:value-type="float">
            <text:p>0</text:p>
          </table:table-cell>
          <table:table-cell table:formula="of:=ROUND(([.I106]-[.E106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MISP_EXEC.INDIRECT_NEAR_CALL.TAKEN</text:p>
          </table:table-cell>
          <table:table-cell office:value-type="string" calcext:value-type="string">
            <text:p>ra089:u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97" calcext:value-type="float">
            <text:p>197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ROUND(([.G107]-[.C107])/99)" office:value-type="float" office:value="2" calcext:value-type="float">
            <text:p>2</text:p>
          </table:table-cell>
          <table:table-cell table:formula="of:=ROUND(([.H107]-[.D107])/99)" office:value-type="float" office:value="1" calcext:value-type="float">
            <text:p>1</text:p>
          </table:table-cell>
          <table:table-cell table:formula="of:=ROUND(([.I107]-[.E107])/99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_MISP_EXEC.ALL_BRANCHES</text:p>
          </table:table-cell>
          <table:table-cell office:value-type="string" calcext:value-type="string">
            <text:p>rff89:u</text:p>
          </table:table-cell>
          <table:table-cell office:value-type="float" office:value="2195066" calcext:value-type="float">
            <text:p>2195066</text:p>
          </table:table-cell>
          <table:table-cell office:value-type="float" office:value="2194960" calcext:value-type="float">
            <text:p>2194960</text:p>
          </table:table-cell>
          <table:table-cell office:value-type="float" office:value="2195231" calcext:value-type="float">
            <text:p>2195231</text:p>
          </table:table-cell>
          <table:table-cell/>
          <table:table-cell office:value-type="float" office:value="3436121" calcext:value-type="float">
            <text:p>3436121</text:p>
          </table:table-cell>
          <table:table-cell office:value-type="float" office:value="3472318" calcext:value-type="float">
            <text:p>3472318</text:p>
          </table:table-cell>
          <table:table-cell office:value-type="float" office:value="3414715" calcext:value-type="float">
            <text:p>3414715</text:p>
          </table:table-cell>
          <table:table-cell/>
          <table:table-cell table:formula="of:=ROUND(([.G108]-[.C108])/99)" office:value-type="float" office:value="12536" calcext:value-type="float">
            <text:p>12536</text:p>
          </table:table-cell>
          <table:table-cell table:formula="of:=ROUND(([.H108]-[.D108])/99)" office:value-type="float" office:value="12903" calcext:value-type="float">
            <text:p>12903</text:p>
          </table:table-cell>
          <table:table-cell table:formula="of:=ROUND(([.I108]-[.E108])/99)" office:value-type="float" office:value="12318" calcext:value-type="float">
            <text:p>12318</text:p>
          </table:table-cell>
        </table:table-row>
        <table:table-row table:style-name="ro1">
          <table:table-cell office:value-type="string" calcext:value-type="string">
            <text:p>IDQ_UOPS_NOT_DELIVERED.CORE</text:p>
          </table:table-cell>
          <table:table-cell office:value-type="string" calcext:value-type="string">
            <text:p>r019c:u</text:p>
          </table:table-cell>
          <table:table-cell office:value-type="float" office:value="2373984518" calcext:value-type="float">
            <text:p>2373984518</text:p>
          </table:table-cell>
          <table:table-cell office:value-type="float" office:value="2374127208" calcext:value-type="float">
            <text:p>2374127208</text:p>
          </table:table-cell>
          <table:table-cell office:value-type="float" office:value="2374044807" calcext:value-type="float">
            <text:p>2374044807</text:p>
          </table:table-cell>
          <table:table-cell/>
          <table:table-cell office:value-type="float" office:value="6018847915" calcext:value-type="float">
            <text:p>6018847915</text:p>
          </table:table-cell>
          <table:table-cell office:value-type="float" office:value="6167249879" calcext:value-type="float">
            <text:p>6167249879</text:p>
          </table:table-cell>
          <table:table-cell office:value-type="float" office:value="5747368898" calcext:value-type="float">
            <text:p>5747368898</text:p>
          </table:table-cell>
          <table:table-cell/>
          <table:table-cell table:formula="of:=ROUND(([.G109]-[.C109])/99)" office:value-type="float" office:value="36816802" calcext:value-type="float">
            <text:p>36816802</text:p>
          </table:table-cell>
          <table:table-cell table:formula="of:=ROUND(([.H109]-[.D109])/99)" office:value-type="float" office:value="38314370" calcext:value-type="float">
            <text:p>38314370</text:p>
          </table:table-cell>
          <table:table-cell table:formula="of:=ROUND(([.I109]-[.E109])/99)" office:value-type="float" office:value="34073981" calcext:value-type="float">
            <text:p>34073981</text:p>
          </table:table-cell>
        </table:table-row>
        <table:table-row table:style-name="ro1">
          <table:table-cell office:value-type="string" calcext:value-type="string">
            <text:p>UOPS_EXECUTED_PORT.PORT_0</text:p>
          </table:table-cell>
          <table:table-cell office:value-type="string" calcext:value-type="string">
            <text:p>r01a1:u</text:p>
          </table:table-cell>
          <table:table-cell office:value-type="float" office:value="885819475" calcext:value-type="float">
            <text:p>885819475</text:p>
          </table:table-cell>
          <table:table-cell office:value-type="float" office:value="884439006" calcext:value-type="float">
            <text:p>884439006</text:p>
          </table:table-cell>
          <table:table-cell office:value-type="float" office:value="884694151" calcext:value-type="float">
            <text:p>884694151</text:p>
          </table:table-cell>
          <table:table-cell/>
          <table:table-cell office:value-type="float" office:value="5296350783" calcext:value-type="float">
            <text:p>5296350783</text:p>
          </table:table-cell>
          <table:table-cell office:value-type="float" office:value="5237247991" calcext:value-type="float">
            <text:p>5237247991</text:p>
          </table:table-cell>
          <table:table-cell office:value-type="float" office:value="5276982983" calcext:value-type="float">
            <text:p>5276982983</text:p>
          </table:table-cell>
          <table:table-cell/>
          <table:table-cell table:formula="of:=ROUND(([.G110]-[.C110])/99)" office:value-type="float" office:value="44550821" calcext:value-type="float">
            <text:p>44550821</text:p>
          </table:table-cell>
          <table:table-cell table:formula="of:=ROUND(([.H110]-[.D110])/99)" office:value-type="float" office:value="43967768" calcext:value-type="float">
            <text:p>43967768</text:p>
          </table:table-cell>
          <table:table-cell table:formula="of:=ROUND(([.I110]-[.E110])/99)" office:value-type="float" office:value="44366554" calcext:value-type="float">
            <text:p>44366554</text:p>
          </table:table-cell>
        </table:table-row>
        <table:table-row table:style-name="ro1">
          <table:table-cell office:value-type="string" calcext:value-type="string">
            <text:p>UOPS_EXECUTED_PORT.PORT_1</text:p>
          </table:table-cell>
          <table:table-cell office:value-type="string" calcext:value-type="string">
            <text:p>r02a1:u</text:p>
          </table:table-cell>
          <table:table-cell office:value-type="float" office:value="842318787" calcext:value-type="float">
            <text:p>842318787</text:p>
          </table:table-cell>
          <table:table-cell office:value-type="float" office:value="841500519" calcext:value-type="float">
            <text:p>841500519</text:p>
          </table:table-cell>
          <table:table-cell office:value-type="float" office:value="841622130" calcext:value-type="float">
            <text:p>841622130</text:p>
          </table:table-cell>
          <table:table-cell/>
          <table:table-cell office:value-type="float" office:value="4976027318" calcext:value-type="float">
            <text:p>4976027318</text:p>
          </table:table-cell>
          <table:table-cell office:value-type="float" office:value="4921516850" calcext:value-type="float">
            <text:p>4921516850</text:p>
          </table:table-cell>
          <table:table-cell office:value-type="float" office:value="4963017416" calcext:value-type="float">
            <text:p>4963017416</text:p>
          </table:table-cell>
          <table:table-cell/>
          <table:table-cell table:formula="of:=ROUND(([.G111]-[.C111])/99)" office:value-type="float" office:value="41754632" calcext:value-type="float">
            <text:p>41754632</text:p>
          </table:table-cell>
          <table:table-cell table:formula="of:=ROUND(([.H111]-[.D111])/99)" office:value-type="float" office:value="41212286" calcext:value-type="float">
            <text:p>41212286</text:p>
          </table:table-cell>
          <table:table-cell table:formula="of:=ROUND(([.I111]-[.E111])/99)" office:value-type="float" office:value="41630255" calcext:value-type="float">
            <text:p>41630255</text:p>
          </table:table-cell>
        </table:table-row>
        <table:table-row table:style-name="ro1">
          <table:table-cell office:value-type="string" calcext:value-type="string">
            <text:p>UOPS_EXECUTED_PORT.PORT_2</text:p>
          </table:table-cell>
          <table:table-cell office:value-type="string" calcext:value-type="string">
            <text:p>r04a1:u</text:p>
          </table:table-cell>
          <table:table-cell office:value-type="float" office:value="835447591" calcext:value-type="float">
            <text:p>835447591</text:p>
          </table:table-cell>
          <table:table-cell office:value-type="float" office:value="835919076" calcext:value-type="float">
            <text:p>835919076</text:p>
          </table:table-cell>
          <table:table-cell office:value-type="float" office:value="836286040" calcext:value-type="float">
            <text:p>836286040</text:p>
          </table:table-cell>
          <table:table-cell/>
          <table:table-cell office:value-type="float" office:value="7299907059" calcext:value-type="float">
            <text:p>7299907059</text:p>
          </table:table-cell>
          <table:table-cell office:value-type="float" office:value="7419995915" calcext:value-type="float">
            <text:p>7419995915</text:p>
          </table:table-cell>
          <table:table-cell office:value-type="float" office:value="7459791444" calcext:value-type="float">
            <text:p>7459791444</text:p>
          </table:table-cell>
          <table:table-cell/>
          <table:table-cell table:formula="of:=ROUND(([.G112]-[.C112])/99)" office:value-type="float" office:value="65297570" calcext:value-type="float">
            <text:p>65297570</text:p>
          </table:table-cell>
          <table:table-cell table:formula="of:=ROUND(([.H112]-[.D112])/99)" office:value-type="float" office:value="66505827" calcext:value-type="float">
            <text:p>66505827</text:p>
          </table:table-cell>
          <table:table-cell table:formula="of:=ROUND(([.I112]-[.E112])/99)" office:value-type="float" office:value="66904095" calcext:value-type="float">
            <text:p>66904095</text:p>
          </table:table-cell>
        </table:table-row>
        <table:table-row table:style-name="ro1">
          <table:table-cell office:value-type="string" calcext:value-type="string">
            <text:p>UOPS_EXECUTED_PORT.PORT_3</text:p>
          </table:table-cell>
          <table:table-cell office:value-type="string" calcext:value-type="string">
            <text:p>r08a1:u</text:p>
          </table:table-cell>
          <table:table-cell office:value-type="float" office:value="1016390376" calcext:value-type="float">
            <text:p>1016390376</text:p>
          </table:table-cell>
          <table:table-cell office:value-type="float" office:value="1015589467" calcext:value-type="float">
            <text:p>1015589467</text:p>
          </table:table-cell>
          <table:table-cell office:value-type="float" office:value="1015367294" calcext:value-type="float">
            <text:p>1015367294</text:p>
          </table:table-cell>
          <table:table-cell/>
          <table:table-cell office:value-type="float" office:value="7880647996" calcext:value-type="float">
            <text:p>7880647996</text:p>
          </table:table-cell>
          <table:table-cell office:value-type="float" office:value="7977799254" calcext:value-type="float">
            <text:p>7977799254</text:p>
          </table:table-cell>
          <table:table-cell office:value-type="float" office:value="8018156484" calcext:value-type="float">
            <text:p>8018156484</text:p>
          </table:table-cell>
          <table:table-cell/>
          <table:table-cell table:formula="of:=ROUND(([.G113]-[.C113])/99)" office:value-type="float" office:value="69335936" calcext:value-type="float">
            <text:p>69335936</text:p>
          </table:table-cell>
          <table:table-cell table:formula="of:=ROUND(([.H113]-[.D113])/99)" office:value-type="float" office:value="70325351" calcext:value-type="float">
            <text:p>70325351</text:p>
          </table:table-cell>
          <table:table-cell table:formula="of:=ROUND(([.I113]-[.E113])/99)" office:value-type="float" office:value="70735244" calcext:value-type="float">
            <text:p>70735244</text:p>
          </table:table-cell>
        </table:table-row>
        <table:table-row table:style-name="ro1">
          <table:table-cell office:value-type="string" calcext:value-type="string">
            <text:p>UOPS_EXECUTED_PORT.PORT_4</text:p>
          </table:table-cell>
          <table:table-cell office:value-type="string" calcext:value-type="string">
            <text:p>r10a1:u</text:p>
          </table:table-cell>
          <table:table-cell office:value-type="float" office:value="783466597" calcext:value-type="float">
            <text:p>783466597</text:p>
          </table:table-cell>
          <table:table-cell office:value-type="float" office:value="783509741" calcext:value-type="float">
            <text:p>783509741</text:p>
          </table:table-cell>
          <table:table-cell office:value-type="float" office:value="783491327" calcext:value-type="float">
            <text:p>783491327</text:p>
          </table:table-cell>
          <table:table-cell/>
          <table:table-cell office:value-type="float" office:value="4170959656" calcext:value-type="float">
            <text:p>4170959656</text:p>
          </table:table-cell>
          <table:table-cell office:value-type="float" office:value="4150994464" calcext:value-type="float">
            <text:p>4150994464</text:p>
          </table:table-cell>
          <table:table-cell office:value-type="float" office:value="4170951205" calcext:value-type="float">
            <text:p>4170951205</text:p>
          </table:table-cell>
          <table:table-cell/>
          <table:table-cell table:formula="of:=ROUND(([.G114]-[.C114])/99)" office:value-type="float" office:value="34217102" calcext:value-type="float">
            <text:p>34217102</text:p>
          </table:table-cell>
          <table:table-cell table:formula="of:=ROUND(([.H114]-[.D114])/99)" office:value-type="float" office:value="34014997" calcext:value-type="float">
            <text:p>34014997</text:p>
          </table:table-cell>
          <table:table-cell table:formula="of:=ROUND(([.I114]-[.E114])/99)" office:value-type="float" office:value="34216766" calcext:value-type="float">
            <text:p>34216766</text:p>
          </table:table-cell>
        </table:table-row>
        <table:table-row table:style-name="ro1">
          <table:table-cell office:value-type="string" calcext:value-type="string">
            <text:p>UOPS_EXECUTED_PORT.PORT_5</text:p>
          </table:table-cell>
          <table:table-cell office:value-type="string" calcext:value-type="string">
            <text:p>r20a1:u</text:p>
          </table:table-cell>
          <table:table-cell office:value-type="float" office:value="843944626" calcext:value-type="float">
            <text:p>843944626</text:p>
          </table:table-cell>
          <table:table-cell office:value-type="float" office:value="844274074" calcext:value-type="float">
            <text:p>844274074</text:p>
          </table:table-cell>
          <table:table-cell office:value-type="float" office:value="844489240" calcext:value-type="float">
            <text:p>844489240</text:p>
          </table:table-cell>
          <table:table-cell/>
          <table:table-cell office:value-type="float" office:value="2693727172" calcext:value-type="float">
            <text:p>2693727172</text:p>
          </table:table-cell>
          <table:table-cell office:value-type="float" office:value="2671202092" calcext:value-type="float">
            <text:p>2671202092</text:p>
          </table:table-cell>
          <table:table-cell office:value-type="float" office:value="2686430848" calcext:value-type="float">
            <text:p>2686430848</text:p>
          </table:table-cell>
          <table:table-cell/>
          <table:table-cell table:formula="of:=ROUND(([.G115]-[.C115])/99)" office:value-type="float" office:value="18684672" calcext:value-type="float">
            <text:p>18684672</text:p>
          </table:table-cell>
          <table:table-cell table:formula="of:=ROUND(([.H115]-[.D115])/99)" office:value-type="float" office:value="18453818" calcext:value-type="float">
            <text:p>18453818</text:p>
          </table:table-cell>
          <table:table-cell table:formula="of:=ROUND(([.I115]-[.E115])/99)" office:value-type="float" office:value="18605471" calcext:value-type="float">
            <text:p>18605471</text:p>
          </table:table-cell>
        </table:table-row>
        <table:table-row table:style-name="ro1">
          <table:table-cell office:value-type="string" calcext:value-type="string">
            <text:p>UOPS_EXECUTED_PORT.PORT_6</text:p>
          </table:table-cell>
          <table:table-cell office:value-type="string" calcext:value-type="string">
            <text:p>r40a1:u</text:p>
          </table:table-cell>
          <table:table-cell office:value-type="float" office:value="1199953496" calcext:value-type="float">
            <text:p>1199953496</text:p>
          </table:table-cell>
          <table:table-cell office:value-type="float" office:value="1199963404" calcext:value-type="float">
            <text:p>1199963404</text:p>
          </table:table-cell>
          <table:table-cell office:value-type="float" office:value="1199921284" calcext:value-type="float">
            <text:p>1199921284</text:p>
          </table:table-cell>
          <table:table-cell/>
          <table:table-cell office:value-type="float" office:value="6163606572" calcext:value-type="float">
            <text:p>6163606572</text:p>
          </table:table-cell>
          <table:table-cell office:value-type="float" office:value="6135242039" calcext:value-type="float">
            <text:p>6135242039</text:p>
          </table:table-cell>
          <table:table-cell office:value-type="float" office:value="6172393802" calcext:value-type="float">
            <text:p>6172393802</text:p>
          </table:table-cell>
          <table:table-cell/>
          <table:table-cell table:formula="of:=ROUND(([.G116]-[.C116])/99)" office:value-type="float" office:value="50137910" calcext:value-type="float">
            <text:p>50137910</text:p>
          </table:table-cell>
          <table:table-cell table:formula="of:=ROUND(([.H116]-[.D116])/99)" office:value-type="float" office:value="49851299" calcext:value-type="float">
            <text:p>49851299</text:p>
          </table:table-cell>
          <table:table-cell table:formula="of:=ROUND(([.I116]-[.E116])/99)" office:value-type="float" office:value="50226995" calcext:value-type="float">
            <text:p>50226995</text:p>
          </table:table-cell>
        </table:table-row>
        <table:table-row table:style-name="ro1">
          <table:table-cell office:value-type="string" calcext:value-type="string">
            <text:p>UOPS_EXECUTED_PORT.PORT_7</text:p>
          </table:table-cell>
          <table:table-cell office:value-type="string" calcext:value-type="string">
            <text:p>r80a1:u</text:p>
          </table:table-cell>
          <table:table-cell office:value-type="float" office:value="417160501" calcext:value-type="float">
            <text:p>417160501</text:p>
          </table:table-cell>
          <table:table-cell office:value-type="float" office:value="417350209" calcext:value-type="float">
            <text:p>417350209</text:p>
          </table:table-cell>
          <table:table-cell office:value-type="float" office:value="417419667" calcext:value-type="float">
            <text:p>417419667</text:p>
          </table:table-cell>
          <table:table-cell/>
          <table:table-cell office:value-type="float" office:value="417585120" calcext:value-type="float">
            <text:p>417585120</text:p>
          </table:table-cell>
          <table:table-cell office:value-type="float" office:value="417560568" calcext:value-type="float">
            <text:p>417560568</text:p>
          </table:table-cell>
          <table:table-cell office:value-type="float" office:value="417263152" calcext:value-type="float">
            <text:p>417263152</text:p>
          </table:table-cell>
          <table:table-cell/>
          <table:table-cell table:formula="of:=ROUND(([.G117]-[.C117])/99)" office:value-type="float" office:value="4289" calcext:value-type="float">
            <text:p>4289</text:p>
          </table:table-cell>
          <table:table-cell table:formula="of:=ROUND(([.H117]-[.D117])/99)" office:value-type="float" office:value="2125" calcext:value-type="float">
            <text:p>2125</text:p>
          </table:table-cell>
          <table:table-cell table:formula="of:=ROUND(([.I117]-[.E117])/99)" office:value-type="float" office:value="-1581" calcext:value-type="float">
            <text:p>-1581</text:p>
          </table:table-cell>
        </table:table-row>
        <table:table-row table:style-name="ro1">
          <table:table-cell office:value-type="string" calcext:value-type="string">
            <text:p>RESOURCE_STALLS.ANY</text:p>
          </table:table-cell>
          <table:table-cell office:value-type="string" calcext:value-type="string">
            <text:p>r01a2:u</text:p>
          </table:table-cell>
          <table:table-cell office:value-type="float" office:value="59462019" calcext:value-type="float">
            <text:p>59462019</text:p>
          </table:table-cell>
          <table:table-cell office:value-type="float" office:value="61162860" calcext:value-type="float">
            <text:p>61162860</text:p>
          </table:table-cell>
          <table:table-cell office:value-type="float" office:value="59882087" calcext:value-type="float">
            <text:p>59882087</text:p>
          </table:table-cell>
          <table:table-cell/>
          <table:table-cell office:value-type="float" office:value="6108799976" calcext:value-type="float">
            <text:p>6108799976</text:p>
          </table:table-cell>
          <table:table-cell office:value-type="float" office:value="6444131895" calcext:value-type="float">
            <text:p>6444131895</text:p>
          </table:table-cell>
          <table:table-cell office:value-type="float" office:value="5890013743" calcext:value-type="float">
            <text:p>5890013743</text:p>
          </table:table-cell>
          <table:table-cell/>
          <table:table-cell table:formula="of:=ROUND(([.G118]-[.C118])/99)" office:value-type="float" office:value="61104424" calcext:value-type="float">
            <text:p>61104424</text:p>
          </table:table-cell>
          <table:table-cell table:formula="of:=ROUND(([.H118]-[.D118])/99)" office:value-type="float" office:value="64474435" calcext:value-type="float">
            <text:p>64474435</text:p>
          </table:table-cell>
          <table:table-cell table:formula="of:=ROUND(([.I118]-[.E118])/99)" office:value-type="float" office:value="58890219" calcext:value-type="float">
            <text:p>58890219</text:p>
          </table:table-cell>
        </table:table-row>
        <table:table-row table:style-name="ro1">
          <table:table-cell office:value-type="string" calcext:value-type="string">
            <text:p>RESOURCE_STALLS.RS</text:p>
          </table:table-cell>
          <table:table-cell office:value-type="string" calcext:value-type="string">
            <text:p>r04a2:u</text:p>
          </table:table-cell>
          <table:table-cell office:value-type="float" office:value="44121776" calcext:value-type="float">
            <text:p>44121776</text:p>
          </table:table-cell>
          <table:table-cell office:value-type="float" office:value="45901061" calcext:value-type="float">
            <text:p>45901061</text:p>
          </table:table-cell>
          <table:table-cell office:value-type="float" office:value="44945871" calcext:value-type="float">
            <text:p>44945871</text:p>
          </table:table-cell>
          <table:table-cell/>
          <table:table-cell office:value-type="float" office:value="4293939563" calcext:value-type="float">
            <text:p>4293939563</text:p>
          </table:table-cell>
          <table:table-cell office:value-type="float" office:value="4402888105" calcext:value-type="float">
            <text:p>4402888105</text:p>
          </table:table-cell>
          <table:table-cell office:value-type="float" office:value="4298260707" calcext:value-type="float">
            <text:p>4298260707</text:p>
          </table:table-cell>
          <table:table-cell/>
          <table:table-cell table:formula="of:=ROUND(([.G119]-[.C119])/99)" office:value-type="float" office:value="42927452" calcext:value-type="float">
            <text:p>42927452</text:p>
          </table:table-cell>
          <table:table-cell table:formula="of:=ROUND(([.H119]-[.D119])/99)" office:value-type="float" office:value="44009970" calcext:value-type="float">
            <text:p>44009970</text:p>
          </table:table-cell>
          <table:table-cell table:formula="of:=ROUND(([.I119]-[.E119])/99)" office:value-type="float" office:value="42962776" calcext:value-type="float">
            <text:p>42962776</text:p>
          </table:table-cell>
        </table:table-row>
        <table:table-row table:style-name="ro1">
          <table:table-cell office:value-type="string" calcext:value-type="string">
            <text:p>RESOURCE_STALLS.SB</text:p>
          </table:table-cell>
          <table:table-cell office:value-type="string" calcext:value-type="string">
            <text:p>r08a2:u</text:p>
          </table:table-cell>
          <table:table-cell office:value-type="float" office:value="116949" calcext:value-type="float">
            <text:p>116949</text:p>
          </table:table-cell>
          <table:table-cell office:value-type="float" office:value="150737" calcext:value-type="float">
            <text:p>150737</text:p>
          </table:table-cell>
          <table:table-cell office:value-type="float" office:value="188991" calcext:value-type="float">
            <text:p>188991</text:p>
          </table:table-cell>
          <table:table-cell/>
          <table:table-cell office:value-type="float" office:value="1016451" calcext:value-type="float">
            <text:p>1016451</text:p>
          </table:table-cell>
          <table:table-cell office:value-type="float" office:value="1748464" calcext:value-type="float">
            <text:p>1748464</text:p>
          </table:table-cell>
          <table:table-cell office:value-type="float" office:value="989928" calcext:value-type="float">
            <text:p>989928</text:p>
          </table:table-cell>
          <table:table-cell/>
          <table:table-cell table:formula="of:=ROUND(([.G120]-[.C120])/99)" office:value-type="float" office:value="9086" calcext:value-type="float">
            <text:p>9086</text:p>
          </table:table-cell>
          <table:table-cell table:formula="of:=ROUND(([.H120]-[.D120])/99)" office:value-type="float" office:value="16139" calcext:value-type="float">
            <text:p>16139</text:p>
          </table:table-cell>
          <table:table-cell table:formula="of:=ROUND(([.I120]-[.E120])/99)" office:value-type="float" office:value="8090" calcext:value-type="float">
            <text:p>8090</text:p>
          </table:table-cell>
        </table:table-row>
        <table:table-row table:style-name="ro1">
          <table:table-cell office:value-type="string" calcext:value-type="string">
            <text:p>RESOURCE_STALLS.ROB</text:p>
          </table:table-cell>
          <table:table-cell office:value-type="string" calcext:value-type="string">
            <text:p>r10a2:u</text:p>
          </table:table-cell>
          <table:table-cell office:value-type="float" office:value="4473774" calcext:value-type="float">
            <text:p>4473774</text:p>
          </table:table-cell>
          <table:table-cell office:value-type="float" office:value="5236576" calcext:value-type="float">
            <text:p>5236576</text:p>
          </table:table-cell>
          <table:table-cell office:value-type="float" office:value="5223335" calcext:value-type="float">
            <text:p>5223335</text:p>
          </table:table-cell>
          <table:table-cell/>
          <table:table-cell office:value-type="float" office:value="757987956" calcext:value-type="float">
            <text:p>757987956</text:p>
          </table:table-cell>
          <table:table-cell office:value-type="float" office:value="1011934971" calcext:value-type="float">
            <text:p>1011934971</text:p>
          </table:table-cell>
          <table:table-cell office:value-type="float" office:value="677714727" calcext:value-type="float">
            <text:p>677714727</text:p>
          </table:table-cell>
          <table:table-cell/>
          <table:table-cell table:formula="of:=ROUND(([.G121]-[.C121])/99)" office:value-type="float" office:value="7611254" calcext:value-type="float">
            <text:p>7611254</text:p>
          </table:table-cell>
          <table:table-cell table:formula="of:=ROUND(([.H121]-[.D121])/99)" office:value-type="float" office:value="10168671" calcext:value-type="float">
            <text:p>10168671</text:p>
          </table:table-cell>
          <table:table-cell table:formula="of:=ROUND(([.I121]-[.E121])/99)" office:value-type="float" office:value="6792842" calcext:value-type="float">
            <text:p>6792842</text:p>
          </table:table-cell>
        </table:table-row>
        <table:table-row table:style-name="ro1">
          <table:table-cell office:value-type="string" calcext:value-type="string">
            <text:p>CYCLE_ACTIVITY.CYCLES_L2_PENDING</text:p>
          </table:table-cell>
          <table:table-cell office:value-type="string" calcext:value-type="string">
            <text:p>r01a3:u</text:p>
          </table:table-cell>
          <table:table-cell office:value-type="float" office:value="104306439" calcext:value-type="float">
            <text:p>104306439</text:p>
          </table:table-cell>
          <table:table-cell office:value-type="float" office:value="107346090" calcext:value-type="float">
            <text:p>107346090</text:p>
          </table:table-cell>
          <table:table-cell office:value-type="float" office:value="105999421" calcext:value-type="float">
            <text:p>105999421</text:p>
          </table:table-cell>
          <table:table-cell/>
          <table:table-cell office:value-type="float" office:value="10136107104" calcext:value-type="float">
            <text:p>10136107104</text:p>
          </table:table-cell>
          <table:table-cell office:value-type="float" office:value="11516855395" calcext:value-type="float">
            <text:p>11516855395</text:p>
          </table:table-cell>
          <table:table-cell office:value-type="float" office:value="10369219582" calcext:value-type="float">
            <text:p>10369219582</text:p>
          </table:table-cell>
          <table:table-cell/>
          <table:table-cell table:formula="of:=ROUND(([.G122]-[.C122])/99)" office:value-type="float" office:value="101331320" calcext:value-type="float">
            <text:p>101331320</text:p>
          </table:table-cell>
          <table:table-cell table:formula="of:=ROUND(([.H122]-[.D122])/99)" office:value-type="float" office:value="115247569" calcext:value-type="float">
            <text:p>115247569</text:p>
          </table:table-cell>
          <table:table-cell table:formula="of:=ROUND(([.I122]-[.E122])/99)" office:value-type="float" office:value="103668891" calcext:value-type="float">
            <text:p>103668891</text:p>
          </table:table-cell>
        </table:table-row>
        <table:table-row table:style-name="ro1">
          <table:table-cell office:value-type="string" calcext:value-type="string">
            <text:p>CYCLE_ACTIVITY.CYCLES_LDM_PENDING</text:p>
          </table:table-cell>
          <table:table-cell office:value-type="string" calcext:value-type="string">
            <text:p>r02a3:u</text:p>
          </table:table-cell>
          <table:table-cell office:value-type="float" office:value="3996408120" calcext:value-type="float">
            <text:p>3996408120</text:p>
          </table:table-cell>
          <table:table-cell office:value-type="float" office:value="3996908972" calcext:value-type="float">
            <text:p>3996908972</text:p>
          </table:table-cell>
          <table:table-cell office:value-type="float" office:value="3996434602" calcext:value-type="float">
            <text:p>3996434602</text:p>
          </table:table-cell>
          <table:table-cell/>
          <table:table-cell office:value-type="float" office:value="29911343396" calcext:value-type="float">
            <text:p>29911343396</text:p>
          </table:table-cell>
          <table:table-cell office:value-type="float" office:value="32389019442" calcext:value-type="float">
            <text:p>32389019442</text:p>
          </table:table-cell>
          <table:table-cell office:value-type="float" office:value="30002552034" calcext:value-type="float">
            <text:p>30002552034</text:p>
          </table:table-cell>
          <table:table-cell/>
          <table:table-cell table:formula="of:=ROUND(([.G123]-[.C123])/99)" office:value-type="float" office:value="261767023" calcext:value-type="float">
            <text:p>261767023</text:p>
          </table:table-cell>
          <table:table-cell table:formula="of:=ROUND(([.H123]-[.D123])/99)" office:value-type="float" office:value="286788995" calcext:value-type="float">
            <text:p>286788995</text:p>
          </table:table-cell>
          <table:table-cell table:formula="of:=ROUND(([.I123]-[.E123])/99)" office:value-type="float" office:value="262688055" calcext:value-type="float">
            <text:p>262688055</text:p>
          </table:table-cell>
        </table:table-row>
        <table:table-row table:style-name="ro1">
          <table:table-cell office:value-type="string" calcext:value-type="string">
            <text:p>CYCLE_ACTIVITY.STALLS_L2_PENDING</text:p>
          </table:table-cell>
          <table:table-cell office:value-type="string" calcext:value-type="string">
            <text:p>r05a3:u</text:p>
          </table:table-cell>
          <table:table-cell office:value-type="float" office:value="703715359" calcext:value-type="float">
            <text:p>703715359</text:p>
          </table:table-cell>
          <table:table-cell office:value-type="float" office:value="713612086" calcext:value-type="float">
            <text:p>713612086</text:p>
          </table:table-cell>
          <table:table-cell office:value-type="float" office:value="710776581" calcext:value-type="float">
            <text:p>710776581</text:p>
          </table:table-cell>
          <table:table-cell/>
          <table:table-cell office:value-type="float" office:value="23754791576" calcext:value-type="float">
            <text:p>23754791576</text:p>
          </table:table-cell>
          <table:table-cell office:value-type="float" office:value="29865902059" calcext:value-type="float">
            <text:p>29865902059</text:p>
          </table:table-cell>
          <table:table-cell office:value-type="float" office:value="24452470386" calcext:value-type="float">
            <text:p>24452470386</text:p>
          </table:table-cell>
          <table:table-cell/>
          <table:table-cell table:formula="of:=ROUND(([.G124]-[.C124])/99)" office:value-type="float" office:value="232839154" calcext:value-type="float">
            <text:p>232839154</text:p>
          </table:table-cell>
          <table:table-cell table:formula="of:=ROUND(([.H124]-[.D124])/99)" office:value-type="float" office:value="294467575" calcext:value-type="float">
            <text:p>294467575</text:p>
          </table:table-cell>
          <table:table-cell table:formula="of:=ROUND(([.I124]-[.E124])/99)" office:value-type="float" office:value="239815089" calcext:value-type="float">
            <text:p>239815089</text:p>
          </table:table-cell>
        </table:table-row>
        <table:table-row table:style-name="ro1">
          <table:table-cell office:value-type="string" calcext:value-type="string">
            <text:p>CYCLE_ACTIVITY.CYCLES_L1D_PENDING</text:p>
          </table:table-cell>
          <table:table-cell office:value-type="string" calcext:value-type="string">
            <text:p>r08a3: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ROUND(([.G125]-[.C125])/99)" office:value-type="float" office:value="0" calcext:value-type="float">
            <text:p>0</text:p>
          </table:table-cell>
          <table:table-cell table:formula="of:=ROUND(([.H125]-[.D125])/99)" office:value-type="float" office:value="0" calcext:value-type="float">
            <text:p>0</text:p>
          </table:table-cell>
          <table:table-cell table:formula="of:=ROUND(([.I125]-[.E125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SD.UOPS</text:p>
          </table:table-cell>
          <table:table-cell office:value-type="string" calcext:value-type="string">
            <text:p>r01a8:u</text:p>
          </table:table-cell>
          <table:table-cell office:value-type="float" office:value="265936971" calcext:value-type="float">
            <text:p>265936971</text:p>
          </table:table-cell>
          <table:table-cell office:value-type="float" office:value="265907722" calcext:value-type="float">
            <text:p>265907722</text:p>
          </table:table-cell>
          <table:table-cell office:value-type="float" office:value="265832043" calcext:value-type="float">
            <text:p>265832043</text:p>
          </table:table-cell>
          <table:table-cell/>
          <table:table-cell office:value-type="float" office:value="26607677976" calcext:value-type="float">
            <text:p>26607677976</text:p>
          </table:table-cell>
          <table:table-cell office:value-type="float" office:value="26621864438" calcext:value-type="float">
            <text:p>26621864438</text:p>
          </table:table-cell>
          <table:table-cell office:value-type="float" office:value="26582282918" calcext:value-type="float">
            <text:p>26582282918</text:p>
          </table:table-cell>
          <table:table-cell/>
          <table:table-cell table:formula="of:=ROUND(([.G126]-[.C126])/99)" office:value-type="float" office:value="266078192" calcext:value-type="float">
            <text:p>266078192</text:p>
          </table:table-cell>
          <table:table-cell table:formula="of:=ROUND(([.H126]-[.D126])/99)" office:value-type="float" office:value="266221785" calcext:value-type="float">
            <text:p>266221785</text:p>
          </table:table-cell>
          <table:table-cell table:formula="of:=ROUND(([.I126]-[.E126])/99)" office:value-type="float" office:value="265822736" calcext:value-type="float">
            <text:p>265822736</text:p>
          </table:table-cell>
        </table:table-row>
        <table:table-row table:style-name="ro1">
          <table:table-cell office:value-type="string" calcext:value-type="string">
            <text:p>ITLB.ITLB_FLUSH</text:p>
          </table:table-cell>
          <table:table-cell office:value-type="string" calcext:value-type="string">
            <text:p>r01ae:u</text:p>
          </table:table-cell>
          <table:table-cell table:number-columns-repeated="3" office:value-type="float" office:value="111" calcext:value-type="float">
            <text:p>111</text:p>
          </table:table-cell>
          <table:table-cell/>
          <table:table-cell table:number-columns-repeated="3" office:value-type="float" office:value="111" calcext:value-type="float">
            <text:p>111</text:p>
          </table:table-cell>
          <table:table-cell/>
          <table:table-cell table:formula="of:=ROUND(([.G127]-[.C127])/99)" office:value-type="float" office:value="0" calcext:value-type="float">
            <text:p>0</text:p>
          </table:table-cell>
          <table:table-cell table:formula="of:=ROUND(([.H127]-[.D127])/99)" office:value-type="float" office:value="0" calcext:value-type="float">
            <text:p>0</text:p>
          </table:table-cell>
          <table:table-cell table:formula="of:=ROUND(([.I127]-[.E127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CORE_REQUESTS.DEMAND_DATA_RD</text:p>
          </table:table-cell>
          <table:table-cell office:value-type="string" calcext:value-type="string">
            <text:p>r01b0:u</text:p>
          </table:table-cell>
          <table:table-cell office:value-type="float" office:value="4299729" calcext:value-type="float">
            <text:p>4299729</text:p>
          </table:table-cell>
          <table:table-cell office:value-type="float" office:value="4392154" calcext:value-type="float">
            <text:p>4392154</text:p>
          </table:table-cell>
          <table:table-cell office:value-type="float" office:value="4420796" calcext:value-type="float">
            <text:p>4420796</text:p>
          </table:table-cell>
          <table:table-cell/>
          <table:table-cell office:value-type="float" office:value="433578171" calcext:value-type="float">
            <text:p>433578171</text:p>
          </table:table-cell>
          <table:table-cell office:value-type="float" office:value="445151886" calcext:value-type="float">
            <text:p>445151886</text:p>
          </table:table-cell>
          <table:table-cell office:value-type="float" office:value="441839021" calcext:value-type="float">
            <text:p>441839021</text:p>
          </table:table-cell>
          <table:table-cell/>
          <table:table-cell table:formula="of:=ROUND(([.G128]-[.C128])/99)" office:value-type="float" office:value="4336146" calcext:value-type="float">
            <text:p>4336146</text:p>
          </table:table-cell>
          <table:table-cell table:formula="of:=ROUND(([.H128]-[.D128])/99)" office:value-type="float" office:value="4452119" calcext:value-type="float">
            <text:p>4452119</text:p>
          </table:table-cell>
          <table:table-cell table:formula="of:=ROUND(([.I128]-[.E128])/99)" office:value-type="float" office:value="4418366" calcext:value-type="float">
            <text:p>4418366</text:p>
          </table:table-cell>
        </table:table-row>
        <table:table-row table:style-name="ro1">
          <table:table-cell office:value-type="string" calcext:value-type="string">
            <text:p>OFFCORE_REQUESTS.DEMAND_CODE_RD</text:p>
          </table:table-cell>
          <table:table-cell office:value-type="string" calcext:value-type="string">
            <text:p>r02b0:u</text:p>
          </table:table-cell>
          <table:table-cell office:value-type="float" office:value="4863" calcext:value-type="float">
            <text:p>4863</text:p>
          </table:table-cell>
          <table:table-cell office:value-type="float" office:value="4606" calcext:value-type="float">
            <text:p>4606</text:p>
          </table:table-cell>
          <table:table-cell office:value-type="float" office:value="4268" calcext:value-type="float">
            <text:p>4268</text:p>
          </table:table-cell>
          <table:table-cell/>
          <table:table-cell office:value-type="float" office:value="21549" calcext:value-type="float">
            <text:p>21549</text:p>
          </table:table-cell>
          <table:table-cell office:value-type="float" office:value="24105" calcext:value-type="float">
            <text:p>24105</text:p>
          </table:table-cell>
          <table:table-cell office:value-type="float" office:value="22502" calcext:value-type="float">
            <text:p>22502</text:p>
          </table:table-cell>
          <table:table-cell/>
          <table:table-cell table:formula="of:=ROUND(([.G129]-[.C129])/99)" office:value-type="float" office:value="169" calcext:value-type="float">
            <text:p>169</text:p>
          </table:table-cell>
          <table:table-cell table:formula="of:=ROUND(([.H129]-[.D129])/99)" office:value-type="float" office:value="197" calcext:value-type="float">
            <text:p>197</text:p>
          </table:table-cell>
          <table:table-cell table:formula="of:=ROUND(([.I129]-[.E129])/99)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OFFCORE_REQUESTS.DEMAND_RFO</text:p>
          </table:table-cell>
          <table:table-cell office:value-type="string" calcext:value-type="string">
            <text:p>r04b0:u</text:p>
          </table:table-cell>
          <table:table-cell office:value-type="float" office:value="7474" calcext:value-type="float">
            <text:p>7474</text:p>
          </table:table-cell>
          <table:table-cell office:value-type="float" office:value="7696" calcext:value-type="float">
            <text:p>7696</text:p>
          </table:table-cell>
          <table:table-cell office:value-type="float" office:value="11921" calcext:value-type="float">
            <text:p>11921</text:p>
          </table:table-cell>
          <table:table-cell/>
          <table:table-cell office:value-type="float" office:value="107129" calcext:value-type="float">
            <text:p>107129</text:p>
          </table:table-cell>
          <table:table-cell office:value-type="float" office:value="112885" calcext:value-type="float">
            <text:p>112885</text:p>
          </table:table-cell>
          <table:table-cell office:value-type="float" office:value="106106" calcext:value-type="float">
            <text:p>106106</text:p>
          </table:table-cell>
          <table:table-cell/>
          <table:table-cell table:formula="of:=ROUND(([.G130]-[.C130])/99)" office:value-type="float" office:value="1007" calcext:value-type="float">
            <text:p>1007</text:p>
          </table:table-cell>
          <table:table-cell table:formula="of:=ROUND(([.H130]-[.D130])/99)" office:value-type="float" office:value="1063" calcext:value-type="float">
            <text:p>1063</text:p>
          </table:table-cell>
          <table:table-cell table:formula="of:=ROUND(([.I130]-[.E130])/99)"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OFFCORE_REQUESTS.ALL_DATA_RD</text:p>
          </table:table-cell>
          <table:table-cell office:value-type="string" calcext:value-type="string">
            <text:p>r08b0:u</text:p>
          </table:table-cell>
          <table:table-cell office:value-type="float" office:value="8776507" calcext:value-type="float">
            <text:p>8776507</text:p>
          </table:table-cell>
          <table:table-cell office:value-type="float" office:value="8779701" calcext:value-type="float">
            <text:p>8779701</text:p>
          </table:table-cell>
          <table:table-cell office:value-type="float" office:value="8792428" calcext:value-type="float">
            <text:p>8792428</text:p>
          </table:table-cell>
          <table:table-cell/>
          <table:table-cell office:value-type="float" office:value="880603842" calcext:value-type="float">
            <text:p>880603842</text:p>
          </table:table-cell>
          <table:table-cell office:value-type="float" office:value="881675925" calcext:value-type="float">
            <text:p>881675925</text:p>
          </table:table-cell>
          <table:table-cell office:value-type="float" office:value="883567452" calcext:value-type="float">
            <text:p>883567452</text:p>
          </table:table-cell>
          <table:table-cell/>
          <table:table-cell table:formula="of:=ROUND(([.G131]-[.C131])/99)" office:value-type="float" office:value="8806337" calcext:value-type="float">
            <text:p>8806337</text:p>
          </table:table-cell>
          <table:table-cell table:formula="of:=ROUND(([.H131]-[.D131])/99)" office:value-type="float" office:value="8817134" calcext:value-type="float">
            <text:p>8817134</text:p>
          </table:table-cell>
          <table:table-cell table:formula="of:=ROUND(([.I131]-[.E131])/99)" office:value-type="float" office:value="8836111" calcext:value-type="float">
            <text:p>8836111</text:p>
          </table:table-cell>
        </table:table-row>
        <table:table-row table:style-name="ro1">
          <table:table-cell office:value-type="string" calcext:value-type="string">
            <text:p>UOPS_EXECUTED.CORE</text:p>
          </table:table-cell>
          <table:table-cell office:value-type="string" calcext:value-type="string">
            <text:p>r02b1:u</text:p>
          </table:table-cell>
          <table:table-cell office:value-type="float" office:value="6486519720" calcext:value-type="float">
            <text:p>6486519720</text:p>
          </table:table-cell>
          <table:table-cell office:value-type="float" office:value="6486634831" calcext:value-type="float">
            <text:p>6486634831</text:p>
          </table:table-cell>
          <table:table-cell office:value-type="float" office:value="6486705309" calcext:value-type="float">
            <text:p>6486705309</text:p>
          </table:table-cell>
          <table:table-cell/>
          <table:table-cell office:value-type="float" office:value="37007455429" calcext:value-type="float">
            <text:p>37007455429</text:p>
          </table:table-cell>
          <table:table-cell office:value-type="float" office:value="37140501585" calcext:value-type="float">
            <text:p>37140501585</text:p>
          </table:table-cell>
          <table:table-cell office:value-type="float" office:value="37314113597" calcext:value-type="float">
            <text:p>37314113597</text:p>
          </table:table-cell>
          <table:table-cell/>
          <table:table-cell table:formula="of:=ROUND(([.G132]-[.C132])/99)" office:value-type="float" office:value="308292280" calcext:value-type="float">
            <text:p>308292280</text:p>
          </table:table-cell>
          <table:table-cell table:formula="of:=ROUND(([.H132]-[.D132])/99)" office:value-type="float" office:value="309635018" calcext:value-type="float">
            <text:p>309635018</text:p>
          </table:table-cell>
          <table:table-cell table:formula="of:=ROUND(([.I132]-[.E132])/99)" office:value-type="float" office:value="311387963" calcext:value-type="float">
            <text:p>311387963</text:p>
          </table:table-cell>
        </table:table-row>
        <table:table-row table:style-name="ro1">
          <table:table-cell office:value-type="string" calcext:value-type="string">
            <text:p>PAGE_WALKER_LOADS.DTLB_L1</text:p>
          </table:table-cell>
          <table:table-cell office:value-type="string" calcext:value-type="string">
            <text:p>r11bc:u</text:p>
          </table:table-cell>
          <table:table-cell office:value-type="float" office:value="910858" calcext:value-type="float">
            <text:p>910858</text:p>
          </table:table-cell>
          <table:table-cell office:value-type="float" office:value="906531" calcext:value-type="float">
            <text:p>906531</text:p>
          </table:table-cell>
          <table:table-cell office:value-type="float" office:value="907416" calcext:value-type="float">
            <text:p>907416</text:p>
          </table:table-cell>
          <table:table-cell/>
          <table:table-cell office:value-type="float" office:value="12787663" calcext:value-type="float">
            <text:p>12787663</text:p>
          </table:table-cell>
          <table:table-cell office:value-type="float" office:value="12444377" calcext:value-type="float">
            <text:p>12444377</text:p>
          </table:table-cell>
          <table:table-cell office:value-type="float" office:value="12436761" calcext:value-type="float">
            <text:p>12436761</text:p>
          </table:table-cell>
          <table:table-cell/>
          <table:table-cell table:formula="of:=ROUND(([.G133]-[.C133])/99)" office:value-type="float" office:value="119968" calcext:value-type="float">
            <text:p>119968</text:p>
          </table:table-cell>
          <table:table-cell table:formula="of:=ROUND(([.H133]-[.D133])/99)" office:value-type="float" office:value="116544" calcext:value-type="float">
            <text:p>116544</text:p>
          </table:table-cell>
          <table:table-cell table:formula="of:=ROUND(([.I133]-[.E133])/99)" office:value-type="float" office:value="116458" calcext:value-type="float">
            <text:p>116458</text:p>
          </table:table-cell>
        </table:table-row>
        <table:table-row table:style-name="ro1">
          <table:table-cell office:value-type="string" calcext:value-type="string">
            <text:p>PAGE_WALKER_LOADS.ITLB_L1</text:p>
          </table:table-cell>
          <table:table-cell office:value-type="string" calcext:value-type="string">
            <text:p>r21bc:u</text:p>
          </table:table-cell>
          <table:table-cell office:value-type="float" office:value="988" calcext:value-type="float">
            <text:p>988</text:p>
          </table:table-cell>
          <table:table-cell office:value-type="float" office:value="876" calcext:value-type="float">
            <text:p>876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2176" calcext:value-type="float">
            <text:p>2176</text:p>
          </table:table-cell>
          <table:table-cell office:value-type="float" office:value="1712" calcext:value-type="float">
            <text:p>1712</text:p>
          </table:table-cell>
          <table:table-cell/>
          <table:table-cell table:formula="of:=ROUND(([.G134]-[.C134])/99)" office:value-type="float" office:value="14" calcext:value-type="float">
            <text:p>14</text:p>
          </table:table-cell>
          <table:table-cell table:formula="of:=ROUND(([.H134]-[.D134])/99)" office:value-type="float" office:value="13" calcext:value-type="float">
            <text:p>13</text:p>
          </table:table-cell>
          <table:table-cell table:formula="of:=ROUND(([.I134]-[.E134])/99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GE_WALKER_LOADS.DTLB_L2</text:p>
          </table:table-cell>
          <table:table-cell office:value-type="string" calcext:value-type="string">
            <text:p>r12bc:u</text:p>
          </table:table-cell>
          <table:table-cell office:value-type="float" office:value="32946" calcext:value-type="float">
            <text:p>32946</text:p>
          </table:table-cell>
          <table:table-cell office:value-type="float" office:value="34799" calcext:value-type="float">
            <text:p>34799</text:p>
          </table:table-cell>
          <table:table-cell office:value-type="float" office:value="31588" calcext:value-type="float">
            <text:p>31588</text:p>
          </table:table-cell>
          <table:table-cell/>
          <table:table-cell office:value-type="float" office:value="2679013" calcext:value-type="float">
            <text:p>2679013</text:p>
          </table:table-cell>
          <table:table-cell office:value-type="float" office:value="2562926" calcext:value-type="float">
            <text:p>2562926</text:p>
          </table:table-cell>
          <table:table-cell office:value-type="float" office:value="2535898" calcext:value-type="float">
            <text:p>2535898</text:p>
          </table:table-cell>
          <table:table-cell/>
          <table:table-cell table:formula="of:=ROUND(([.G135]-[.C135])/99)" office:value-type="float" office:value="26728" calcext:value-type="float">
            <text:p>26728</text:p>
          </table:table-cell>
          <table:table-cell table:formula="of:=ROUND(([.H135]-[.D135])/99)" office:value-type="float" office:value="25537" calcext:value-type="float">
            <text:p>25537</text:p>
          </table:table-cell>
          <table:table-cell table:formula="of:=ROUND(([.I135]-[.E135])/99)" office:value-type="float" office:value="25296" calcext:value-type="float">
            <text:p>25296</text:p>
          </table:table-cell>
        </table:table-row>
        <table:table-row table:style-name="ro1">
          <table:table-cell office:value-type="string" calcext:value-type="string">
            <text:p>PAGE_WALKER_LOADS.ITLB_L2</text:p>
          </table:table-cell>
          <table:table-cell office:value-type="string" calcext:value-type="string">
            <text:p>r22bc:u</text:p>
          </table:table-cell>
          <table:table-cell office:value-type="float" office:value="399" calcext:value-type="float">
            <text:p>399</text:p>
          </table:table-cell>
          <table:table-cell office:value-type="float" office:value="63" calcext:value-type="float">
            <text:p>63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875" calcext:value-type="float">
            <text:p>875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ROUND(([.G136]-[.C136])/99)" office:value-type="float" office:value="6" calcext:value-type="float">
            <text:p>6</text:p>
          </table:table-cell>
          <table:table-cell table:formula="of:=ROUND(([.H136]-[.D136])/99)" office:value-type="float" office:value="8" calcext:value-type="float">
            <text:p>8</text:p>
          </table:table-cell>
          <table:table-cell table:formula="of:=ROUND(([.I136]-[.E136])/99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GE_WALKER_LOADS.DTLB_L3</text:p>
          </table:table-cell>
          <table:table-cell office:value-type="string" calcext:value-type="string">
            <text:p>r14bc:u</text:p>
          </table:table-cell>
          <table:table-cell office:value-type="float" office:value="10472" calcext:value-type="float">
            <text:p>10472</text:p>
          </table:table-cell>
          <table:table-cell office:value-type="float" office:value="10806" calcext:value-type="float">
            <text:p>10806</text:p>
          </table:table-cell>
          <table:table-cell office:value-type="float" office:value="11073" calcext:value-type="float">
            <text:p>11073</text:p>
          </table:table-cell>
          <table:table-cell/>
          <table:table-cell office:value-type="float" office:value="913963" calcext:value-type="float">
            <text:p>913963</text:p>
          </table:table-cell>
          <table:table-cell office:value-type="float" office:value="898955" calcext:value-type="float">
            <text:p>898955</text:p>
          </table:table-cell>
          <table:table-cell office:value-type="float" office:value="940984" calcext:value-type="float">
            <text:p>940984</text:p>
          </table:table-cell>
          <table:table-cell/>
          <table:table-cell table:formula="of:=ROUND(([.G137]-[.C137])/99)" office:value-type="float" office:value="9126" calcext:value-type="float">
            <text:p>9126</text:p>
          </table:table-cell>
          <table:table-cell table:formula="of:=ROUND(([.H137]-[.D137])/99)" office:value-type="float" office:value="8971" calcext:value-type="float">
            <text:p>8971</text:p>
          </table:table-cell>
          <table:table-cell table:formula="of:=ROUND(([.I137]-[.E137])/99)" office:value-type="float" office:value="9393" calcext:value-type="float">
            <text:p>9393</text:p>
          </table:table-cell>
        </table:table-row>
        <table:table-row table:style-name="ro1">
          <table:table-cell office:value-type="string" calcext:value-type="string">
            <text:p>PAGE_WALKER_LOADS.ITLB_L3</text:p>
          </table:table-cell>
          <table:table-cell office:value-type="string" calcext:value-type="string">
            <text:p>r24bc:u</text:p>
          </table:table-cell>
          <table:table-cell office:value-type="float" office:value="849" calcext:value-type="float">
            <text:p>849</text:p>
          </table:table-cell>
          <table:table-cell office:value-type="float" office:value="34" calcext:value-type="float">
            <text:p>34</text:p>
          </table:table-cell>
          <table:table-cell office:value-type="float" office:value="844" calcext:value-type="float">
            <text:p>84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823" calcext:value-type="float">
            <text:p>282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ROUND(([.G138]-[.C138])/99)" office:value-type="float" office:value="-8" calcext:value-type="float">
            <text:p>-8</text:p>
          </table:table-cell>
          <table:table-cell table:formula="of:=ROUND(([.H138]-[.D138])/99)" office:value-type="float" office:value="28" calcext:value-type="float">
            <text:p>28</text:p>
          </table:table-cell>
          <table:table-cell table:formula="of:=ROUND(([.I138]-[.E138])/99)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PAGE_WALKER_LOADS.DTLB_MEMORY</text:p>
          </table:table-cell>
          <table:table-cell office:value-type="string" calcext:value-type="string">
            <text:p>r18bc:u</text:p>
          </table:table-cell>
          <table:table-cell office:value-type="float" office:value="7862" calcext:value-type="float">
            <text:p>7862</text:p>
          </table:table-cell>
          <table:table-cell office:value-type="float" office:value="5911" calcext:value-type="float">
            <text:p>5911</text:p>
          </table:table-cell>
          <table:table-cell office:value-type="float" office:value="7012" calcext:value-type="float">
            <text:p>7012</text:p>
          </table:table-cell>
          <table:table-cell/>
          <table:table-cell office:value-type="float" office:value="490997" calcext:value-type="float">
            <text:p>490997</text:p>
          </table:table-cell>
          <table:table-cell office:value-type="float" office:value="522560" calcext:value-type="float">
            <text:p>522560</text:p>
          </table:table-cell>
          <table:table-cell office:value-type="float" office:value="579836" calcext:value-type="float">
            <text:p>579836</text:p>
          </table:table-cell>
          <table:table-cell/>
          <table:table-cell table:formula="of:=ROUND(([.G139]-[.C139])/99)" office:value-type="float" office:value="4880" calcext:value-type="float">
            <text:p>4880</text:p>
          </table:table-cell>
          <table:table-cell table:formula="of:=ROUND(([.H139]-[.D139])/99)" office:value-type="float" office:value="5219" calcext:value-type="float">
            <text:p>5219</text:p>
          </table:table-cell>
          <table:table-cell table:formula="of:=ROUND(([.I139]-[.E139])/99)" office:value-type="float" office:value="5786" calcext:value-type="float">
            <text:p>5786</text:p>
          </table:table-cell>
        </table:table-row>
        <table:table-row table:style-name="ro1">
          <table:table-cell office:value-type="string" calcext:value-type="string">
            <text:p>PAGE_WALKER_LOADS.ITLB_MEMORY</text:p>
          </table:table-cell>
          <table:table-cell office:value-type="string" calcext:value-type="string">
            <text:p>r28bc:u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02" calcext:value-type="float">
            <text:p>200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ROUND(([.G140]-[.C140])/99)" office:value-type="float" office:value="-0" calcext:value-type="float">
            <text:p>0</text:p>
          </table:table-cell>
          <table:table-cell table:formula="of:=ROUND(([.H140]-[.D140])/99)" office:value-type="float" office:value="20" calcext:value-type="float">
            <text:p>20</text:p>
          </table:table-cell>
          <table:table-cell table:formula="of:=ROUND(([.I140]-[.E140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LB_FLUSH.DTLB_THREAD</text:p>
          </table:table-cell>
          <table:table-cell office:value-type="string" calcext:value-type="string">
            <text:p>r01bd: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ROUND(([.G141]-[.C141])/99)" office:value-type="float" office:value="0" calcext:value-type="float">
            <text:p>0</text:p>
          </table:table-cell>
          <table:table-cell table:formula="of:=ROUND(([.H141]-[.D141])/99)" office:value-type="float" office:value="0" calcext:value-type="float">
            <text:p>0</text:p>
          </table:table-cell>
          <table:table-cell table:formula="of:=ROUND(([.I141]-[.E141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LB_FLUSH.STLB_ANY</text:p>
          </table:table-cell>
          <table:table-cell office:value-type="string" calcext:value-type="string">
            <text:p>r20bd:u</text:p>
          </table:table-cell>
          <table:table-cell office:value-type="float" office:value="131648" calcext:value-type="float">
            <text:p>131648</text:p>
          </table:table-cell>
          <table:table-cell table:number-columns-repeated="2" office:value-type="float" office:value="131649" calcext:value-type="float">
            <text:p>131649</text:p>
          </table:table-cell>
          <table:table-cell/>
          <table:table-cell office:value-type="float" office:value="131648" calcext:value-type="float">
            <text:p>131648</text:p>
          </table:table-cell>
          <table:table-cell table:number-columns-repeated="2" office:value-type="float" office:value="131649" calcext:value-type="float">
            <text:p>131649</text:p>
          </table:table-cell>
          <table:table-cell/>
          <table:table-cell table:formula="of:=ROUND(([.G142]-[.C142])/99)" office:value-type="float" office:value="0" calcext:value-type="float">
            <text:p>0</text:p>
          </table:table-cell>
          <table:table-cell table:formula="of:=ROUND(([.H142]-[.D142])/99)" office:value-type="float" office:value="0" calcext:value-type="float">
            <text:p>0</text:p>
          </table:table-cell>
          <table:table-cell table:formula="of:=ROUND(([.I142]-[.E142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_RETIRED.ANY_P</text:p>
          </table:table-cell>
          <table:table-cell office:value-type="string" calcext:value-type="string">
            <text:p>instructions:u</text:p>
          </table:table-cell>
          <table:table-cell office:value-type="float" office:value="4196301956" calcext:value-type="float">
            <text:p>4196301956</text:p>
          </table:table-cell>
          <table:table-cell office:value-type="float" office:value="4196301839" calcext:value-type="float">
            <text:p>4196301839</text:p>
          </table:table-cell>
          <table:table-cell office:value-type="float" office:value="4196301830" calcext:value-type="float">
            <text:p>4196301830</text:p>
          </table:table-cell>
          <table:table-cell/>
          <table:table-cell office:value-type="float" office:value="27467413207" calcext:value-type="float">
            <text:p>27467413207</text:p>
          </table:table-cell>
          <table:table-cell office:value-type="float" office:value="27467412821" calcext:value-type="float">
            <text:p>27467412821</text:p>
          </table:table-cell>
          <table:table-cell office:value-type="float" office:value="27467411845" calcext:value-type="float">
            <text:p>27467411845</text:p>
          </table:table-cell>
          <table:table-cell/>
          <table:table-cell table:formula="of:=ROUND(([.G143]-[.C143])/99)" office:value-type="float" office:value="235061730" calcext:value-type="float">
            <text:p>235061730</text:p>
          </table:table-cell>
          <table:table-cell table:formula="of:=ROUND(([.H143]-[.D143])/99)" office:value-type="float" office:value="235061727" calcext:value-type="float">
            <text:p>235061727</text:p>
          </table:table-cell>
          <table:table-cell table:formula="of:=ROUND(([.I143]-[.E143])/99)" office:value-type="float" office:value="235061717" calcext:value-type="float">
            <text:p>235061717</text:p>
          </table:table-cell>
        </table:table-row>
        <table:table-row table:style-name="ro1">
          <table:table-cell office:value-type="string" calcext:value-type="string">
            <text:p>INST_RETIRED.ALL</text:p>
          </table:table-cell>
          <table:table-cell office:value-type="string" calcext:value-type="string">
            <text:p>r01c0:u</text:p>
          </table:table-cell>
          <table:table-cell office:value-type="float" office:value="4196301956" calcext:value-type="float">
            <text:p>4196301956</text:p>
          </table:table-cell>
          <table:table-cell office:value-type="float" office:value="4196301839" calcext:value-type="float">
            <text:p>4196301839</text:p>
          </table:table-cell>
          <table:table-cell office:value-type="float" office:value="4196301830" calcext:value-type="float">
            <text:p>4196301830</text:p>
          </table:table-cell>
          <table:table-cell/>
          <table:table-cell office:value-type="float" office:value="27467413207" calcext:value-type="float">
            <text:p>27467413207</text:p>
          </table:table-cell>
          <table:table-cell office:value-type="float" office:value="27467412821" calcext:value-type="float">
            <text:p>27467412821</text:p>
          </table:table-cell>
          <table:table-cell office:value-type="float" office:value="27467411845" calcext:value-type="float">
            <text:p>27467411845</text:p>
          </table:table-cell>
          <table:table-cell/>
          <table:table-cell table:formula="of:=ROUND(([.G144]-[.C144])/99)" office:value-type="float" office:value="235061730" calcext:value-type="float">
            <text:p>235061730</text:p>
          </table:table-cell>
          <table:table-cell table:formula="of:=ROUND(([.H144]-[.D144])/99)" office:value-type="float" office:value="235061727" calcext:value-type="float">
            <text:p>235061727</text:p>
          </table:table-cell>
          <table:table-cell table:formula="of:=ROUND(([.I144]-[.E144])/99)" office:value-type="float" office:value="235061717" calcext:value-type="float">
            <text:p>235061717</text:p>
          </table:table-cell>
        </table:table-row>
        <table:table-row table:style-name="ro1">
          <table:table-cell office:value-type="string" calcext:value-type="string">
            <text:p>OTHER_ASSISTS.AVX_TO_SSE</text:p>
          </table:table-cell>
          <table:table-cell office:value-type="string" calcext:value-type="string">
            <text:p>r08c1: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ROUND(([.G145]-[.C145])/99)" office:value-type="float" office:value="0" calcext:value-type="float">
            <text:p>0</text:p>
          </table:table-cell>
          <table:table-cell table:formula="of:=ROUND(([.H145]-[.D145])/99)" office:value-type="float" office:value="0" calcext:value-type="float">
            <text:p>0</text:p>
          </table:table-cell>
          <table:table-cell table:formula="of:=ROUND(([.I145]-[.E145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_ASSISTS.SSE_TO_AVX</text:p>
          </table:table-cell>
          <table:table-cell office:value-type="string" calcext:value-type="string">
            <text:p>r10c1: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ROUND(([.G146]-[.C146])/99)" office:value-type="float" office:value="0" calcext:value-type="float">
            <text:p>0</text:p>
          </table:table-cell>
          <table:table-cell table:formula="of:=ROUND(([.H146]-[.D146])/99)" office:value-type="float" office:value="0" calcext:value-type="float">
            <text:p>0</text:p>
          </table:table-cell>
          <table:table-cell table:formula="of:=ROUND(([.I146]-[.E146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_ASSISTS.ANY_WB_ASSIST</text:p>
          </table:table-cell>
          <table:table-cell office:value-type="string" calcext:value-type="string">
            <text:p>r40c1:u</text:p>
          </table:table-cell>
          <table:table-cell office:value-type="float" office:value="131648" calcext:value-type="float">
            <text:p>131648</text:p>
          </table:table-cell>
          <table:table-cell table:number-columns-repeated="2" office:value-type="float" office:value="131649" calcext:value-type="float">
            <text:p>131649</text:p>
          </table:table-cell>
          <table:table-cell/>
          <table:table-cell office:value-type="float" office:value="131648" calcext:value-type="float">
            <text:p>131648</text:p>
          </table:table-cell>
          <table:table-cell table:number-columns-repeated="2" office:value-type="float" office:value="131649" calcext:value-type="float">
            <text:p>131649</text:p>
          </table:table-cell>
          <table:table-cell/>
          <table:table-cell table:formula="of:=ROUND(([.G147]-[.C147])/99)" office:value-type="float" office:value="0" calcext:value-type="float">
            <text:p>0</text:p>
          </table:table-cell>
          <table:table-cell table:formula="of:=ROUND(([.H147]-[.D147])/99)" office:value-type="float" office:value="0" calcext:value-type="float">
            <text:p>0</text:p>
          </table:table-cell>
          <table:table-cell table:formula="of:=ROUND(([.I147]-[.E147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OPS_RETIRED.ALL</text:p>
          </table:table-cell>
          <table:table-cell office:value-type="string" calcext:value-type="string">
            <text:p>r01c2:u</text:p>
          </table:table-cell>
          <table:table-cell office:value-type="float" office:value="6511238135" calcext:value-type="float">
            <text:p>6511238135</text:p>
          </table:table-cell>
          <table:table-cell office:value-type="float" office:value="6511237896" calcext:value-type="float">
            <text:p>6511237896</text:p>
          </table:table-cell>
          <table:table-cell office:value-type="float" office:value="6511262828" calcext:value-type="float">
            <text:p>6511262828</text:p>
          </table:table-cell>
          <table:table-cell/>
          <table:table-cell office:value-type="float" office:value="36441110886" calcext:value-type="float">
            <text:p>36441110886</text:p>
          </table:table-cell>
          <table:table-cell office:value-type="float" office:value="36435341873" calcext:value-type="float">
            <text:p>36435341873</text:p>
          </table:table-cell>
          <table:table-cell office:value-type="float" office:value="36442183871" calcext:value-type="float">
            <text:p>36442183871</text:p>
          </table:table-cell>
          <table:table-cell/>
          <table:table-cell table:formula="of:=ROUND(([.G148]-[.C148])/99)" office:value-type="float" office:value="302321947" calcext:value-type="float">
            <text:p>302321947</text:p>
          </table:table-cell>
          <table:table-cell table:formula="of:=ROUND(([.H148]-[.D148])/99)" office:value-type="float" office:value="302263677" calcext:value-type="float">
            <text:p>302263677</text:p>
          </table:table-cell>
          <table:table-cell table:formula="of:=ROUND(([.I148]-[.E148])/99)" office:value-type="float" office:value="302332536" calcext:value-type="float">
            <text:p>302332536</text:p>
          </table:table-cell>
        </table:table-row>
        <table:table-row table:style-name="ro1">
          <table:table-cell office:value-type="string" calcext:value-type="string">
            <text:p>UOPS_RETIRED.RETIRE_SLOTS</text:p>
          </table:table-cell>
          <table:table-cell office:value-type="string" calcext:value-type="string">
            <text:p>r02c2:u</text:p>
          </table:table-cell>
          <table:table-cell office:value-type="float" office:value="5335651886" calcext:value-type="float">
            <text:p>5335651886</text:p>
          </table:table-cell>
          <table:table-cell office:value-type="float" office:value="5335650611" calcext:value-type="float">
            <text:p>5335650611</text:p>
          </table:table-cell>
          <table:table-cell office:value-type="float" office:value="5335675770" calcext:value-type="float">
            <text:p>5335675770</text:p>
          </table:table-cell>
          <table:table-cell/>
          <table:table-cell office:value-type="float" office:value="31942717603" calcext:value-type="float">
            <text:p>31942717603</text:p>
          </table:table-cell>
          <table:table-cell office:value-type="float" office:value="31936973700" calcext:value-type="float">
            <text:p>31936973700</text:p>
          </table:table-cell>
          <table:table-cell office:value-type="float" office:value="31943820735" calcext:value-type="float">
            <text:p>31943820735</text:p>
          </table:table-cell>
          <table:table-cell/>
          <table:table-cell table:formula="of:=ROUND(([.G149]-[.C149])/99)" office:value-type="float" office:value="268758240" calcext:value-type="float">
            <text:p>268758240</text:p>
          </table:table-cell>
          <table:table-cell table:formula="of:=ROUND(([.H149]-[.D149])/99)" office:value-type="float" office:value="268700233" calcext:value-type="float">
            <text:p>268700233</text:p>
          </table:table-cell>
          <table:table-cell table:formula="of:=ROUND(([.I149]-[.E149])/99)" office:value-type="float" office:value="268769141" calcext:value-type="float">
            <text:p>268769141</text:p>
          </table:table-cell>
        </table:table-row>
        <table:table-row table:style-name="ro1">
          <table:table-cell office:value-type="string" calcext:value-type="string">
            <text:p>MACHINE_CLEARS.MEMORY_ORDERING</text:p>
          </table:table-cell>
          <table:table-cell office:value-type="string" calcext:value-type="string">
            <text:p>r02c3:u</text:p>
          </table:table-cell>
          <table:table-cell office:value-type="float" office:value="216187" calcext:value-type="float">
            <text:p>216187</text:p>
          </table:table-cell>
          <table:table-cell office:value-type="float" office:value="218996" calcext:value-type="float">
            <text:p>218996</text:p>
          </table:table-cell>
          <table:table-cell office:value-type="float" office:value="216055" calcext:value-type="float">
            <text:p>216055</text:p>
          </table:table-cell>
          <table:table-cell/>
          <table:table-cell office:value-type="float" office:value="280703" calcext:value-type="float">
            <text:p>280703</text:p>
          </table:table-cell>
          <table:table-cell office:value-type="float" office:value="333873" calcext:value-type="float">
            <text:p>333873</text:p>
          </table:table-cell>
          <table:table-cell office:value-type="float" office:value="316484" calcext:value-type="float">
            <text:p>316484</text:p>
          </table:table-cell>
          <table:table-cell/>
          <table:table-cell table:formula="of:=ROUND(([.G150]-[.C150])/99)" office:value-type="float" office:value="652" calcext:value-type="float">
            <text:p>652</text:p>
          </table:table-cell>
          <table:table-cell table:formula="of:=ROUND(([.H150]-[.D150])/99)" office:value-type="float" office:value="1160" calcext:value-type="float">
            <text:p>1160</text:p>
          </table:table-cell>
          <table:table-cell table:formula="of:=ROUND(([.I150]-[.E150])/99)" office:value-type="float" office:value="1014" calcext:value-type="float">
            <text:p>1014</text:p>
          </table:table-cell>
        </table:table-row>
        <table:table-row table:style-name="ro1">
          <table:table-cell office:value-type="string" calcext:value-type="string">
            <text:p>MACHINE_CLEARS.SMC</text:p>
          </table:table-cell>
          <table:table-cell office:value-type="string" calcext:value-type="string">
            <text:p>r04c3:u</text:p>
          </table:table-cell>
          <table:table-cell office:value-type="float" office:value="2304" calcext:value-type="float">
            <text:p>2304</text:p>
          </table:table-cell>
          <table:table-cell office:value-type="float" office:value="2560" calcext:value-type="float">
            <text:p>2560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204865" calcext:value-type="float">
            <text:p>204865</text:p>
          </table:table-cell>
          <table:table-cell office:value-type="float" office:value="255924" calcext:value-type="float">
            <text:p>255924</text:p>
          </table:table-cell>
          <table:table-cell office:value-type="float" office:value="255506" calcext:value-type="float">
            <text:p>255506</text:p>
          </table:table-cell>
          <table:table-cell/>
          <table:table-cell table:formula="of:=ROUND(([.G151]-[.C151])/99)" office:value-type="float" office:value="2046" calcext:value-type="float">
            <text:p>2046</text:p>
          </table:table-cell>
          <table:table-cell table:formula="of:=ROUND(([.H151]-[.D151])/99)" office:value-type="float" office:value="2559" calcext:value-type="float">
            <text:p>2559</text:p>
          </table:table-cell>
          <table:table-cell table:formula="of:=ROUND(([.I151]-[.E151])/99)" office:value-type="float" office:value="2562" calcext:value-type="float">
            <text:p>2562</text:p>
          </table:table-cell>
        </table:table-row>
        <table:table-row table:style-name="ro1">
          <table:table-cell office:value-type="string" calcext:value-type="string">
            <text:p>MACHINE_CLEARS.MASKMOV</text:p>
          </table:table-cell>
          <table:table-cell office:value-type="string" calcext:value-type="string">
            <text:p>r20c3: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ROUND(([.G152]-[.C152])/99)" office:value-type="float" office:value="0" calcext:value-type="float">
            <text:p>0</text:p>
          </table:table-cell>
          <table:table-cell table:formula="of:=ROUND(([.H152]-[.D152])/99)" office:value-type="float" office:value="0" calcext:value-type="float">
            <text:p>0</text:p>
          </table:table-cell>
          <table:table-cell table:formula="of:=ROUND(([.I152]-[.E152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ALL_BRANCHES</text:p>
          </table:table-cell>
          <table:table-cell office:value-type="string" calcext:value-type="string">
            <text:p>branch-instructions:u</text:p>
          </table:table-cell>
          <table:table-cell office:value-type="float" office:value="1108287175" calcext:value-type="float">
            <text:p>1108287175</text:p>
          </table:table-cell>
          <table:table-cell office:value-type="float" office:value="1108287166" calcext:value-type="float">
            <text:p>1108287166</text:p>
          </table:table-cell>
          <table:table-cell office:value-type="float" office:value="1108287050" calcext:value-type="float">
            <text:p>1108287050</text:p>
          </table:table-cell>
          <table:table-cell/>
          <table:table-cell office:value-type="float" office:value="4433428049" calcext:value-type="float">
            <text:p>4433428049</text:p>
          </table:table-cell>
          <table:table-cell office:value-type="float" office:value="4433428633" calcext:value-type="float">
            <text:p>4433428633</text:p>
          </table:table-cell>
          <table:table-cell office:value-type="float" office:value="4433428632" calcext:value-type="float">
            <text:p>4433428632</text:p>
          </table:table-cell>
          <table:table-cell/>
          <table:table-cell table:formula="of:=ROUND(([.G153]-[.C153])/99)" office:value-type="float" office:value="33587282" calcext:value-type="float">
            <text:p>33587282</text:p>
          </table:table-cell>
          <table:table-cell table:formula="of:=ROUND(([.H153]-[.D153])/99)" office:value-type="float" office:value="33587288" calcext:value-type="float">
            <text:p>33587288</text:p>
          </table:table-cell>
          <table:table-cell table:formula="of:=ROUND(([.I153]-[.E153])/99)" office:value-type="float" office:value="33587289" calcext:value-type="float">
            <text:p>33587289</text:p>
          </table:table-cell>
        </table:table-row>
        <table:table-row table:style-name="ro1">
          <table:table-cell office:value-type="string" calcext:value-type="string">
            <text:p>BR_INST_RETIRED.CONDITIONAL</text:p>
          </table:table-cell>
          <table:table-cell office:value-type="string" calcext:value-type="string">
            <text:p>r01c4:u</text:p>
          </table:table-cell>
          <table:table-cell office:value-type="float" office:value="638223521" calcext:value-type="float">
            <text:p>638223521</text:p>
          </table:table-cell>
          <table:table-cell table:number-columns-repeated="2" office:value-type="float" office:value="638223527" calcext:value-type="float">
            <text:p>638223527</text:p>
          </table:table-cell>
          <table:table-cell/>
          <table:table-cell office:value-type="float" office:value="3963361580" calcext:value-type="float">
            <text:p>3963361580</text:p>
          </table:table-cell>
          <table:table-cell table:number-columns-repeated="2" office:value-type="float" office:value="3963361586" calcext:value-type="float">
            <text:p>3963361586</text:p>
          </table:table-cell>
          <table:table-cell/>
          <table:table-cell table:formula="of:=ROUND(([.G154]-[.C154])/99)" office:value-type="float" office:value="33587253" calcext:value-type="float">
            <text:p>33587253</text:p>
          </table:table-cell>
          <table:table-cell table:formula="of:=ROUND(([.H154]-[.D154])/99)" office:value-type="float" office:value="33587253" calcext:value-type="float">
            <text:p>33587253</text:p>
          </table:table-cell>
          <table:table-cell table:formula="of:=ROUND(([.I154]-[.E154])/99)" office:value-type="float" office:value="33587253" calcext:value-type="float">
            <text:p>33587253</text:p>
          </table:table-cell>
        </table:table-row>
        <table:table-row table:style-name="ro1">
          <table:table-cell office:value-type="string" calcext:value-type="string">
            <text:p>BR_INST_RETIRED.NEAR_CALL</text:p>
          </table:table-cell>
          <table:table-cell office:value-type="string" calcext:value-type="string">
            <text:p>r02c4:u</text:p>
          </table:table-cell>
          <table:table-cell table:number-columns-repeated="3" office:value-type="float" office:value="201362891" calcext:value-type="float">
            <text:p>201362891</text:p>
          </table:table-cell>
          <table:table-cell/>
          <table:table-cell table:number-columns-repeated="3" office:value-type="float" office:value="201363287" calcext:value-type="float">
            <text:p>201363287</text:p>
          </table:table-cell>
          <table:table-cell/>
          <table:table-cell table:formula="of:=ROUND(([.G155]-[.C155])/99)" office:value-type="float" office:value="4" calcext:value-type="float">
            <text:p>4</text:p>
          </table:table-cell>
          <table:table-cell table:formula="of:=ROUND(([.H155]-[.D155])/99)" office:value-type="float" office:value="4" calcext:value-type="float">
            <text:p>4</text:p>
          </table:table-cell>
          <table:table-cell table:formula="of:=ROUND(([.I155]-[.E155])/99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_INST_RETIRED.ALL_BRANCHES</text:p>
          </table:table-cell>
          <table:table-cell office:value-type="string" calcext:value-type="string">
            <text:p>r04c4:u</text:p>
          </table:table-cell>
          <table:table-cell office:value-type="float" office:value="1108287187" calcext:value-type="float">
            <text:p>1108287187</text:p>
          </table:table-cell>
          <table:table-cell office:value-type="float" office:value="1108287049" calcext:value-type="float">
            <text:p>1108287049</text:p>
          </table:table-cell>
          <table:table-cell office:value-type="float" office:value="1108287177" calcext:value-type="float">
            <text:p>1108287177</text:p>
          </table:table-cell>
          <table:table-cell/>
          <table:table-cell office:value-type="float" office:value="4433428784" calcext:value-type="float">
            <text:p>4433428784</text:p>
          </table:table-cell>
          <table:table-cell office:value-type="float" office:value="4433428655" calcext:value-type="float">
            <text:p>4433428655</text:p>
          </table:table-cell>
          <table:table-cell office:value-type="float" office:value="4433428783" calcext:value-type="float">
            <text:p>4433428783</text:p>
          </table:table-cell>
          <table:table-cell/>
          <table:table-cell table:formula="of:=ROUND(([.G156]-[.C156])/99)" office:value-type="float" office:value="33587289" calcext:value-type="float">
            <text:p>33587289</text:p>
          </table:table-cell>
          <table:table-cell table:formula="of:=ROUND(([.H156]-[.D156])/99)" office:value-type="float" office:value="33587289" calcext:value-type="float">
            <text:p>33587289</text:p>
          </table:table-cell>
          <table:table-cell table:formula="of:=ROUND(([.I156]-[.E156])/99)" office:value-type="float" office:value="33587289" calcext:value-type="float">
            <text:p>33587289</text:p>
          </table:table-cell>
        </table:table-row>
        <table:table-row table:style-name="ro1">
          <table:table-cell office:value-type="string" calcext:value-type="string">
            <text:p>BR_INST_RETIRED.NEAR_RETURN</text:p>
          </table:table-cell>
          <table:table-cell office:value-type="string" calcext:value-type="string">
            <text:p>r08c4:u</text:p>
          </table:table-cell>
          <table:table-cell table:number-columns-repeated="3" office:value-type="float" office:value="201362887" calcext:value-type="float">
            <text:p>201362887</text:p>
          </table:table-cell>
          <table:table-cell/>
          <table:table-cell table:number-columns-repeated="3" office:value-type="float" office:value="201363283" calcext:value-type="float">
            <text:p>201363283</text:p>
          </table:table-cell>
          <table:table-cell/>
          <table:table-cell table:formula="of:=ROUND(([.G157]-[.C157])/99)" office:value-type="float" office:value="4" calcext:value-type="float">
            <text:p>4</text:p>
          </table:table-cell>
          <table:table-cell table:formula="of:=ROUND(([.H157]-[.D157])/99)" office:value-type="float" office:value="4" calcext:value-type="float">
            <text:p>4</text:p>
          </table:table-cell>
          <table:table-cell table:formula="of:=ROUND(([.I157]-[.E157])/99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_INST_RETIRED.NOT_TAKEN</text:p>
          </table:table-cell>
          <table:table-cell office:value-type="string" calcext:value-type="string">
            <text:p>r10c4:u</text:p>
          </table:table-cell>
          <table:table-cell office:value-type="float" office:value="400977942" calcext:value-type="float">
            <text:p>400977942</text:p>
          </table:table-cell>
          <table:table-cell table:number-columns-repeated="2" office:value-type="float" office:value="400977955" calcext:value-type="float">
            <text:p>400977955</text:p>
          </table:table-cell>
          <table:table-cell/>
          <table:table-cell office:value-type="float" office:value="403414833" calcext:value-type="float">
            <text:p>403414833</text:p>
          </table:table-cell>
          <table:table-cell table:number-columns-repeated="2" office:value-type="float" office:value="403414846" calcext:value-type="float">
            <text:p>403414846</text:p>
          </table:table-cell>
          <table:table-cell/>
          <table:table-cell table:formula="of:=ROUND(([.G158]-[.C158])/99)" office:value-type="float" office:value="24615" calcext:value-type="float">
            <text:p>24615</text:p>
          </table:table-cell>
          <table:table-cell table:formula="of:=ROUND(([.H158]-[.D158])/99)" office:value-type="float" office:value="24615" calcext:value-type="float">
            <text:p>24615</text:p>
          </table:table-cell>
          <table:table-cell table:formula="of:=ROUND(([.I158]-[.E158])/99)" office:value-type="float" office:value="24615" calcext:value-type="float">
            <text:p>24615</text:p>
          </table:table-cell>
        </table:table-row>
        <table:table-row table:style-name="ro1">
          <table:table-cell office:value-type="string" calcext:value-type="string">
            <text:p>BR_INST_RETIRED.NEAR_TAKEN</text:p>
          </table:table-cell>
          <table:table-cell office:value-type="string" calcext:value-type="string">
            <text:p>r20c4:u</text:p>
          </table:table-cell>
          <table:table-cell office:value-type="float" office:value="707177226" calcext:value-type="float">
            <text:p>707177226</text:p>
          </table:table-cell>
          <table:table-cell table:number-columns-repeated="2" office:value-type="float" office:value="707177211" calcext:value-type="float">
            <text:p>707177211</text:p>
          </table:table-cell>
          <table:table-cell/>
          <table:table-cell office:value-type="float" office:value="4029880176" calcext:value-type="float">
            <text:p>4029880176</text:p>
          </table:table-cell>
          <table:table-cell table:number-columns-repeated="2" office:value-type="float" office:value="4029880161" calcext:value-type="float">
            <text:p>4029880161</text:p>
          </table:table-cell>
          <table:table-cell/>
          <table:table-cell table:formula="of:=ROUND(([.G159]-[.C159])/99)" office:value-type="float" office:value="33562656" calcext:value-type="float">
            <text:p>33562656</text:p>
          </table:table-cell>
          <table:table-cell table:formula="of:=ROUND(([.H159]-[.D159])/99)" office:value-type="float" office:value="33562656" calcext:value-type="float">
            <text:p>33562656</text:p>
          </table:table-cell>
          <table:table-cell table:formula="of:=ROUND(([.I159]-[.E159])/99)" office:value-type="float" office:value="33562656" calcext:value-type="float">
            <text:p>33562656</text:p>
          </table:table-cell>
        </table:table-row>
        <table:table-row table:style-name="ro1">
          <table:table-cell office:value-type="string" calcext:value-type="string">
            <text:p>BR_INST_RETIRED.FAR_BRANCH</text:p>
          </table:table-cell>
          <table:table-cell office:value-type="string" calcext:value-type="string">
            <text:p>r40c4:u</text:p>
          </table:table-cell>
          <table:table-cell office:value-type="float" office:value="132001" calcext:value-type="float">
            <text:p>132001</text:p>
          </table:table-cell>
          <table:table-cell office:value-type="float" office:value="131884" calcext:value-type="float">
            <text:p>131884</text:p>
          </table:table-cell>
          <table:table-cell office:value-type="float" office:value="131993" calcext:value-type="float">
            <text:p>131993</text:p>
          </table:table-cell>
          <table:table-cell/>
          <table:table-cell office:value-type="float" office:value="133853" calcext:value-type="float">
            <text:p>133853</text:p>
          </table:table-cell>
          <table:table-cell office:value-type="float" office:value="132828" calcext:value-type="float">
            <text:p>132828</text:p>
          </table:table-cell>
          <table:table-cell office:value-type="float" office:value="132773" calcext:value-type="float">
            <text:p>132773</text:p>
          </table:table-cell>
          <table:table-cell/>
          <table:table-cell table:formula="of:=ROUND(([.G160]-[.C160])/99)" office:value-type="float" office:value="19" calcext:value-type="float">
            <text:p>19</text:p>
          </table:table-cell>
          <table:table-cell table:formula="of:=ROUND(([.H160]-[.D160])/99)" office:value-type="float" office:value="10" calcext:value-type="float">
            <text:p>10</text:p>
          </table:table-cell>
          <table:table-cell table:formula="of:=ROUND(([.I160]-[.E160])/99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_MISP_RETIRED.ALL_BRANCHES</text:p>
          </table:table-cell>
          <table:table-cell office:value-type="string" calcext:value-type="string">
            <text:p>branch-misses:u</text:p>
          </table:table-cell>
          <table:table-cell office:value-type="float" office:value="2188420" calcext:value-type="float">
            <text:p>2188420</text:p>
          </table:table-cell>
          <table:table-cell office:value-type="float" office:value="2188630" calcext:value-type="float">
            <text:p>2188630</text:p>
          </table:table-cell>
          <table:table-cell office:value-type="float" office:value="2188944" calcext:value-type="float">
            <text:p>2188944</text:p>
          </table:table-cell>
          <table:table-cell/>
          <table:table-cell office:value-type="float" office:value="3411013" calcext:value-type="float">
            <text:p>3411013</text:p>
          </table:table-cell>
          <table:table-cell office:value-type="float" office:value="3407268" calcext:value-type="float">
            <text:p>3407268</text:p>
          </table:table-cell>
          <table:table-cell office:value-type="float" office:value="3407215" calcext:value-type="float">
            <text:p>3407215</text:p>
          </table:table-cell>
          <table:table-cell/>
          <table:table-cell table:formula="of:=ROUND(([.G161]-[.C161])/99)" office:value-type="float" office:value="12349" calcext:value-type="float">
            <text:p>12349</text:p>
          </table:table-cell>
          <table:table-cell table:formula="of:=ROUND(([.H161]-[.D161])/99)" office:value-type="float" office:value="12309" calcext:value-type="float">
            <text:p>12309</text:p>
          </table:table-cell>
          <table:table-cell table:formula="of:=ROUND(([.I161]-[.E161])/99)" office:value-type="float" office:value="12306" calcext:value-type="float">
            <text:p>12306</text:p>
          </table:table-cell>
        </table:table-row>
        <table:table-row table:style-name="ro1">
          <table:table-cell office:value-type="string" calcext:value-type="string">
            <text:p>BR_MISP_RETIRED.CONDITIONAL</text:p>
          </table:table-cell>
          <table:table-cell office:value-type="string" calcext:value-type="string">
            <text:p>r01c5:u</text:p>
          </table:table-cell>
          <table:table-cell office:value-type="float" office:value="2187649" calcext:value-type="float">
            <text:p>2187649</text:p>
          </table:table-cell>
          <table:table-cell office:value-type="float" office:value="2187539" calcext:value-type="float">
            <text:p>2187539</text:p>
          </table:table-cell>
          <table:table-cell office:value-type="float" office:value="2187732" calcext:value-type="float">
            <text:p>2187732</text:p>
          </table:table-cell>
          <table:table-cell/>
          <table:table-cell office:value-type="float" office:value="3404263" calcext:value-type="float">
            <text:p>3404263</text:p>
          </table:table-cell>
          <table:table-cell office:value-type="float" office:value="3406376" calcext:value-type="float">
            <text:p>3406376</text:p>
          </table:table-cell>
          <table:table-cell office:value-type="float" office:value="3408004" calcext:value-type="float">
            <text:p>3408004</text:p>
          </table:table-cell>
          <table:table-cell/>
          <table:table-cell table:formula="of:=ROUND(([.G162]-[.C162])/99)" office:value-type="float" office:value="12289" calcext:value-type="float">
            <text:p>12289</text:p>
          </table:table-cell>
          <table:table-cell table:formula="of:=ROUND(([.H162]-[.D162])/99)" office:value-type="float" office:value="12311" calcext:value-type="float">
            <text:p>12311</text:p>
          </table:table-cell>
          <table:table-cell table:formula="of:=ROUND(([.I162]-[.E162])/99)" office:value-type="float" office:value="12326" calcext:value-type="float">
            <text:p>12326</text:p>
          </table:table-cell>
        </table:table-row>
        <table:table-row table:style-name="ro1">
          <table:table-cell office:value-type="string" calcext:value-type="string">
            <text:p>BR_MISP_RETIRED.ALL_BRANCHES</text:p>
          </table:table-cell>
          <table:table-cell office:value-type="string" calcext:value-type="string">
            <text:p>r04c5:u</text:p>
          </table:table-cell>
          <table:table-cell office:value-type="float" office:value="2188922" calcext:value-type="float">
            <text:p>2188922</text:p>
          </table:table-cell>
          <table:table-cell office:value-type="float" office:value="2188520" calcext:value-type="float">
            <text:p>2188520</text:p>
          </table:table-cell>
          <table:table-cell office:value-type="float" office:value="2188930" calcext:value-type="float">
            <text:p>2188930</text:p>
          </table:table-cell>
          <table:table-cell/>
          <table:table-cell office:value-type="float" office:value="3406128" calcext:value-type="float">
            <text:p>3406128</text:p>
          </table:table-cell>
          <table:table-cell office:value-type="float" office:value="3407842" calcext:value-type="float">
            <text:p>3407842</text:p>
          </table:table-cell>
          <table:table-cell office:value-type="float" office:value="3409886" calcext:value-type="float">
            <text:p>3409886</text:p>
          </table:table-cell>
          <table:table-cell/>
          <table:table-cell table:formula="of:=ROUND(([.G163]-[.C163])/99)" office:value-type="float" office:value="12295" calcext:value-type="float">
            <text:p>12295</text:p>
          </table:table-cell>
          <table:table-cell table:formula="of:=ROUND(([.H163]-[.D163])/99)" office:value-type="float" office:value="12316" calcext:value-type="float">
            <text:p>12316</text:p>
          </table:table-cell>
          <table:table-cell table:formula="of:=ROUND(([.I163]-[.E163])/99)" office:value-type="float" office:value="12333" calcext:value-type="float">
            <text:p>12333</text:p>
          </table:table-cell>
        </table:table-row>
        <table:table-row table:style-name="ro1">
          <table:table-cell office:value-type="string" calcext:value-type="string">
            <text:p>BR_MISP_RETIRED.NEAR_TAKEN</text:p>
          </table:table-cell>
          <table:table-cell office:value-type="string" calcext:value-type="string">
            <text:p>r20c5:u</text:p>
          </table:table-cell>
          <table:table-cell office:value-type="float" office:value="2171273" calcext:value-type="float">
            <text:p>2171273</text:p>
          </table:table-cell>
          <table:table-cell office:value-type="float" office:value="2170914" calcext:value-type="float">
            <text:p>2170914</text:p>
          </table:table-cell>
          <table:table-cell office:value-type="float" office:value="2171184" calcext:value-type="float">
            <text:p>2171184</text:p>
          </table:table-cell>
          <table:table-cell/>
          <table:table-cell office:value-type="float" office:value="2171322" calcext:value-type="float">
            <text:p>2171322</text:p>
          </table:table-cell>
          <table:table-cell office:value-type="float" office:value="2172944" calcext:value-type="float">
            <text:p>2172944</text:p>
          </table:table-cell>
          <table:table-cell office:value-type="float" office:value="2175096" calcext:value-type="float">
            <text:p>2175096</text:p>
          </table:table-cell>
          <table:table-cell/>
          <table:table-cell table:formula="of:=ROUND(([.G164]-[.C164])/99)" office:value-type="float" office:value="0" calcext:value-type="float">
            <text:p>0</text:p>
          </table:table-cell>
          <table:table-cell table:formula="of:=ROUND(([.H164]-[.D164])/99)" office:value-type="float" office:value="21" calcext:value-type="float">
            <text:p>21</text:p>
          </table:table-cell>
          <table:table-cell table:formula="of:=ROUND(([.I164]-[.E164])/99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P_ASSIST.X87_OUTPUT</text:p>
          </table:table-cell>
          <table:table-cell office:value-type="string" calcext:value-type="string">
            <text:p>r02ca: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ROUND(([.G165]-[.C165])/99)" office:value-type="float" office:value="0" calcext:value-type="float">
            <text:p>0</text:p>
          </table:table-cell>
          <table:table-cell table:formula="of:=ROUND(([.H165]-[.D165])/99)" office:value-type="float" office:value="0" calcext:value-type="float">
            <text:p>0</text:p>
          </table:table-cell>
          <table:table-cell table:formula="of:=ROUND(([.I165]-[.E165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X87_INPUT</text:p>
          </table:table-cell>
          <table:table-cell office:value-type="string" calcext:value-type="string">
            <text:p>r04ca: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ROUND(([.G166]-[.C166])/99)" office:value-type="float" office:value="0" calcext:value-type="float">
            <text:p>0</text:p>
          </table:table-cell>
          <table:table-cell table:formula="of:=ROUND(([.H166]-[.D166])/99)" office:value-type="float" office:value="0" calcext:value-type="float">
            <text:p>0</text:p>
          </table:table-cell>
          <table:table-cell table:formula="of:=ROUND(([.I166]-[.E166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SIMD_OUTPUT</text:p>
          </table:table-cell>
          <table:table-cell office:value-type="string" calcext:value-type="string">
            <text:p>r08ca: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ROUND(([.G167]-[.C167])/99)" office:value-type="float" office:value="0" calcext:value-type="float">
            <text:p>0</text:p>
          </table:table-cell>
          <table:table-cell table:formula="of:=ROUND(([.H167]-[.D167])/99)" office:value-type="float" office:value="0" calcext:value-type="float">
            <text:p>0</text:p>
          </table:table-cell>
          <table:table-cell table:formula="of:=ROUND(([.I167]-[.E167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SIMD_INPUT</text:p>
          </table:table-cell>
          <table:table-cell office:value-type="string" calcext:value-type="string">
            <text:p>r10ca: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ROUND(([.G168]-[.C168])/99)" office:value-type="float" office:value="0" calcext:value-type="float">
            <text:p>0</text:p>
          </table:table-cell>
          <table:table-cell table:formula="of:=ROUND(([.H168]-[.D168])/99)" office:value-type="float" office:value="0" calcext:value-type="float">
            <text:p>0</text:p>
          </table:table-cell>
          <table:table-cell table:formula="of:=ROUND(([.I168]-[.E168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ANY</text:p>
          </table:table-cell>
          <table:table-cell office:value-type="string" calcext:value-type="string">
            <text:p>r1eca: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ROUND(([.G169]-[.C169])/99)" office:value-type="float" office:value="0" calcext:value-type="float">
            <text:p>0</text:p>
          </table:table-cell>
          <table:table-cell table:formula="of:=ROUND(([.H169]-[.D169])/99)" office:value-type="float" office:value="0" calcext:value-type="float">
            <text:p>0</text:p>
          </table:table-cell>
          <table:table-cell table:formula="of:=ROUND(([.I169]-[.E169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_MISC_EVENTS.LBR_INSERTS</text:p>
          </table:table-cell>
          <table:table-cell office:value-type="string" calcext:value-type="string">
            <text:p>r20cc: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ROUND(([.G170]-[.C170])/99)" office:value-type="float" office:value="0" calcext:value-type="float">
            <text:p>0</text:p>
          </table:table-cell>
          <table:table-cell table:formula="of:=ROUND(([.H170]-[.D170])/99)" office:value-type="float" office:value="0" calcext:value-type="float">
            <text:p>0</text:p>
          </table:table-cell>
          <table:table-cell table:formula="of:=ROUND(([.I170]-[.E170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STLB_MISS.LOADS</text:p>
          </table:table-cell>
          <table:table-cell office:value-type="string" calcext:value-type="string">
            <text:p>r11d0:u</text:p>
          </table:table-cell>
          <table:table-cell office:value-type="float" office:value="90868" calcext:value-type="float">
            <text:p>90868</text:p>
          </table:table-cell>
          <table:table-cell office:value-type="float" office:value="90076" calcext:value-type="float">
            <text:p>90076</text:p>
          </table:table-cell>
          <table:table-cell office:value-type="float" office:value="90522" calcext:value-type="float">
            <text:p>90522</text:p>
          </table:table-cell>
          <table:table-cell/>
          <table:table-cell office:value-type="float" office:value="8909354" calcext:value-type="float">
            <text:p>8909354</text:p>
          </table:table-cell>
          <table:table-cell office:value-type="float" office:value="8886010" calcext:value-type="float">
            <text:p>8886010</text:p>
          </table:table-cell>
          <table:table-cell office:value-type="float" office:value="8900791" calcext:value-type="float">
            <text:p>8900791</text:p>
          </table:table-cell>
          <table:table-cell/>
          <table:table-cell table:formula="of:=ROUND(([.G171]-[.C171])/99)" office:value-type="float" office:value="89076" calcext:value-type="float">
            <text:p>89076</text:p>
          </table:table-cell>
          <table:table-cell table:formula="of:=ROUND(([.H171]-[.D171])/99)" office:value-type="float" office:value="88848" calcext:value-type="float">
            <text:p>88848</text:p>
          </table:table-cell>
          <table:table-cell table:formula="of:=ROUND(([.I171]-[.E171])/99)" office:value-type="float" office:value="88993" calcext:value-type="float">
            <text:p>88993</text:p>
          </table:table-cell>
        </table:table-row>
        <table:table-row table:style-name="ro1">
          <table:table-cell office:value-type="string" calcext:value-type="string">
            <text:p>MEM_UOPS_RETIRED.STLB_MISS.STORES</text:p>
          </table:table-cell>
          <table:table-cell office:value-type="string" calcext:value-type="string">
            <text:p>r12d0:u</text:p>
          </table:table-cell>
          <table:table-cell office:value-type="float" office:value="131432" calcext:value-type="float">
            <text:p>131432</text:p>
          </table:table-cell>
          <table:table-cell office:value-type="float" office:value="131199" calcext:value-type="float">
            <text:p>131199</text:p>
          </table:table-cell>
          <table:table-cell office:value-type="float" office:value="131291" calcext:value-type="float">
            <text:p>131291</text:p>
          </table:table-cell>
          <table:table-cell/>
          <table:table-cell office:value-type="float" office:value="133950" calcext:value-type="float">
            <text:p>133950</text:p>
          </table:table-cell>
          <table:table-cell office:value-type="float" office:value="133518" calcext:value-type="float">
            <text:p>133518</text:p>
          </table:table-cell>
          <table:table-cell office:value-type="float" office:value="133669" calcext:value-type="float">
            <text:p>133669</text:p>
          </table:table-cell>
          <table:table-cell/>
          <table:table-cell table:formula="of:=ROUND(([.G172]-[.C172])/99)" office:value-type="float" office:value="25" calcext:value-type="float">
            <text:p>25</text:p>
          </table:table-cell>
          <table:table-cell table:formula="of:=ROUND(([.H172]-[.D172])/99)" office:value-type="float" office:value="23" calcext:value-type="float">
            <text:p>23</text:p>
          </table:table-cell>
          <table:table-cell table:formula="of:=ROUND(([.I172]-[.E172])/99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EM_UOPS_RETIRED.LOCK.LOADS</text:p>
          </table:table-cell>
          <table:table-cell office:value-type="string" calcext:value-type="string">
            <text:p>r21d0:u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ROUND(([.G173]-[.C173])/99)" office:value-type="float" office:value="0" calcext:value-type="float">
            <text:p>0</text:p>
          </table:table-cell>
          <table:table-cell table:formula="of:=ROUND(([.H173]-[.D173])/99)" office:value-type="float" office:value="0" calcext:value-type="float">
            <text:p>0</text:p>
          </table:table-cell>
          <table:table-cell table:formula="of:=ROUND(([.I173]-[.E173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LOCK.STORES</text:p>
          </table:table-cell>
          <table:table-cell office:value-type="string" calcext:value-type="string">
            <text:p>r22d0:u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ROUND(([.G174]-[.C174])/99)" office:value-type="float" office:value="0" calcext:value-type="float">
            <text:p>0</text:p>
          </table:table-cell>
          <table:table-cell table:formula="of:=ROUND(([.H174]-[.D174])/99)" office:value-type="float" office:value="0" calcext:value-type="float">
            <text:p>0</text:p>
          </table:table-cell>
          <table:table-cell table:formula="of:=ROUND(([.I174]-[.E174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SPLIT.LOADS</text:p>
          </table:table-cell>
          <table:table-cell office:value-type="string" calcext:value-type="string">
            <text:p>r41d0:u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table:formula="of:=ROUND(([.G175]-[.C175])/99)" office:value-type="float" office:value="0" calcext:value-type="float">
            <text:p>0</text:p>
          </table:table-cell>
          <table:table-cell table:formula="of:=ROUND(([.H175]-[.D175])/99)" office:value-type="float" office:value="0" calcext:value-type="float">
            <text:p>0</text:p>
          </table:table-cell>
          <table:table-cell table:formula="of:=ROUND(([.I175]-[.E175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SPLIT.STORES</text:p>
          </table:table-cell>
          <table:table-cell office:value-type="string" calcext:value-type="string">
            <text:p>r42d0:u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table:formula="of:=ROUND(([.G176]-[.C176])/99)" office:value-type="float" office:value="0" calcext:value-type="float">
            <text:p>0</text:p>
          </table:table-cell>
          <table:table-cell table:formula="of:=ROUND(([.H176]-[.D176])/99)" office:value-type="float" office:value="0" calcext:value-type="float">
            <text:p>0</text:p>
          </table:table-cell>
          <table:table-cell table:formula="of:=ROUND(([.I176]-[.E176])/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ALL.LOADS</text:p>
          </table:table-cell>
          <table:table-cell office:value-type="string" calcext:value-type="string">
            <text:p>r81d0:u</text:p>
          </table:table-cell>
          <table:table-cell office:value-type="float" office:value="1444177849" calcext:value-type="float">
            <text:p>1444177849</text:p>
          </table:table-cell>
          <table:table-cell office:value-type="float" office:value="1444178376" calcext:value-type="float">
            <text:p>1444178376</text:p>
          </table:table-cell>
          <table:table-cell office:value-type="float" office:value="1444177391" calcext:value-type="float">
            <text:p>1444177391</text:p>
          </table:table-cell>
          <table:table-cell/>
          <table:table-cell office:value-type="float" office:value="11413637396" calcext:value-type="float">
            <text:p>11413637396</text:p>
          </table:table-cell>
          <table:table-cell office:value-type="float" office:value="11413609045" calcext:value-type="float">
            <text:p>11413609045</text:p>
          </table:table-cell>
          <table:table-cell office:value-type="float" office:value="11413601360" calcext:value-type="float">
            <text:p>11413601360</text:p>
          </table:table-cell>
          <table:table-cell/>
          <table:table-cell table:formula="of:=ROUND(([.G177]-[.C177])/99)" office:value-type="float" office:value="100701612" calcext:value-type="float">
            <text:p>100701612</text:p>
          </table:table-cell>
          <table:table-cell table:formula="of:=ROUND(([.H177]-[.D177])/99)" office:value-type="float" office:value="100701320" calcext:value-type="float">
            <text:p>100701320</text:p>
          </table:table-cell>
          <table:table-cell table:formula="of:=ROUND(([.I177]-[.E177])/99)" office:value-type="float" office:value="100701252" calcext:value-type="float">
            <text:p>100701252</text:p>
          </table:table-cell>
        </table:table-row>
        <table:table-row table:style-name="ro1">
          <table:table-cell office:value-type="string" calcext:value-type="string">
            <text:p>MEM_UOPS_RETIRED.ALL.STORES</text:p>
          </table:table-cell>
          <table:table-cell office:value-type="string" calcext:value-type="string">
            <text:p>r82d0:u</text:p>
          </table:table-cell>
          <table:table-cell office:value-type="float" office:value="772121622" calcext:value-type="float">
            <text:p>772121622</text:p>
          </table:table-cell>
          <table:table-cell table:number-columns-repeated="2" office:value-type="float" office:value="772121612" calcext:value-type="float">
            <text:p>772121612</text:p>
          </table:table-cell>
          <table:table-cell/>
          <table:table-cell office:value-type="float" office:value="4094828130" calcext:value-type="float">
            <text:p>4094828130</text:p>
          </table:table-cell>
          <table:table-cell table:number-columns-repeated="2" office:value-type="float" office:value="4094828120" calcext:value-type="float">
            <text:p>4094828120</text:p>
          </table:table-cell>
          <table:table-cell/>
          <table:table-cell table:formula="of:=ROUND(([.G178]-[.C178])/99)" office:value-type="float" office:value="33562692" calcext:value-type="float">
            <text:p>33562692</text:p>
          </table:table-cell>
          <table:table-cell table:formula="of:=ROUND(([.H178]-[.D178])/99)" office:value-type="float" office:value="33562692" calcext:value-type="float">
            <text:p>33562692</text:p>
          </table:table-cell>
          <table:table-cell table:formula="of:=ROUND(([.I178]-[.E178])/99)" office:value-type="float" office:value="33562692" calcext:value-type="float">
            <text:p>33562692</text:p>
          </table:table-cell>
        </table:table-row>
        <table:table-row table:style-name="ro1">
          <table:table-cell office:value-type="string" calcext:value-type="string">
            <text:p>MEM_LOAD_UOPS_RETIRED.L1_HIT</text:p>
          </table:table-cell>
          <table:table-cell office:value-type="string" calcext:value-type="string">
            <text:p>r01d1:u</text:p>
          </table:table-cell>
          <table:table-cell office:value-type="float" office:value="1403812870" calcext:value-type="float">
            <text:p>1403812870</text:p>
          </table:table-cell>
          <table:table-cell office:value-type="float" office:value="1409533981" calcext:value-type="float">
            <text:p>1409533981</text:p>
          </table:table-cell>
          <table:table-cell office:value-type="float" office:value="1410061507" calcext:value-type="float">
            <text:p>1410061507</text:p>
          </table:table-cell>
          <table:table-cell/>
          <table:table-cell office:value-type="float" office:value="7479857042" calcext:value-type="float">
            <text:p>7479857042</text:p>
          </table:table-cell>
          <table:table-cell office:value-type="float" office:value="8064598547" calcext:value-type="float">
            <text:p>8064598547</text:p>
          </table:table-cell>
          <table:table-cell office:value-type="float" office:value="8059783960" calcext:value-type="float">
            <text:p>8059783960</text:p>
          </table:table-cell>
          <table:table-cell/>
          <table:table-cell table:formula="of:=ROUND(([.G179]-[.C179])/99)" office:value-type="float" office:value="61374184" calcext:value-type="float">
            <text:p>61374184</text:p>
          </table:table-cell>
          <table:table-cell table:formula="of:=ROUND(([.H179]-[.D179])/99)" office:value-type="float" office:value="67222874" calcext:value-type="float">
            <text:p>67222874</text:p>
          </table:table-cell>
          <table:table-cell table:formula="of:=ROUND(([.I179]-[.E179])/99)" office:value-type="float" office:value="67168914" calcext:value-type="float">
            <text:p>67168914</text:p>
          </table:table-cell>
        </table:table-row>
        <table:table-row table:style-name="ro1">
          <table:table-cell office:value-type="string" calcext:value-type="string">
            <text:p>MEM_LOAD_UOPS_RETIRED.L2_HIT</text:p>
          </table:table-cell>
          <table:table-cell office:value-type="string" calcext:value-type="string">
            <text:p>r02d1:u</text:p>
          </table:table-cell>
          <table:table-cell office:value-type="float" office:value="3588527" calcext:value-type="float">
            <text:p>3588527</text:p>
          </table:table-cell>
          <table:table-cell office:value-type="float" office:value="2044658" calcext:value-type="float">
            <text:p>2044658</text:p>
          </table:table-cell>
          <table:table-cell office:value-type="float" office:value="2055792" calcext:value-type="float">
            <text:p>2055792</text:p>
          </table:table-cell>
          <table:table-cell/>
          <table:table-cell office:value-type="float" office:value="346502575" calcext:value-type="float">
            <text:p>346502575</text:p>
          </table:table-cell>
          <table:table-cell office:value-type="float" office:value="189176038" calcext:value-type="float">
            <text:p>189176038</text:p>
          </table:table-cell>
          <table:table-cell office:value-type="float" office:value="189842466" calcext:value-type="float">
            <text:p>189842466</text:p>
          </table:table-cell>
          <table:table-cell/>
          <table:table-cell table:formula="of:=ROUND(([.G180]-[.C180])/99)" office:value-type="float" office:value="3463778" calcext:value-type="float">
            <text:p>3463778</text:p>
          </table:table-cell>
          <table:table-cell table:formula="of:=ROUND(([.H180]-[.D180])/99)" office:value-type="float" office:value="1890216" calcext:value-type="float">
            <text:p>1890216</text:p>
          </table:table-cell>
          <table:table-cell table:formula="of:=ROUND(([.I180]-[.E180])/99)" office:value-type="float" office:value="1896835" calcext:value-type="float">
            <text:p>1896835</text:p>
          </table:table-cell>
        </table:table-row>
        <table:table-row table:style-name="ro1">
          <table:table-cell office:value-type="string" calcext:value-type="string">
            <text:p>MEM_LOAD_UOPS_RETIRED.L3_HIT</text:p>
          </table:table-cell>
          <table:table-cell office:value-type="string" calcext:value-type="string">
            <text:p>r04d1:u</text:p>
          </table:table-cell>
          <table:table-cell office:value-type="float" office:value="1401969" calcext:value-type="float">
            <text:p>1401969</text:p>
          </table:table-cell>
          <table:table-cell office:value-type="float" office:value="1450651" calcext:value-type="float">
            <text:p>1450651</text:p>
          </table:table-cell>
          <table:table-cell office:value-type="float" office:value="1484604" calcext:value-type="float">
            <text:p>1484604</text:p>
          </table:table-cell>
          <table:table-cell/>
          <table:table-cell office:value-type="float" office:value="132301279" calcext:value-type="float">
            <text:p>132301279</text:p>
          </table:table-cell>
          <table:table-cell office:value-type="float" office:value="130158298" calcext:value-type="float">
            <text:p>130158298</text:p>
          </table:table-cell>
          <table:table-cell office:value-type="float" office:value="132249117" calcext:value-type="float">
            <text:p>132249117</text:p>
          </table:table-cell>
          <table:table-cell/>
          <table:table-cell table:formula="of:=ROUND(([.G181]-[.C181])/99)" office:value-type="float" office:value="1322215" calcext:value-type="float">
            <text:p>1322215</text:p>
          </table:table-cell>
          <table:table-cell table:formula="of:=ROUND(([.H181]-[.D181])/99)" office:value-type="float" office:value="1300077" calcext:value-type="float">
            <text:p>1300077</text:p>
          </table:table-cell>
          <table:table-cell table:formula="of:=ROUND(([.I181]-[.E181])/99)" office:value-type="float" office:value="1320854" calcext:value-type="float">
            <text:p>1320854</text:p>
          </table:table-cell>
        </table:table-row>
        <table:table-row table:style-name="ro1">
          <table:table-cell office:value-type="string" calcext:value-type="string">
            <text:p>MEM_LOAD_UOPS_RETIRED.L1_MISS</text:p>
          </table:table-cell>
          <table:table-cell office:value-type="string" calcext:value-type="string">
            <text:p>r08d1:u</text:p>
          </table:table-cell>
          <table:table-cell office:value-type="float" office:value="5865211" calcext:value-type="float">
            <text:p>5865211</text:p>
          </table:table-cell>
          <table:table-cell office:value-type="float" office:value="4355421" calcext:value-type="float">
            <text:p>4355421</text:p>
          </table:table-cell>
          <table:table-cell office:value-type="float" office:value="4353022" calcext:value-type="float">
            <text:p>4353022</text:p>
          </table:table-cell>
          <table:table-cell/>
          <table:table-cell office:value-type="float" office:value="546623051" calcext:value-type="float">
            <text:p>546623051</text:p>
          </table:table-cell>
          <table:table-cell office:value-type="float" office:value="386264909" calcext:value-type="float">
            <text:p>386264909</text:p>
          </table:table-cell>
          <table:table-cell office:value-type="float" office:value="388283577" calcext:value-type="float">
            <text:p>388283577</text:p>
          </table:table-cell>
          <table:table-cell/>
          <table:table-cell table:formula="of:=ROUND(([.G182]-[.C182])/99)" office:value-type="float" office:value="5462200" calcext:value-type="float">
            <text:p>5462200</text:p>
          </table:table-cell>
          <table:table-cell table:formula="of:=ROUND(([.H182]-[.D182])/99)" office:value-type="float" office:value="3857672" calcext:value-type="float">
            <text:p>3857672</text:p>
          </table:table-cell>
          <table:table-cell table:formula="of:=ROUND(([.I182]-[.E182])/99)" office:value-type="float" office:value="3878086" calcext:value-type="float">
            <text:p>3878086</text:p>
          </table:table-cell>
        </table:table-row>
        <table:table-row table:style-name="ro1">
          <table:table-cell office:value-type="string" calcext:value-type="string">
            <text:p>MEM_LOAD_UOPS_RETIRED.L2_MISS</text:p>
          </table:table-cell>
          <table:table-cell office:value-type="string" calcext:value-type="string">
            <text:p>r10d1:u</text:p>
          </table:table-cell>
          <table:table-cell office:value-type="float" office:value="2232877" calcext:value-type="float">
            <text:p>2232877</text:p>
          </table:table-cell>
          <table:table-cell office:value-type="float" office:value="2314249" calcext:value-type="float">
            <text:p>2314249</text:p>
          </table:table-cell>
          <table:table-cell office:value-type="float" office:value="2329141" calcext:value-type="float">
            <text:p>2329141</text:p>
          </table:table-cell>
          <table:table-cell/>
          <table:table-cell office:value-type="float" office:value="199843549" calcext:value-type="float">
            <text:p>199843549</text:p>
          </table:table-cell>
          <table:table-cell office:value-type="float" office:value="197087801" calcext:value-type="float">
            <text:p>197087801</text:p>
          </table:table-cell>
          <table:table-cell office:value-type="float" office:value="199342828" calcext:value-type="float">
            <text:p>199342828</text:p>
          </table:table-cell>
          <table:table-cell/>
          <table:table-cell table:formula="of:=ROUND(([.G183]-[.C183])/99)" office:value-type="float" office:value="1996067" calcext:value-type="float">
            <text:p>1996067</text:p>
          </table:table-cell>
          <table:table-cell table:formula="of:=ROUND(([.H183]-[.D183])/99)" office:value-type="float" office:value="1967410" calcext:value-type="float">
            <text:p>1967410</text:p>
          </table:table-cell>
          <table:table-cell table:formula="of:=ROUND(([.I183]-[.E183])/99)" office:value-type="float" office:value="1990037" calcext:value-type="float">
            <text:p>1990037</text:p>
          </table:table-cell>
        </table:table-row>
        <table:table-row table:style-name="ro1">
          <table:table-cell office:value-type="string" calcext:value-type="string">
            <text:p>MEM_LOAD_UOPS_RETIRED.L3_MISS</text:p>
          </table:table-cell>
          <table:table-cell office:value-type="string" calcext:value-type="string">
            <text:p>r20d1:u</text:p>
          </table:table-cell>
          <table:table-cell office:value-type="float" office:value="796731" calcext:value-type="float">
            <text:p>796731</text:p>
          </table:table-cell>
          <table:table-cell office:value-type="float" office:value="848597" calcext:value-type="float">
            <text:p>848597</text:p>
          </table:table-cell>
          <table:table-cell office:value-type="float" office:value="883924" calcext:value-type="float">
            <text:p>883924</text:p>
          </table:table-cell>
          <table:table-cell/>
          <table:table-cell office:value-type="float" office:value="67923697" calcext:value-type="float">
            <text:p>67923697</text:p>
          </table:table-cell>
          <table:table-cell office:value-type="float" office:value="65020089" calcext:value-type="float">
            <text:p>65020089</text:p>
          </table:table-cell>
          <table:table-cell office:value-type="float" office:value="68559948" calcext:value-type="float">
            <text:p>68559948</text:p>
          </table:table-cell>
          <table:table-cell/>
          <table:table-cell table:formula="of:=ROUND(([.G184]-[.C184])/99)" office:value-type="float" office:value="678050" calcext:value-type="float">
            <text:p>678050</text:p>
          </table:table-cell>
          <table:table-cell table:formula="of:=ROUND(([.H184]-[.D184])/99)" office:value-type="float" office:value="648197" calcext:value-type="float">
            <text:p>648197</text:p>
          </table:table-cell>
          <table:table-cell table:formula="of:=ROUND(([.I184]-[.E184])/99)" office:value-type="float" office:value="683596" calcext:value-type="float">
            <text:p>683596</text:p>
          </table:table-cell>
        </table:table-row>
        <table:table-row table:style-name="ro1">
          <table:table-cell office:value-type="string" calcext:value-type="string">
            <text:p>MEM_LOAD_UOPS_RETIRED.HIT_LFB</text:p>
          </table:table-cell>
          <table:table-cell office:value-type="string" calcext:value-type="string">
            <text:p>r40d1:u</text:p>
          </table:table-cell>
          <table:table-cell office:value-type="float" office:value="34168194" calcext:value-type="float">
            <text:p>34168194</text:p>
          </table:table-cell>
          <table:table-cell office:value-type="float" office:value="29862210" calcext:value-type="float">
            <text:p>29862210</text:p>
          </table:table-cell>
          <table:table-cell office:value-type="float" office:value="29991376" calcext:value-type="float">
            <text:p>29991376</text:p>
          </table:table-cell>
          <table:table-cell/>
          <table:table-cell office:value-type="float" office:value="3408972854" calcext:value-type="float">
            <text:p>3408972854</text:p>
          </table:table-cell>
          <table:table-cell office:value-type="float" office:value="2994431206" calcext:value-type="float">
            <text:p>2994431206</text:p>
          </table:table-cell>
          <table:table-cell office:value-type="float" office:value="2953227107" calcext:value-type="float">
            <text:p>2953227107</text:p>
          </table:table-cell>
          <table:table-cell/>
          <table:table-cell table:formula="of:=ROUND(([.G185]-[.C185])/99)" office:value-type="float" office:value="34088936" calcext:value-type="float">
            <text:p>34088936</text:p>
          </table:table-cell>
          <table:table-cell table:formula="of:=ROUND(([.H185]-[.D185])/99)" office:value-type="float" office:value="29945141" calcext:value-type="float">
            <text:p>29945141</text:p>
          </table:table-cell>
          <table:table-cell table:formula="of:=ROUND(([.I185]-[.E185])/99)" office:value-type="float" office:value="29527634" calcext:value-type="float">
            <text:p>29527634</text:p>
          </table:table-cell>
        </table:table-row>
        <table:table-row table:style-name="ro1">
          <table:table-cell office:value-type="string" calcext:value-type="string">
            <text:p>MEM_LOAD_UOPS_L3_HIT_RETIRED.XSNP_MISS</text:p>
          </table:table-cell>
          <table:table-cell office:value-type="string" calcext:value-type="string">
            <text:p>r01d2:u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ROUND(([.G186]-[.C186])/99)" office:value-type="float" office:value="0" calcext:value-type="float">
            <text:p>0</text:p>
          </table:table-cell>
          <table:table-cell table:formula="of:=ROUND(([.H186]-[.D186])/99)" office:value-type="float" office:value="0" calcext:value-type="float">
            <text:p>0</text:p>
          </table:table-cell>
          <table:table-cell table:formula="of:=ROUND(([.I186]-[.E186])/99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_LOAD_UOPS_L3_HIT_RETIRED.XSNP_HIT</text:p>
          </table:table-cell>
          <table:table-cell office:value-type="string" calcext:value-type="string">
            <text:p>r02d2:u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/>
          <table:table-cell table:formula="of:=ROUND(([.G187]-[.C187])/99)" office:value-type="float" office:value="1" calcext:value-type="float">
            <text:p>1</text:p>
          </table:table-cell>
          <table:table-cell table:formula="of:=ROUND(([.H187]-[.D187])/99)" office:value-type="float" office:value="1" calcext:value-type="float">
            <text:p>1</text:p>
          </table:table-cell>
          <table:table-cell table:formula="of:=ROUND(([.I187]-[.E187])/99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_LOAD_UOPS_L3_HIT_RETIRED.XSNP_HITM</text:p>
          </table:table-cell>
          <table:table-cell office:value-type="string" calcext:value-type="string">
            <text:p>r04d2:u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([.G188]-[.C188])/99)" office:value-type="float" office:value="0" calcext:value-type="float">
            <text:p>0</text:p>
          </table:table-cell>
          <table:table-cell table:formula="of:=ROUND(([.H188]-[.D188])/99)" office:value-type="float" office:value="-0" calcext:value-type="float">
            <text:p>0</text:p>
          </table:table-cell>
          <table:table-cell table:formula="of:=ROUND(([.I188]-[.E188])/99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MEM_LOAD_UOPS_L3_HIT_RETIRED.XSNP_NONE</text:p>
          </table:table-cell>
          <table:table-cell office:value-type="string" calcext:value-type="string">
            <text:p>r08d2:u</text:p>
          </table:table-cell>
          <table:table-cell office:value-type="float" office:value="1418637" calcext:value-type="float">
            <text:p>1418637</text:p>
          </table:table-cell>
          <table:table-cell office:value-type="float" office:value="1466335" calcext:value-type="float">
            <text:p>1466335</text:p>
          </table:table-cell>
          <table:table-cell office:value-type="float" office:value="1463668" calcext:value-type="float">
            <text:p>1463668</text:p>
          </table:table-cell>
          <table:table-cell/>
          <table:table-cell office:value-type="float" office:value="133986810" calcext:value-type="float">
            <text:p>133986810</text:p>
          </table:table-cell>
          <table:table-cell office:value-type="float" office:value="130002774" calcext:value-type="float">
            <text:p>130002774</text:p>
          </table:table-cell>
          <table:table-cell office:value-type="float" office:value="132454548" calcext:value-type="float">
            <text:p>132454548</text:p>
          </table:table-cell>
          <table:table-cell/>
          <table:table-cell table:formula="of:=ROUND(([.G189]-[.C189])/99)" office:value-type="float" office:value="1339072" calcext:value-type="float">
            <text:p>1339072</text:p>
          </table:table-cell>
          <table:table-cell table:formula="of:=ROUND(([.H189]-[.D189])/99)" office:value-type="float" office:value="1298348" calcext:value-type="float">
            <text:p>1298348</text:p>
          </table:table-cell>
          <table:table-cell table:formula="of:=ROUND(([.I189]-[.E189])/99)" office:value-type="float" office:value="1323140" calcext:value-type="float">
            <text:p>1323140</text:p>
          </table:table-cell>
        </table:table-row>
        <table:table-row table:style-name="ro1">
          <table:table-cell office:value-type="string" calcext:value-type="string">
            <text:p>MEM_LOAD_UOPS_L3_MISS_RETIRED.LOCAL_DRAM</text:p>
          </table:table-cell>
          <table:table-cell office:value-type="string" calcext:value-type="string">
            <text:p>r01d3:u</text:p>
          </table:table-cell>
          <table:table-cell office:value-type="float" office:value="830939" calcext:value-type="float">
            <text:p>830939</text:p>
          </table:table-cell>
          <table:table-cell office:value-type="float" office:value="844349" calcext:value-type="float">
            <text:p>844349</text:p>
          </table:table-cell>
          <table:table-cell office:value-type="float" office:value="880772" calcext:value-type="float">
            <text:p>880772</text:p>
          </table:table-cell>
          <table:table-cell/>
          <table:table-cell office:value-type="float" office:value="69715786" calcext:value-type="float">
            <text:p>69715786</text:p>
          </table:table-cell>
          <table:table-cell office:value-type="float" office:value="69478591" calcext:value-type="float">
            <text:p>69478591</text:p>
          </table:table-cell>
          <table:table-cell office:value-type="float" office:value="66219997" calcext:value-type="float">
            <text:p>66219997</text:p>
          </table:table-cell>
          <table:table-cell/>
          <table:table-cell table:formula="of:=ROUND(([.G190]-[.C190])/99)" office:value-type="float" office:value="695807" calcext:value-type="float">
            <text:p>695807</text:p>
          </table:table-cell>
          <table:table-cell table:formula="of:=ROUND(([.H190]-[.D190])/99)" office:value-type="float" office:value="693275" calcext:value-type="float">
            <text:p>693275</text:p>
          </table:table-cell>
          <table:table-cell table:formula="of:=ROUND(([.I190]-[.E190])/99)" office:value-type="float" office:value="659992" calcext:value-type="float">
            <text:p>659992</text:p>
          </table:table-cell>
        </table:table-row>
        <table:table-row table:style-name="ro1">
          <table:table-cell office:value-type="string" calcext:value-type="string">
            <text:p>BACLEARS.ANY</text:p>
          </table:table-cell>
          <table:table-cell office:value-type="string" calcext:value-type="string">
            <text:p>r1fe6:u</text:p>
          </table:table-cell>
          <table:table-cell office:value-type="float" office:value="3246" calcext:value-type="float">
            <text:p>3246</text:p>
          </table:table-cell>
          <table:table-cell office:value-type="float" office:value="3185" calcext:value-type="float">
            <text:p>3185</text:p>
          </table:table-cell>
          <table:table-cell office:value-type="float" office:value="3482" calcext:value-type="float">
            <text:p>3482</text:p>
          </table:table-cell>
          <table:table-cell/>
          <table:table-cell office:value-type="float" office:value="8308" calcext:value-type="float">
            <text:p>8308</text:p>
          </table:table-cell>
          <table:table-cell office:value-type="float" office:value="8710" calcext:value-type="float">
            <text:p>8710</text:p>
          </table:table-cell>
          <table:table-cell office:value-type="float" office:value="8008" calcext:value-type="float">
            <text:p>8008</text:p>
          </table:table-cell>
          <table:table-cell/>
          <table:table-cell table:formula="of:=ROUND(([.G191]-[.C191])/99)" office:value-type="float" office:value="51" calcext:value-type="float">
            <text:p>51</text:p>
          </table:table-cell>
          <table:table-cell table:formula="of:=ROUND(([.H191]-[.D191])/99)" office:value-type="float" office:value="56" calcext:value-type="float">
            <text:p>56</text:p>
          </table:table-cell>
          <table:table-cell table:formula="of:=ROUND(([.I191]-[.E191])/99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2_TRANS.DEMAND_DATA_RD</text:p>
          </table:table-cell>
          <table:table-cell office:value-type="string" calcext:value-type="string">
            <text:p>r01f0:u</text:p>
          </table:table-cell>
          <table:table-cell office:value-type="float" office:value="5974518" calcext:value-type="float">
            <text:p>5974518</text:p>
          </table:table-cell>
          <table:table-cell office:value-type="float" office:value="4470537" calcext:value-type="float">
            <text:p>4470537</text:p>
          </table:table-cell>
          <table:table-cell office:value-type="float" office:value="4465804" calcext:value-type="float">
            <text:p>4465804</text:p>
          </table:table-cell>
          <table:table-cell/>
          <table:table-cell office:value-type="float" office:value="573305299" calcext:value-type="float">
            <text:p>573305299</text:p>
          </table:table-cell>
          <table:table-cell office:value-type="float" office:value="412199661" calcext:value-type="float">
            <text:p>412199661</text:p>
          </table:table-cell>
          <table:table-cell office:value-type="float" office:value="410313319" calcext:value-type="float">
            <text:p>410313319</text:p>
          </table:table-cell>
          <table:table-cell/>
          <table:table-cell table:formula="of:=ROUND(([.G192]-[.C192])/99)" office:value-type="float" office:value="5730614" calcext:value-type="float">
            <text:p>5730614</text:p>
          </table:table-cell>
          <table:table-cell table:formula="of:=ROUND(([.H192]-[.D192])/99)" office:value-type="float" office:value="4118476" calcext:value-type="float">
            <text:p>4118476</text:p>
          </table:table-cell>
          <table:table-cell table:formula="of:=ROUND(([.I192]-[.E192])/99)" office:value-type="float" office:value="4099470" calcext:value-type="float">
            <text:p>4099470</text:p>
          </table:table-cell>
        </table:table-row>
        <table:table-row table:style-name="ro1">
          <table:table-cell office:value-type="string" calcext:value-type="string">
            <text:p>L2_TRANS.RFO</text:p>
          </table:table-cell>
          <table:table-cell office:value-type="string" calcext:value-type="string">
            <text:p>r02f0:u</text:p>
          </table:table-cell>
          <table:table-cell office:value-type="float" office:value="11690" calcext:value-type="float">
            <text:p>11690</text:p>
          </table:table-cell>
          <table:table-cell office:value-type="float" office:value="10770" calcext:value-type="float">
            <text:p>10770</text:p>
          </table:table-cell>
          <table:table-cell office:value-type="float" office:value="13961" calcext:value-type="float">
            <text:p>13961</text:p>
          </table:table-cell>
          <table:table-cell/>
          <table:table-cell office:value-type="float" office:value="158167" calcext:value-type="float">
            <text:p>158167</text:p>
          </table:table-cell>
          <table:table-cell office:value-type="float" office:value="168085" calcext:value-type="float">
            <text:p>168085</text:p>
          </table:table-cell>
          <table:table-cell office:value-type="float" office:value="157324" calcext:value-type="float">
            <text:p>157324</text:p>
          </table:table-cell>
          <table:table-cell/>
          <table:table-cell table:formula="of:=ROUND(([.G193]-[.C193])/99)" office:value-type="float" office:value="1480" calcext:value-type="float">
            <text:p>1480</text:p>
          </table:table-cell>
          <table:table-cell table:formula="of:=ROUND(([.H193]-[.D193])/99)" office:value-type="float" office:value="1589" calcext:value-type="float">
            <text:p>1589</text:p>
          </table:table-cell>
          <table:table-cell table:formula="of:=ROUND(([.I193]-[.E193])/99)"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L2_TRANS.CODE_RD</text:p>
          </table:table-cell>
          <table:table-cell office:value-type="string" calcext:value-type="string">
            <text:p>r04f0:u</text:p>
          </table:table-cell>
          <table:table-cell office:value-type="float" office:value="7350" calcext:value-type="float">
            <text:p>7350</text:p>
          </table:table-cell>
          <table:table-cell office:value-type="float" office:value="6860" calcext:value-type="float">
            <text:p>6860</text:p>
          </table:table-cell>
          <table:table-cell office:value-type="float" office:value="8213" calcext:value-type="float">
            <text:p>8213</text:p>
          </table:table-cell>
          <table:table-cell/>
          <table:table-cell office:value-type="float" office:value="25841" calcext:value-type="float">
            <text:p>25841</text:p>
          </table:table-cell>
          <table:table-cell office:value-type="float" office:value="21963" calcext:value-type="float">
            <text:p>21963</text:p>
          </table:table-cell>
          <table:table-cell office:value-type="float" office:value="24448" calcext:value-type="float">
            <text:p>24448</text:p>
          </table:table-cell>
          <table:table-cell/>
          <table:table-cell table:formula="of:=ROUND(([.G194]-[.C194])/99)" office:value-type="float" office:value="187" calcext:value-type="float">
            <text:p>187</text:p>
          </table:table-cell>
          <table:table-cell table:formula="of:=ROUND(([.H194]-[.D194])/99)" office:value-type="float" office:value="153" calcext:value-type="float">
            <text:p>153</text:p>
          </table:table-cell>
          <table:table-cell table:formula="of:=ROUND(([.I194]-[.E194])/99)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L2_TRANS.ALL_PF</text:p>
          </table:table-cell>
          <table:table-cell office:value-type="string" calcext:value-type="string">
            <text:p>r08f0:u</text:p>
          </table:table-cell>
          <table:table-cell office:value-type="float" office:value="12287852" calcext:value-type="float">
            <text:p>12287852</text:p>
          </table:table-cell>
          <table:table-cell office:value-type="float" office:value="12578636" calcext:value-type="float">
            <text:p>12578636</text:p>
          </table:table-cell>
          <table:table-cell office:value-type="float" office:value="12213863" calcext:value-type="float">
            <text:p>12213863</text:p>
          </table:table-cell>
          <table:table-cell/>
          <table:table-cell office:value-type="float" office:value="1227423498" calcext:value-type="float">
            <text:p>1227423498</text:p>
          </table:table-cell>
          <table:table-cell office:value-type="float" office:value="1249029202" calcext:value-type="float">
            <text:p>1249029202</text:p>
          </table:table-cell>
          <table:table-cell office:value-type="float" office:value="1226031852" calcext:value-type="float">
            <text:p>1226031852</text:p>
          </table:table-cell>
          <table:table-cell/>
          <table:table-cell table:formula="of:=ROUND(([.G195]-[.C195])/99)" office:value-type="float" office:value="12274097" calcext:value-type="float">
            <text:p>12274097</text:p>
          </table:table-cell>
          <table:table-cell table:formula="of:=ROUND(([.H195]-[.D195])/99)" office:value-type="float" office:value="12489400" calcext:value-type="float">
            <text:p>12489400</text:p>
          </table:table-cell>
          <table:table-cell table:formula="of:=ROUND(([.I195]-[.E195])/99)" office:value-type="float" office:value="12260788" calcext:value-type="float">
            <text:p>12260788</text:p>
          </table:table-cell>
        </table:table-row>
        <table:table-row table:style-name="ro1">
          <table:table-cell office:value-type="string" calcext:value-type="string">
            <text:p>L2_TRANS.L1D_WB</text:p>
          </table:table-cell>
          <table:table-cell office:value-type="string" calcext:value-type="string">
            <text:p>r10f0:u</text:p>
          </table:table-cell>
          <table:table-cell office:value-type="float" office:value="3862793" calcext:value-type="float">
            <text:p>3862793</text:p>
          </table:table-cell>
          <table:table-cell office:value-type="float" office:value="3837140" calcext:value-type="float">
            <text:p>3837140</text:p>
          </table:table-cell>
          <table:table-cell office:value-type="float" office:value="3855645" calcext:value-type="float">
            <text:p>3855645</text:p>
          </table:table-cell>
          <table:table-cell/>
          <table:table-cell office:value-type="float" office:value="383214141" calcext:value-type="float">
            <text:p>383214141</text:p>
          </table:table-cell>
          <table:table-cell office:value-type="float" office:value="382903679" calcext:value-type="float">
            <text:p>382903679</text:p>
          </table:table-cell>
          <table:table-cell office:value-type="float" office:value="382872069" calcext:value-type="float">
            <text:p>382872069</text:p>
          </table:table-cell>
          <table:table-cell/>
          <table:table-cell table:formula="of:=ROUND(([.G196]-[.C196])/99)" office:value-type="float" office:value="3831832" calcext:value-type="float">
            <text:p>3831832</text:p>
          </table:table-cell>
          <table:table-cell table:formula="of:=ROUND(([.H196]-[.D196])/99)" office:value-type="float" office:value="3828955" calcext:value-type="float">
            <text:p>3828955</text:p>
          </table:table-cell>
          <table:table-cell table:formula="of:=ROUND(([.I196]-[.E196])/99)" office:value-type="float" office:value="3828449" calcext:value-type="float">
            <text:p>3828449</text:p>
          </table:table-cell>
        </table:table-row>
        <table:table-row table:style-name="ro1">
          <table:table-cell office:value-type="string" calcext:value-type="string">
            <text:p>L2_TRANS.L2_FILL</text:p>
          </table:table-cell>
          <table:table-cell office:value-type="string" calcext:value-type="string">
            <text:p>r20f0:u</text:p>
          </table:table-cell>
          <table:table-cell office:value-type="float" office:value="8769627" calcext:value-type="float">
            <text:p>8769627</text:p>
          </table:table-cell>
          <table:table-cell office:value-type="float" office:value="8778042" calcext:value-type="float">
            <text:p>8778042</text:p>
          </table:table-cell>
          <table:table-cell office:value-type="float" office:value="8757051" calcext:value-type="float">
            <text:p>8757051</text:p>
          </table:table-cell>
          <table:table-cell/>
          <table:table-cell office:value-type="float" office:value="877315610" calcext:value-type="float">
            <text:p>877315610</text:p>
          </table:table-cell>
          <table:table-cell office:value-type="float" office:value="881836532" calcext:value-type="float">
            <text:p>881836532</text:p>
          </table:table-cell>
          <table:table-cell office:value-type="float" office:value="880114677" calcext:value-type="float">
            <text:p>880114677</text:p>
          </table:table-cell>
          <table:table-cell/>
          <table:table-cell table:formula="of:=ROUND(([.G197]-[.C197])/99)" office:value-type="float" office:value="8773192" calcext:value-type="float">
            <text:p>8773192</text:p>
          </table:table-cell>
          <table:table-cell table:formula="of:=ROUND(([.H197]-[.D197])/99)" office:value-type="float" office:value="8818773" calcext:value-type="float">
            <text:p>8818773</text:p>
          </table:table-cell>
          <table:table-cell table:formula="of:=ROUND(([.I197]-[.E197])/99)" office:value-type="float" office:value="8801592" calcext:value-type="float">
            <text:p>8801592</text:p>
          </table:table-cell>
        </table:table-row>
        <table:table-row table:style-name="ro1">
          <table:table-cell office:value-type="string" calcext:value-type="string">
            <text:p>L2_TRANS.L2_WB</text:p>
          </table:table-cell>
          <table:table-cell office:value-type="string" calcext:value-type="string">
            <text:p>r40f0:u</text:p>
          </table:table-cell>
          <table:table-cell office:value-type="float" office:value="14844" calcext:value-type="float">
            <text:p>14844</text:p>
          </table:table-cell>
          <table:table-cell office:value-type="float" office:value="12683" calcext:value-type="float">
            <text:p>12683</text:p>
          </table:table-cell>
          <table:table-cell office:value-type="float" office:value="15162" calcext:value-type="float">
            <text:p>15162</text:p>
          </table:table-cell>
          <table:table-cell/>
          <table:table-cell office:value-type="float" office:value="160002" calcext:value-type="float">
            <text:p>160002</text:p>
          </table:table-cell>
          <table:table-cell office:value-type="float" office:value="420202" calcext:value-type="float">
            <text:p>420202</text:p>
          </table:table-cell>
          <table:table-cell office:value-type="float" office:value="405508" calcext:value-type="float">
            <text:p>405508</text:p>
          </table:table-cell>
          <table:table-cell/>
          <table:table-cell table:formula="of:=ROUND(([.G198]-[.C198])/99)" office:value-type="float" office:value="1466" calcext:value-type="float">
            <text:p>1466</text:p>
          </table:table-cell>
          <table:table-cell table:formula="of:=ROUND(([.H198]-[.D198])/99)" office:value-type="float" office:value="4116" calcext:value-type="float">
            <text:p>4116</text:p>
          </table:table-cell>
          <table:table-cell table:formula="of:=ROUND(([.I198]-[.E198])/99)" office:value-type="float" office:value="3943" calcext:value-type="float">
            <text:p>3943</text:p>
          </table:table-cell>
        </table:table-row>
        <table:table-row table:style-name="ro1">
          <table:table-cell office:value-type="string" calcext:value-type="string">
            <text:p>L2_TRANS.ALL_REQUESTS</text:p>
          </table:table-cell>
          <table:table-cell office:value-type="string" calcext:value-type="string">
            <text:p>r80f0:u</text:p>
          </table:table-cell>
          <table:table-cell office:value-type="float" office:value="46748320" calcext:value-type="float">
            <text:p>46748320</text:p>
          </table:table-cell>
          <table:table-cell office:value-type="float" office:value="47154712" calcext:value-type="float">
            <text:p>47154712</text:p>
          </table:table-cell>
          <table:table-cell office:value-type="float" office:value="46909251" calcext:value-type="float">
            <text:p>46909251</text:p>
          </table:table-cell>
          <table:table-cell/>
          <table:table-cell office:value-type="float" office:value="4571399888" calcext:value-type="float">
            <text:p>4571399888</text:p>
          </table:table-cell>
          <table:table-cell office:value-type="float" office:value="4631396444" calcext:value-type="float">
            <text:p>4631396444</text:p>
          </table:table-cell>
          <table:table-cell office:value-type="float" office:value="4646322204" calcext:value-type="float">
            <text:p>4646322204</text:p>
          </table:table-cell>
          <table:table-cell/>
          <table:table-cell table:formula="of:=ROUND(([.G199]-[.C199])/99)" office:value-type="float" office:value="45703551" calcext:value-type="float">
            <text:p>45703551</text:p>
          </table:table-cell>
          <table:table-cell table:formula="of:=ROUND(([.H199]-[.D199])/99)" office:value-type="float" office:value="46305472" calcext:value-type="float">
            <text:p>46305472</text:p>
          </table:table-cell>
          <table:table-cell table:formula="of:=ROUND(([.I199]-[.E199])/99)" office:value-type="float" office:value="46458717" calcext:value-type="float">
            <text:p>46458717</text:p>
          </table:table-cell>
        </table:table-row>
        <table:table-row table:style-name="ro1">
          <table:table-cell office:value-type="string" calcext:value-type="string">
            <text:p>L2_LINES_IN.I</text:p>
          </table:table-cell>
          <table:table-cell office:value-type="string" calcext:value-type="string">
            <text:p>r01f1:u</text:p>
          </table:table-cell>
          <table:table-cell office:value-type="float" office:value="974" calcext:value-type="float">
            <text:p>974</text:p>
          </table:table-cell>
          <table:table-cell office:value-type="float" office:value="1176" calcext:value-type="float">
            <text:p>1176</text:p>
          </table:table-cell>
          <table:table-cell office:value-type="float" office:value="1046" calcext:value-type="float">
            <text:p>1046</text:p>
          </table:table-cell>
          <table:table-cell/>
          <table:table-cell office:value-type="float" office:value="9498" calcext:value-type="float">
            <text:p>9498</text:p>
          </table:table-cell>
          <table:table-cell office:value-type="float" office:value="7940" calcext:value-type="float">
            <text:p>7940</text:p>
          </table:table-cell>
          <table:table-cell office:value-type="float" office:value="8257" calcext:value-type="float">
            <text:p>8257</text:p>
          </table:table-cell>
          <table:table-cell/>
          <table:table-cell table:formula="of:=ROUND(([.G200]-[.C200])/99)" office:value-type="float" office:value="86" calcext:value-type="float">
            <text:p>86</text:p>
          </table:table-cell>
          <table:table-cell table:formula="of:=ROUND(([.H200]-[.D200])/99)" office:value-type="float" office:value="68" calcext:value-type="float">
            <text:p>68</text:p>
          </table:table-cell>
          <table:table-cell table:formula="of:=ROUND(([.I200]-[.E200])/99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2_LINES_IN.S</text:p>
          </table:table-cell>
          <table:table-cell office:value-type="string" calcext:value-type="string">
            <text:p>r02f1:u</text:p>
          </table:table-cell>
          <table:table-cell office:value-type="float" office:value="4943" calcext:value-type="float">
            <text:p>4943</text:p>
          </table:table-cell>
          <table:table-cell office:value-type="float" office:value="7422" calcext:value-type="float">
            <text:p>7422</text:p>
          </table:table-cell>
          <table:table-cell office:value-type="float" office:value="5058" calcext:value-type="float">
            <text:p>5058</text:p>
          </table:table-cell>
          <table:table-cell/>
          <table:table-cell office:value-type="float" office:value="25871" calcext:value-type="float">
            <text:p>25871</text:p>
          </table:table-cell>
          <table:table-cell office:value-type="float" office:value="31068" calcext:value-type="float">
            <text:p>31068</text:p>
          </table:table-cell>
          <table:table-cell office:value-type="float" office:value="26762" calcext:value-type="float">
            <text:p>26762</text:p>
          </table:table-cell>
          <table:table-cell/>
          <table:table-cell table:formula="of:=ROUND(([.G201]-[.C201])/99)" office:value-type="float" office:value="211" calcext:value-type="float">
            <text:p>211</text:p>
          </table:table-cell>
          <table:table-cell table:formula="of:=ROUND(([.H201]-[.D201])/99)" office:value-type="float" office:value="239" calcext:value-type="float">
            <text:p>239</text:p>
          </table:table-cell>
          <table:table-cell table:formula="of:=ROUND(([.I201]-[.E201])/99)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L2_LINES_IN.E</text:p>
          </table:table-cell>
          <table:table-cell office:value-type="string" calcext:value-type="string">
            <text:p>r04f1:u</text:p>
          </table:table-cell>
          <table:table-cell office:value-type="float" office:value="8773847" calcext:value-type="float">
            <text:p>8773847</text:p>
          </table:table-cell>
          <table:table-cell office:value-type="float" office:value="8766283" calcext:value-type="float">
            <text:p>8766283</text:p>
          </table:table-cell>
          <table:table-cell office:value-type="float" office:value="8767516" calcext:value-type="float">
            <text:p>8767516</text:p>
          </table:table-cell>
          <table:table-cell/>
          <table:table-cell office:value-type="float" office:value="879756188" calcext:value-type="float">
            <text:p>879756188</text:p>
          </table:table-cell>
          <table:table-cell office:value-type="float" office:value="879944428" calcext:value-type="float">
            <text:p>879944428</text:p>
          </table:table-cell>
          <table:table-cell office:value-type="float" office:value="884920724" calcext:value-type="float">
            <text:p>884920724</text:p>
          </table:table-cell>
          <table:table-cell/>
          <table:table-cell table:formula="of:=ROUND(([.G202]-[.C202])/99)" office:value-type="float" office:value="8797801" calcext:value-type="float">
            <text:p>8797801</text:p>
          </table:table-cell>
          <table:table-cell table:formula="of:=ROUND(([.H202]-[.D202])/99)" office:value-type="float" office:value="8799779" calcext:value-type="float">
            <text:p>8799779</text:p>
          </table:table-cell>
          <table:table-cell table:formula="of:=ROUND(([.I202]-[.E202])/99)" office:value-type="float" office:value="8850032" calcext:value-type="float">
            <text:p>8850032</text:p>
          </table:table-cell>
        </table:table-row>
        <table:table-row table:style-name="ro1">
          <table:table-cell office:value-type="string" calcext:value-type="string">
            <text:p>L2_LINES_IN.ALL</text:p>
          </table:table-cell>
          <table:table-cell office:value-type="string" calcext:value-type="string">
            <text:p>r07f1:u</text:p>
          </table:table-cell>
          <table:table-cell office:value-type="float" office:value="8779733" calcext:value-type="float">
            <text:p>8779733</text:p>
          </table:table-cell>
          <table:table-cell office:value-type="float" office:value="8772162" calcext:value-type="float">
            <text:p>8772162</text:p>
          </table:table-cell>
          <table:table-cell office:value-type="float" office:value="8773369" calcext:value-type="float">
            <text:p>8773369</text:p>
          </table:table-cell>
          <table:table-cell/>
          <table:table-cell office:value-type="float" office:value="879787669" calcext:value-type="float">
            <text:p>879787669</text:p>
          </table:table-cell>
          <table:table-cell office:value-type="float" office:value="879981803" calcext:value-type="float">
            <text:p>879981803</text:p>
          </table:table-cell>
          <table:table-cell office:value-type="float" office:value="884954012" calcext:value-type="float">
            <text:p>884954012</text:p>
          </table:table-cell>
          <table:table-cell/>
          <table:table-cell table:formula="of:=ROUND(([.G203]-[.C203])/99)" office:value-type="float" office:value="8798060" calcext:value-type="float">
            <text:p>8798060</text:p>
          </table:table-cell>
          <table:table-cell table:formula="of:=ROUND(([.H203]-[.D203])/99)" office:value-type="float" office:value="8800097" calcext:value-type="float">
            <text:p>8800097</text:p>
          </table:table-cell>
          <table:table-cell table:formula="of:=ROUND(([.I203]-[.E203])/99)" office:value-type="float" office:value="8850310" calcext:value-type="float">
            <text:p>8850310</text:p>
          </table:table-cell>
        </table:table-row>
        <table:table-row table:style-name="ro1">
          <table:table-cell office:value-type="string" calcext:value-type="string">
            <text:p>L2_LINES_OUT.DEMAND_CLEAN</text:p>
          </table:table-cell>
          <table:table-cell office:value-type="string" calcext:value-type="string">
            <text:p>r05f2:u</text:p>
          </table:table-cell>
          <table:table-cell office:value-type="float" office:value="4086414" calcext:value-type="float">
            <text:p>4086414</text:p>
          </table:table-cell>
          <table:table-cell office:value-type="float" office:value="4092670" calcext:value-type="float">
            <text:p>4092670</text:p>
          </table:table-cell>
          <table:table-cell office:value-type="float" office:value="4079113" calcext:value-type="float">
            <text:p>4079113</text:p>
          </table:table-cell>
          <table:table-cell/>
          <table:table-cell office:value-type="float" office:value="404105777" calcext:value-type="float">
            <text:p>404105777</text:p>
          </table:table-cell>
          <table:table-cell office:value-type="float" office:value="402236576" calcext:value-type="float">
            <text:p>402236576</text:p>
          </table:table-cell>
          <table:table-cell office:value-type="float" office:value="405584645" calcext:value-type="float">
            <text:p>405584645</text:p>
          </table:table-cell>
          <table:table-cell/>
          <table:table-cell table:formula="of:=ROUND(([.G204]-[.C204])/99)" office:value-type="float" office:value="4040600" calcext:value-type="float">
            <text:p>4040600</text:p>
          </table:table-cell>
          <table:table-cell table:formula="of:=ROUND(([.H204]-[.D204])/99)" office:value-type="float" office:value="4021656" calcext:value-type="float">
            <text:p>4021656</text:p>
          </table:table-cell>
          <table:table-cell table:formula="of:=ROUND(([.I204]-[.E204])/99)" office:value-type="float" office:value="4055611" calcext:value-type="float">
            <text:p>4055611</text:p>
          </table:table-cell>
        </table:table-row>
        <table:table-row table:style-name="ro1">
          <table:table-cell office:value-type="string" calcext:value-type="string">
            <text:p>L2_LINES_OUT.DEMAND_DIRTY</text:p>
          </table:table-cell>
          <table:table-cell office:value-type="string" calcext:value-type="string">
            <text:p>r06f2:u</text:p>
          </table:table-cell>
          <table:table-cell office:value-type="float" office:value="9650" calcext:value-type="float">
            <text:p>9650</text:p>
          </table:table-cell>
          <table:table-cell office:value-type="float" office:value="9642" calcext:value-type="float">
            <text:p>9642</text:p>
          </table:table-cell>
          <table:table-cell office:value-type="float" office:value="9723" calcext:value-type="float">
            <text:p>9723</text:p>
          </table:table-cell>
          <table:table-cell/>
          <table:table-cell office:value-type="float" office:value="73461" calcext:value-type="float">
            <text:p>73461</text:p>
          </table:table-cell>
          <table:table-cell office:value-type="float" office:value="178820" calcext:value-type="float">
            <text:p>178820</text:p>
          </table:table-cell>
          <table:table-cell office:value-type="float" office:value="171060" calcext:value-type="float">
            <text:p>171060</text:p>
          </table:table-cell>
          <table:table-cell/>
          <table:table-cell table:formula="of:=ROUND(([.G205]-[.C205])/99)" office:value-type="float" office:value="645" calcext:value-type="float">
            <text:p>645</text:p>
          </table:table-cell>
          <table:table-cell table:formula="of:=ROUND(([.H205]-[.D205])/99)" office:value-type="float" office:value="1709" calcext:value-type="float">
            <text:p>1709</text:p>
          </table:table-cell>
          <table:table-cell table:formula="of:=ROUND(([.I205]-[.E205])/99)" office:value-type="float" office:value="1630" calcext:value-type="float">
            <text:p>16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6T14:58:07.252083225</dc:date>
    <dc:creator>Lars </dc:creator>
    <meta:generator>LibreOffice/4.1.3.2$Linux_X86_64 LibreOffice_project/410m0$Build-2</meta:generator>
    <meta:editing-duration>PT49M35S</meta:editing-duration>
    <meta:editing-cycles>4</meta:editing-cycles>
    <meta:document-statistic meta:table-count="1" meta:cell-count="2225" meta:object-count="0"/>
  </office:meta>
</office:document-meta>
</file>